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8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1.376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309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3.371cm"/>
    </style:style>
    <style:style style:name="co10" style:family="table-column">
      <style:table-column-properties fo:break-before="auto" style:column-width="1.97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1.178cm"/>
    </style:style>
    <style:style style:name="co15" style:family="table-column">
      <style:table-column-properties fo:break-before="auto" style:column-width="2.928cm"/>
    </style:style>
    <style:style style:name="co16" style:family="table-column">
      <style:table-column-properties fo:break-before="auto" style:column-width="3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9"/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0"/>
    <style:style style:name="ce6" style:family="table-cell" style:parent-style-name="Default" style:data-style-name="N110">
      <style:text-properties fo:color="#00a933" fo:font-weight="bold" style:font-weight-asian="bold" style:font-weight-complex="bold"/>
    </style:style>
    <style:style style:name="ce7" style:family="table-cell" style:parent-style-name="Default" style:data-style-name="N110">
      <style:text-properties fo:color="#c9211e" fo:font-weight="bold" style:font-weight-asian="bold" style:font-weight-complex="bold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0">
      <style:text-properties fo:color="#ff0000" fo:font-weight="bold" style:font-weight-asian="bold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8pt" style:language-asian="none" style:country-asian="none" style:font-style-asian="normal" style:font-weight-asian="normal" style:font-name-complex="Lucida Console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"/>
    <style:style style:name="ce24" style:family="table-cell" style:parent-style-name="Default" style:data-style-name="N0"/>
    <style:style style:name="ce21" style:family="table-cell" style:parent-style-name="Default"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10pt" style:language-asian="none" style:country-asian="none" style:font-style-asian="normal" style:font-weight-asian="normal" style:font-name-complex="Lucida Consol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a6ae6" table:style-name="ta1">
        <table:shapes>
          <draw:frame draw:z-index="0" draw:style-name="gr1" draw:text-style-name="P1" svg:width="19.324cm" svg:height="10.344cm" svg:x="6.128cm" svg:y="5.9cm">
            <draw:object draw:notify-on-update-of-ranges="bea6ae6.D1:bea6ae6.K1 bea6ae6.D12:bea6ae6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3.956" calcext:value-type="float">
            <text:p>193.956</text:p>
          </table:table-cell>
          <table:table-cell office:value-type="float" office:value="31.302" calcext:value-type="float">
            <text:p>31.302</text:p>
          </table:table-cell>
          <table:table-cell table:style-name="ce4" office:value-type="string" calcext:value-type="string">
            <text:p>RegEx.LinuxKernel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4" office:value-type="string" calcext:value-type="string">
            <text:p>RegEx.VerboseGC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3.703" calcext:value-type="float">
            <text:p>193.703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1]" office:value-type="float" office:value="80.831" calcext:value-type="float">
            <text:p>80.831</text:p>
          </table:table-cell>
          <table:table-cell table:style-name="ce5" table:formula="of:=[.B21]" office:value-type="float" office:value="455.361" calcext:value-type="float">
            <text:p>455.361</text:p>
          </table:table-cell>
          <table:table-cell table:style-name="ce5" table:formula="of:=[.B31]" office:value-type="float" office:value="334.345" calcext:value-type="float">
            <text:p>334.345</text:p>
          </table:table-cell>
          <table:table-cell table:style-name="ce5" table:formula="of:=[.B11]" office:value-type="float" office:value="290.06" calcext:value-type="float">
            <text:p>290.060</text:p>
          </table:table-cell>
          <table:table-cell table:style-name="ce5" table:formula="of:=[.B1]" office:value-type="float" office:value="193.956" calcext:value-type="float">
            <text:p>193.956</text:p>
          </table:table-cell>
          <table:table-cell table:style-name="ce5" table:formula="of:=[.B81]" office:value-type="float" office:value="1655.435" calcext:value-type="float">
            <text:p>1,655.435</text:p>
          </table:table-cell>
          <table:table-cell table:style-name="ce5" table:formula="of:=[.B51]" office:value-type="float" office:value="927.42" calcext:value-type="float">
            <text:p>927.420</text:p>
          </table:table-cell>
          <table:table-cell table:style-name="ce5" table:formula="of:=[.B41]" office:value-type="float" office:value="914.961" calcext:value-type="float">
            <text:p>914.961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887" calcext:value-type="float">
            <text:p>192.887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2]" office:value-type="float" office:value="79.767" calcext:value-type="float">
            <text:p>79.767</text:p>
          </table:table-cell>
          <table:table-cell table:style-name="ce5" table:formula="of:=[.B22]" office:value-type="float" office:value="446.924" calcext:value-type="float">
            <text:p>446.924</text:p>
          </table:table-cell>
          <table:table-cell table:style-name="ce5" table:formula="of:=[.B32]" office:value-type="float" office:value="334.334" calcext:value-type="float">
            <text:p>334.334</text:p>
          </table:table-cell>
          <table:table-cell table:style-name="ce5" table:formula="of:=[.B12]" office:value-type="float" office:value="286.501" calcext:value-type="float">
            <text:p>286.501</text:p>
          </table:table-cell>
          <table:table-cell table:style-name="ce5" table:formula="of:=[.B2]" office:value-type="float" office:value="193.703" calcext:value-type="float">
            <text:p>193.703</text:p>
          </table:table-cell>
          <table:table-cell table:style-name="ce5" table:formula="of:=[.B82]" office:value-type="float" office:value="1620.719" calcext:value-type="float">
            <text:p>1,620.719</text:p>
          </table:table-cell>
          <table:table-cell table:style-name="ce5" table:formula="of:=[.B52]" office:value-type="float" office:value="923.905" calcext:value-type="float">
            <text:p>923.905</text:p>
          </table:table-cell>
          <table:table-cell table:style-name="ce5" table:formula="of:=[.B42]" office:value-type="float" office:value="917.633" calcext:value-type="float">
            <text:p>917.633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035" calcext:value-type="float">
            <text:p>194.035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3]" office:value-type="float" office:value="81.735" calcext:value-type="float">
            <text:p>81.735</text:p>
          </table:table-cell>
          <table:table-cell table:style-name="ce5" table:formula="of:=[.B23]" office:value-type="float" office:value="442.601" calcext:value-type="float">
            <text:p>442.601</text:p>
          </table:table-cell>
          <table:table-cell table:style-name="ce5" table:formula="of:=[.B33]" office:value-type="float" office:value="334.922" calcext:value-type="float">
            <text:p>334.922</text:p>
          </table:table-cell>
          <table:table-cell table:style-name="ce5" table:formula="of:=[.B13]" office:value-type="float" office:value="283.609" calcext:value-type="float">
            <text:p>283.609</text:p>
          </table:table-cell>
          <table:table-cell table:style-name="ce5" table:formula="of:=[.B3]" office:value-type="float" office:value="192.887" calcext:value-type="float">
            <text:p>192.887</text:p>
          </table:table-cell>
          <table:table-cell table:style-name="ce5" table:formula="of:=[.B83]" office:value-type="float" office:value="1636.399" calcext:value-type="float">
            <text:p>1,636.399</text:p>
          </table:table-cell>
          <table:table-cell table:style-name="ce5" table:formula="of:=[.B53]" office:value-type="float" office:value="924.348" calcext:value-type="float">
            <text:p>924.348</text:p>
          </table:table-cell>
          <table:table-cell table:style-name="ce5" table:formula="of:=[.B43]" office:value-type="float" office:value="1001.138" calcext:value-type="float">
            <text:p>1,001.138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242" calcext:value-type="float">
            <text:p>196.242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4]" office:value-type="float" office:value="79.87" calcext:value-type="float">
            <text:p>79.870</text:p>
          </table:table-cell>
          <table:table-cell table:style-name="ce5" table:formula="of:=[.B24]" office:value-type="float" office:value="445.212" calcext:value-type="float">
            <text:p>445.212</text:p>
          </table:table-cell>
          <table:table-cell table:style-name="ce5" table:formula="of:=[.B34]" office:value-type="float" office:value="331.064" calcext:value-type="float">
            <text:p>331.064</text:p>
          </table:table-cell>
          <table:table-cell table:style-name="ce5" table:formula="of:=[.B14]" office:value-type="float" office:value="282.82" calcext:value-type="float">
            <text:p>282.820</text:p>
          </table:table-cell>
          <table:table-cell table:style-name="ce5" table:formula="of:=[.B4]" office:value-type="float" office:value="194.035" calcext:value-type="float">
            <text:p>194.035</text:p>
          </table:table-cell>
          <table:table-cell table:style-name="ce5" table:formula="of:=[.B84]" office:value-type="float" office:value="1602.52" calcext:value-type="float">
            <text:p>1,602.520</text:p>
          </table:table-cell>
          <table:table-cell table:style-name="ce5" table:formula="of:=[.B54]" office:value-type="float" office:value="924.16" calcext:value-type="float">
            <text:p>924.160</text:p>
          </table:table-cell>
          <table:table-cell table:style-name="ce5" table:formula="of:=[.B44]" office:value-type="float" office:value="836.45" calcext:value-type="float">
            <text:p>836.450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034" calcext:value-type="float">
            <text:p>194.034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5]" office:value-type="float" office:value="79.749" calcext:value-type="float">
            <text:p>79.749</text:p>
          </table:table-cell>
          <table:table-cell table:style-name="ce5" table:formula="of:=[.B25]" office:value-type="float" office:value="448.364" calcext:value-type="float">
            <text:p>448.364</text:p>
          </table:table-cell>
          <table:table-cell table:style-name="ce5" table:formula="of:=[.B35]" office:value-type="float" office:value="334.545" calcext:value-type="float">
            <text:p>334.545</text:p>
          </table:table-cell>
          <table:table-cell table:style-name="ce5" table:formula="of:=[.B15]" office:value-type="float" office:value="288.745" calcext:value-type="float">
            <text:p>288.745</text:p>
          </table:table-cell>
          <table:table-cell table:style-name="ce5" table:formula="of:=[.B5]" office:value-type="float" office:value="196.242" calcext:value-type="float">
            <text:p>196.242</text:p>
          </table:table-cell>
          <table:table-cell table:style-name="ce5" table:formula="of:=[.B85]" office:value-type="float" office:value="1668.292" calcext:value-type="float">
            <text:p>1,668.292</text:p>
          </table:table-cell>
          <table:table-cell table:style-name="ce5" table:formula="of:=[.B55]" office:value-type="float" office:value="926.229" calcext:value-type="float">
            <text:p>926.229</text:p>
          </table:table-cell>
          <table:table-cell table:style-name="ce5" table:formula="of:=[.B45]" office:value-type="float" office:value="964.355" calcext:value-type="float">
            <text:p>964.355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706" calcext:value-type="float">
            <text:p>192.706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6]" office:value-type="float" office:value="81.518" calcext:value-type="float">
            <text:p>81.518</text:p>
          </table:table-cell>
          <table:table-cell table:style-name="ce5" table:formula="of:=[.B26]" office:value-type="float" office:value="453.868" calcext:value-type="float">
            <text:p>453.868</text:p>
          </table:table-cell>
          <table:table-cell table:style-name="ce5" table:formula="of:=[.B36]" office:value-type="float" office:value="290.928" calcext:value-type="float">
            <text:p>290.928</text:p>
          </table:table-cell>
          <table:table-cell table:style-name="ce5" table:formula="of:=[.B16]" office:value-type="float" office:value="269.322" calcext:value-type="float">
            <text:p>269.322</text:p>
          </table:table-cell>
          <table:table-cell table:style-name="ce5" table:formula="of:=[.B6]" office:value-type="float" office:value="194.034" calcext:value-type="float">
            <text:p>194.034</text:p>
          </table:table-cell>
          <table:table-cell table:style-name="ce5" table:formula="of:=[.B86]" office:value-type="float" office:value="1678.495" calcext:value-type="float">
            <text:p>1,678.495</text:p>
          </table:table-cell>
          <table:table-cell table:style-name="ce5" table:formula="of:=[.B56]" office:value-type="float" office:value="922.573" calcext:value-type="float">
            <text:p>922.573</text:p>
          </table:table-cell>
          <table:table-cell table:style-name="ce5" table:formula="of:=[.B46]" office:value-type="float" office:value="1000.085" calcext:value-type="float">
            <text:p>1,000.085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298" calcext:value-type="float">
            <text:p>196.298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7]" office:value-type="float" office:value="79.45" calcext:value-type="float">
            <text:p>79.450</text:p>
          </table:table-cell>
          <table:table-cell table:style-name="ce5" table:formula="of:=[.B27]" office:value-type="float" office:value="445.929" calcext:value-type="float">
            <text:p>445.929</text:p>
          </table:table-cell>
          <table:table-cell table:style-name="ce5" table:formula="of:=[.B37]" office:value-type="float" office:value="321.246" calcext:value-type="float">
            <text:p>321.246</text:p>
          </table:table-cell>
          <table:table-cell table:style-name="ce5" table:formula="of:=[.B17]" office:value-type="float" office:value="289.296" calcext:value-type="float">
            <text:p>289.296</text:p>
          </table:table-cell>
          <table:table-cell table:style-name="ce5" table:formula="of:=[.B7]" office:value-type="float" office:value="192.706" calcext:value-type="float">
            <text:p>192.706</text:p>
          </table:table-cell>
          <table:table-cell table:style-name="ce5" table:formula="of:=[.B87]" office:value-type="float" office:value="1675.499" calcext:value-type="float">
            <text:p>1,675.499</text:p>
          </table:table-cell>
          <table:table-cell table:style-name="ce5" table:formula="of:=[.B57]" office:value-type="float" office:value="924.617" calcext:value-type="float">
            <text:p>924.617</text:p>
          </table:table-cell>
          <table:table-cell table:style-name="ce5" table:formula="of:=[.B47]" office:value-type="float" office:value="1003.278" calcext:value-type="float">
            <text:p>1,003.278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596" calcext:value-type="float">
            <text:p>194.596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8]" office:value-type="float" office:value="78.605" calcext:value-type="float">
            <text:p>78.605</text:p>
          </table:table-cell>
          <table:table-cell table:style-name="ce5" table:formula="of:=[.B28]" office:value-type="float" office:value="456.86" calcext:value-type="float">
            <text:p>456.860</text:p>
          </table:table-cell>
          <table:table-cell table:style-name="ce5" table:formula="of:=[.B38]" office:value-type="float" office:value="332.691" calcext:value-type="float">
            <text:p>332.691</text:p>
          </table:table-cell>
          <table:table-cell table:style-name="ce5" table:formula="of:=[.B18]" office:value-type="float" office:value="285.56" calcext:value-type="float">
            <text:p>285.560</text:p>
          </table:table-cell>
          <table:table-cell table:style-name="ce5" table:formula="of:=[.B8]" office:value-type="float" office:value="196.298" calcext:value-type="float">
            <text:p>196.298</text:p>
          </table:table-cell>
          <table:table-cell table:style-name="ce5" table:formula="of:=[.B88]" office:value-type="float" office:value="1640.979" calcext:value-type="float">
            <text:p>1,640.979</text:p>
          </table:table-cell>
          <table:table-cell table:style-name="ce5" table:formula="of:=[.B58]" office:value-type="float" office:value="922.321" calcext:value-type="float">
            <text:p>922.321</text:p>
          </table:table-cell>
          <table:table-cell table:style-name="ce5" table:formula="of:=[.B48]" office:value-type="float" office:value="1004.887" calcext:value-type="float">
            <text:p>1,004.887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755" calcext:value-type="float">
            <text:p>192.755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9]" office:value-type="float" office:value="80.046" calcext:value-type="float">
            <text:p>80.046</text:p>
          </table:table-cell>
          <table:table-cell table:style-name="ce5" table:formula="of:=[.B29]" office:value-type="float" office:value="449.167" calcext:value-type="float">
            <text:p>449.167</text:p>
          </table:table-cell>
          <table:table-cell table:style-name="ce5" table:formula="of:=[.B39]" office:value-type="float" office:value="333.185" calcext:value-type="float">
            <text:p>333.185</text:p>
          </table:table-cell>
          <table:table-cell table:style-name="ce5" table:formula="of:=[.B19]" office:value-type="float" office:value="256.769" calcext:value-type="float">
            <text:p>256.769</text:p>
          </table:table-cell>
          <table:table-cell table:style-name="ce5" table:formula="of:=[.B9]" office:value-type="float" office:value="194.596" calcext:value-type="float">
            <text:p>194.596</text:p>
          </table:table-cell>
          <table:table-cell table:style-name="ce5" table:formula="of:=[.B89]" office:value-type="float" office:value="1650.545" calcext:value-type="float">
            <text:p>1,650.545</text:p>
          </table:table-cell>
          <table:table-cell table:style-name="ce5" table:formula="of:=[.B59]" office:value-type="float" office:value="917.637" calcext:value-type="float">
            <text:p>917.637</text:p>
          </table:table-cell>
          <table:table-cell table:style-name="ce5" table:formula="of:=[.B49]" office:value-type="float" office:value="937.822" calcext:value-type="float">
            <text:p>937.822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0.06" calcext:value-type="float">
            <text:p>290.060</text:p>
          </table:table-cell>
          <table:table-cell office:value-type="float" office:value="37.072" calcext:value-type="float">
            <text:p>37.072</text:p>
          </table:table-cell>
          <table:table-cell table:style-name="ce5" table:formula="of:=[.B80]" office:value-type="float" office:value="79.677" calcext:value-type="float">
            <text:p>79.677</text:p>
          </table:table-cell>
          <table:table-cell table:style-name="ce5" table:formula="of:=[.B30]" office:value-type="float" office:value="447.481" calcext:value-type="float">
            <text:p>447.481</text:p>
          </table:table-cell>
          <table:table-cell table:style-name="ce5" table:formula="of:=[.B40]" office:value-type="float" office:value="336.577" calcext:value-type="float">
            <text:p>336.577</text:p>
          </table:table-cell>
          <table:table-cell table:style-name="ce5" table:formula="of:=[.B20]" office:value-type="float" office:value="279.617" calcext:value-type="float">
            <text:p>279.617</text:p>
          </table:table-cell>
          <table:table-cell table:style-name="ce5" table:formula="of:=[.B10]" office:value-type="float" office:value="192.755" calcext:value-type="float">
            <text:p>192.755</text:p>
          </table:table-cell>
          <table:table-cell table:style-name="ce5" table:formula="of:=[.B90]" office:value-type="float" office:value="1677.783" calcext:value-type="float">
            <text:p>1,677.783</text:p>
          </table:table-cell>
          <table:table-cell table:style-name="ce5" table:formula="of:=[.B60]" office:value-type="float" office:value="917.553" calcext:value-type="float">
            <text:p>917.553</text:p>
          </table:table-cell>
          <table:table-cell table:style-name="ce5" table:formula="of:=[.B50]" office:value-type="float" office:value="1008.434" calcext:value-type="float">
            <text:p>1,008.434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6.501" calcext:value-type="float">
            <text:p>286.501</text:p>
          </table:table-cell>
          <table:table-cell office:value-type="float" office:value="37.072" calcext:value-type="float">
            <text:p>37.072</text:p>
          </table:table-cell>
          <table:table-cell table:style-name="ce6" table:formula="of:=AVERAGE([.D2:.D11])" office:value-type="float" office:value="80.1248" calcext:value-type="float">
            <text:p>80.125</text:p>
          </table:table-cell>
          <table:table-cell table:style-name="ce6" table:formula="of:=AVERAGE([.E2:.E11])" office:value-type="float" office:value="449.1767" calcext:value-type="float">
            <text:p>449.177</text:p>
          </table:table-cell>
          <table:table-cell table:style-name="ce6" table:formula="of:=AVERAGE([.F2:.F11])" office:value-type="float" office:value="328.3837" calcext:value-type="float">
            <text:p>328.384</text:p>
          </table:table-cell>
          <table:table-cell table:style-name="ce6" table:formula="of:=AVERAGE([.G2:.G11])" office:value-type="float" office:value="281.2299" calcext:value-type="float">
            <text:p>281.230</text:p>
          </table:table-cell>
          <table:table-cell table:style-name="ce6" table:formula="of:=AVERAGE([.H2:.H11])" office:value-type="float" office:value="194.1212" calcext:value-type="float">
            <text:p>194.121</text:p>
          </table:table-cell>
          <table:table-cell table:style-name="ce6" table:formula="of:=AVERAGE([.I2:.I11])" office:value-type="float" office:value="1650.6666" calcext:value-type="float">
            <text:p>1,650.667</text:p>
          </table:table-cell>
          <table:table-cell table:style-name="ce6" table:formula="of:=AVERAGE([.J2:.J11])" office:value-type="float" office:value="923.0763" calcext:value-type="float">
            <text:p>923.076</text:p>
          </table:table-cell>
          <table:table-cell table:style-name="ce6" table:formula="of:=AVERAGE([.K2:.K11])" office:value-type="float" office:value="958.9043" calcext:value-type="float">
            <text:p>958.904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609" calcext:value-type="float">
            <text:p>283.609</text:p>
          </table:table-cell>
          <table:table-cell office:value-type="float" office:value="37.072" calcext:value-type="float">
            <text:p>37.072</text:p>
          </table:table-cell>
          <table:table-cell table:style-name="ce7" table:formula="of:=STDEV([.D2:.D11])" office:value-type="float" office:value="0.962549831321878" calcext:value-type="float">
            <text:p>0.963</text:p>
          </table:table-cell>
          <table:table-cell table:style-name="ce9" table:formula="of:=STDEV([.E2:.E12])" office:value-type="float" office:value="4.44301501347903" calcext:value-type="float">
            <text:p>4.443</text:p>
          </table:table-cell>
          <table:table-cell table:style-name="ce9" table:formula="of:=STDEV([.F2:.F12])" office:value-type="float" office:value="13.1204034393002" calcext:value-type="float">
            <text:p>13.120</text:p>
          </table:table-cell>
          <table:table-cell table:style-name="ce9" table:formula="of:=STDEV([.G2:.G12])" office:value-type="float" office:value="9.98482507057585" calcext:value-type="float">
            <text:p>9.985</text:p>
          </table:table-cell>
          <table:table-cell table:style-name="ce9" table:formula="of:=STDEV([.H2:.H12])" office:value-type="float" office:value="1.22765816089008" calcext:value-type="float">
            <text:p>1.228</text:p>
          </table:table-cell>
          <table:table-cell table:style-name="ce9" table:formula="of:=STDEV([.I2:.I11])" office:value-type="float" office:value="25.7598785288716" calcext:value-type="float">
            <text:p>25.760</text:p>
          </table:table-cell>
          <table:table-cell table:style-name="ce9" table:formula="of:=STDEV([.J2:.J12])" office:value-type="float" office:value="3.09153667453582" calcext:value-type="float">
            <text:p>3.092</text:p>
          </table:table-cell>
          <table:table-cell table:style-name="ce9" table:formula="of:=STDEV([.K2:.K12])" office:value-type="float" office:value="53.9626940692364" calcext:value-type="float">
            <text:p>53.963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2.82" calcext:value-type="float">
            <text:p>282.820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8.745" calcext:value-type="float">
            <text:p>288.745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69.322" calcext:value-type="float">
            <text:p>269.322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9.296" calcext:value-type="float">
            <text:p>289.296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5.56" calcext:value-type="float">
            <text:p>285.560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56.769" calcext:value-type="float">
            <text:p>256.769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9.617" calcext:value-type="float">
            <text:p>279.617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5.361" calcext:value-type="float">
            <text:p>455.361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924" calcext:value-type="float">
            <text:p>446.924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601" calcext:value-type="float">
            <text:p>442.601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212" calcext:value-type="float">
            <text:p>445.212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364" calcext:value-type="float">
            <text:p>448.364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3.868" calcext:value-type="float">
            <text:p>453.868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929" calcext:value-type="float">
            <text:p>445.929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6.86" calcext:value-type="float">
            <text:p>456.860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167" calcext:value-type="float">
            <text:p>449.167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481" calcext:value-type="float">
            <text:p>447.481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345" calcext:value-type="float">
            <text:p>334.345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334" calcext:value-type="float">
            <text:p>334.334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922" calcext:value-type="float">
            <text:p>334.922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064" calcext:value-type="float">
            <text:p>331.064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545" calcext:value-type="float">
            <text:p>334.545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290.928" calcext:value-type="float">
            <text:p>290.928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21.246" calcext:value-type="float">
            <text:p>321.246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2.691" calcext:value-type="float">
            <text:p>332.691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3.185" calcext:value-type="float">
            <text:p>333.185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6.577" calcext:value-type="float">
            <text:p>336.577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14.961" calcext:value-type="float">
            <text:p>914.961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17.633" calcext:value-type="float">
            <text:p>917.633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1.138" calcext:value-type="float">
            <text:p>1001.138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836.45" calcext:value-type="float">
            <text:p>836.450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64.355" calcext:value-type="float">
            <text:p>964.355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0.085" calcext:value-type="float">
            <text:p>1000.085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3.278" calcext:value-type="float">
            <text:p>1003.278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4.887" calcext:value-type="float">
            <text:p>1004.887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37.822" calcext:value-type="float">
            <text:p>937.822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8.434" calcext:value-type="float">
            <text:p>1008.434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7.42" calcext:value-type="float">
            <text:p>927.420</text:p>
          </table:table-cell>
          <table:table-cell office:value-type="float" office:value="15.515" calcext:value-type="float">
            <text:p>15.515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3.905" calcext:value-type="float">
            <text:p>923.905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4.348" calcext:value-type="float">
            <text:p>924.348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4.16" calcext:value-type="float">
            <text:p>924.160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6.229" calcext:value-type="float">
            <text:p>926.229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2.573" calcext:value-type="float">
            <text:p>922.573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4.617" calcext:value-type="float">
            <text:p>924.617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2.321" calcext:value-type="float">
            <text:p>922.321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17.637" calcext:value-type="float">
            <text:p>917.637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17.553" calcext:value-type="float">
            <text:p>917.553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1.324" calcext:value-type="float">
            <text:p>311.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06.606" calcext:value-type="float">
            <text:p>206.6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03.823" calcext:value-type="float">
            <text:p>203.8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21.731" calcext:value-type="float">
            <text:p>221.7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19.932" calcext:value-type="float">
            <text:p>219.9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9.367" calcext:value-type="float">
            <text:p>319.3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1.473" calcext:value-type="float">
            <text:p>311.4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20.29" calcext:value-type="float">
            <text:p>320.2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6.356" calcext:value-type="float">
            <text:p>316.3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407.374" calcext:value-type="float">
            <text:p>407.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831" calcext:value-type="float">
            <text:p>80.8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767" calcext:value-type="float">
            <text:p>79.7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735" calcext:value-type="float">
            <text:p>81.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87" calcext:value-type="float">
            <text:p>79.8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749" calcext:value-type="float">
            <text:p>79.7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518" calcext:value-type="float">
            <text:p>81.5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45" calcext:value-type="float">
            <text:p>79.4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8.605" calcext:value-type="float">
            <text:p>78.6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046" calcext:value-type="float">
            <text:p>80.0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677" calcext:value-type="float">
            <text:p>79.6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5.435" calcext:value-type="float">
            <text:p>1655.4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0.719" calcext:value-type="float">
            <text:p>1620.7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36.399" calcext:value-type="float">
            <text:p>1636.3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02.52" calcext:value-type="float">
            <text:p>1602.5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68.292" calcext:value-type="float">
            <text:p>1668.2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78.495" calcext:value-type="float">
            <text:p>1678.4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75.499" calcext:value-type="float">
            <text:p>1675.4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40.979" calcext:value-type="float">
            <text:p>1640.9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0.545" calcext:value-type="float">
            <text:p>1650.5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77.783" calcext:value-type="float">
            <text:p>1677.783</text:p>
          </table:table-cell>
          <table:table-cell table:number-columns-repeated="11"/>
        </table:table-row>
        <table:table-row table:style-name="ro1" table:number-rows-repeated="104848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2c96608" table:style-name="ta1">
        <table:shapes>
          <draw:frame draw:z-index="0" draw:style-name="gr1" draw:text-style-name="P1" svg:width="19.324cm" svg:height="10.344cm" svg:x="6.128cm" svg:y="5.9cm">
            <draw:object draw:notify-on-update-of-ranges="2c96608.D1:2c96608.K1 2c96608.D12:2c96608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88.367" calcext:value-type="float">
            <text:p>188.367</text:p>
          </table:table-cell>
          <table:table-cell office:value-type="float" office:value="31.302" calcext:value-type="float">
            <text:p>31.302</text:p>
          </table:table-cell>
          <table:table-cell table:style-name="ce4" office:value-type="string" calcext:value-type="string">
            <text:p>RegEx.LinuxKernel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4" office:value-type="string" calcext:value-type="string">
            <text:p>RegEx.VerboseGC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478" calcext:value-type="float">
            <text:p>194.478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1]" office:value-type="float" office:value="77.51" calcext:value-type="float">
            <text:p>77.510</text:p>
          </table:table-cell>
          <table:table-cell table:style-name="ce5" table:formula="of:=[.B21]" office:value-type="float" office:value="446.493" calcext:value-type="float">
            <text:p>446.493</text:p>
          </table:table-cell>
          <table:table-cell table:style-name="ce5" table:formula="of:=[.B31]" office:value-type="float" office:value="331.644" calcext:value-type="float">
            <text:p>331.644</text:p>
          </table:table-cell>
          <table:table-cell table:style-name="ce5" table:formula="of:=[.B11]" office:value-type="float" office:value="281.213" calcext:value-type="float">
            <text:p>281.213</text:p>
          </table:table-cell>
          <table:table-cell table:style-name="ce5" table:formula="of:=[.B1]" office:value-type="float" office:value="188.367" calcext:value-type="float">
            <text:p>188.367</text:p>
          </table:table-cell>
          <table:table-cell table:style-name="ce5" table:formula="of:=[.B81]" office:value-type="float" office:value="1606.18" calcext:value-type="float">
            <text:p>1,606.180</text:p>
          </table:table-cell>
          <table:table-cell table:style-name="ce5" table:formula="of:=[.B51]" office:value-type="float" office:value="1017.679" calcext:value-type="float">
            <text:p>1,017.679</text:p>
          </table:table-cell>
          <table:table-cell table:style-name="ce5" table:formula="of:=[.B41]" office:value-type="float" office:value="902.823" calcext:value-type="float">
            <text:p>902.823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395" calcext:value-type="float">
            <text:p>194.395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2]" office:value-type="float" office:value="78.487" calcext:value-type="float">
            <text:p>78.487</text:p>
          </table:table-cell>
          <table:table-cell table:style-name="ce5" table:formula="of:=[.B22]" office:value-type="float" office:value="446.284" calcext:value-type="float">
            <text:p>446.284</text:p>
          </table:table-cell>
          <table:table-cell table:style-name="ce5" table:formula="of:=[.B32]" office:value-type="float" office:value="332.551" calcext:value-type="float">
            <text:p>332.551</text:p>
          </table:table-cell>
          <table:table-cell table:style-name="ce5" table:formula="of:=[.B12]" office:value-type="float" office:value="285.319" calcext:value-type="float">
            <text:p>285.319</text:p>
          </table:table-cell>
          <table:table-cell table:style-name="ce5" table:formula="of:=[.B2]" office:value-type="float" office:value="194.478" calcext:value-type="float">
            <text:p>194.478</text:p>
          </table:table-cell>
          <table:table-cell table:style-name="ce5" table:formula="of:=[.B82]" office:value-type="float" office:value="1683.658" calcext:value-type="float">
            <text:p>1,683.658</text:p>
          </table:table-cell>
          <table:table-cell table:style-name="ce5" table:formula="of:=[.B52]" office:value-type="float" office:value="1020.704" calcext:value-type="float">
            <text:p>1,020.704</text:p>
          </table:table-cell>
          <table:table-cell table:style-name="ce5" table:formula="of:=[.B42]" office:value-type="float" office:value="903.389" calcext:value-type="float">
            <text:p>903.389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476" calcext:value-type="float">
            <text:p>194.476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3]" office:value-type="float" office:value="77.964" calcext:value-type="float">
            <text:p>77.964</text:p>
          </table:table-cell>
          <table:table-cell table:style-name="ce5" table:formula="of:=[.B23]" office:value-type="float" office:value="442.168" calcext:value-type="float">
            <text:p>442.168</text:p>
          </table:table-cell>
          <table:table-cell table:style-name="ce5" table:formula="of:=[.B33]" office:value-type="float" office:value="331.718" calcext:value-type="float">
            <text:p>331.718</text:p>
          </table:table-cell>
          <table:table-cell table:style-name="ce5" table:formula="of:=[.B13]" office:value-type="float" office:value="284.453" calcext:value-type="float">
            <text:p>284.453</text:p>
          </table:table-cell>
          <table:table-cell table:style-name="ce5" table:formula="of:=[.B3]" office:value-type="float" office:value="194.395" calcext:value-type="float">
            <text:p>194.395</text:p>
          </table:table-cell>
          <table:table-cell table:style-name="ce5" table:formula="of:=[.B83]" office:value-type="float" office:value="1628.89" calcext:value-type="float">
            <text:p>1,628.890</text:p>
          </table:table-cell>
          <table:table-cell table:style-name="ce5" table:formula="of:=[.B53]" office:value-type="float" office:value="1016.782" calcext:value-type="float">
            <text:p>1,016.782</text:p>
          </table:table-cell>
          <table:table-cell table:style-name="ce5" table:formula="of:=[.B43]" office:value-type="float" office:value="905.735" calcext:value-type="float">
            <text:p>905.735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1.807" calcext:value-type="float">
            <text:p>191.807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4]" office:value-type="float" office:value="79.365" calcext:value-type="float">
            <text:p>79.365</text:p>
          </table:table-cell>
          <table:table-cell table:style-name="ce5" table:formula="of:=[.B24]" office:value-type="float" office:value="445.268" calcext:value-type="float">
            <text:p>445.268</text:p>
          </table:table-cell>
          <table:table-cell table:style-name="ce5" table:formula="of:=[.B34]" office:value-type="float" office:value="330.672" calcext:value-type="float">
            <text:p>330.672</text:p>
          </table:table-cell>
          <table:table-cell table:style-name="ce5" table:formula="of:=[.B14]" office:value-type="float" office:value="283.922" calcext:value-type="float">
            <text:p>283.922</text:p>
          </table:table-cell>
          <table:table-cell table:style-name="ce5" table:formula="of:=[.B4]" office:value-type="float" office:value="194.476" calcext:value-type="float">
            <text:p>194.476</text:p>
          </table:table-cell>
          <table:table-cell table:style-name="ce5" table:formula="of:=[.B84]" office:value-type="float" office:value="1684.415" calcext:value-type="float">
            <text:p>1,684.415</text:p>
          </table:table-cell>
          <table:table-cell table:style-name="ce5" table:formula="of:=[.B54]" office:value-type="float" office:value="1015.478" calcext:value-type="float">
            <text:p>1,015.478</text:p>
          </table:table-cell>
          <table:table-cell table:style-name="ce5" table:formula="of:=[.B44]" office:value-type="float" office:value="899.298" calcext:value-type="float">
            <text:p>899.298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86.305" calcext:value-type="float">
            <text:p>186.305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5]" office:value-type="float" office:value="79.738" calcext:value-type="float">
            <text:p>79.738</text:p>
          </table:table-cell>
          <table:table-cell table:style-name="ce5" table:formula="of:=[.B25]" office:value-type="float" office:value="438.086" calcext:value-type="float">
            <text:p>438.086</text:p>
          </table:table-cell>
          <table:table-cell table:style-name="ce5" table:formula="of:=[.B35]" office:value-type="float" office:value="334.473" calcext:value-type="float">
            <text:p>334.473</text:p>
          </table:table-cell>
          <table:table-cell table:style-name="ce5" table:formula="of:=[.B15]" office:value-type="float" office:value="283.944" calcext:value-type="float">
            <text:p>283.944</text:p>
          </table:table-cell>
          <table:table-cell table:style-name="ce5" table:formula="of:=[.B5]" office:value-type="float" office:value="191.807" calcext:value-type="float">
            <text:p>191.807</text:p>
          </table:table-cell>
          <table:table-cell table:style-name="ce5" table:formula="of:=[.B85]" office:value-type="float" office:value="1616.653" calcext:value-type="float">
            <text:p>1,616.653</text:p>
          </table:table-cell>
          <table:table-cell table:style-name="ce5" table:formula="of:=[.B55]" office:value-type="float" office:value="1019.666" calcext:value-type="float">
            <text:p>1,019.666</text:p>
          </table:table-cell>
          <table:table-cell table:style-name="ce5" table:formula="of:=[.B45]" office:value-type="float" office:value="906.622" calcext:value-type="float">
            <text:p>906.622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5.099" calcext:value-type="float">
            <text:p>195.099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6]" office:value-type="float" office:value="79.365" calcext:value-type="float">
            <text:p>79.365</text:p>
          </table:table-cell>
          <table:table-cell table:style-name="ce5" table:formula="of:=[.B26]" office:value-type="float" office:value="442.622" calcext:value-type="float">
            <text:p>442.622</text:p>
          </table:table-cell>
          <table:table-cell table:style-name="ce5" table:formula="of:=[.B36]" office:value-type="float" office:value="331.727" calcext:value-type="float">
            <text:p>331.727</text:p>
          </table:table-cell>
          <table:table-cell table:style-name="ce5" table:formula="of:=[.B16]" office:value-type="float" office:value="283.535" calcext:value-type="float">
            <text:p>283.535</text:p>
          </table:table-cell>
          <table:table-cell table:style-name="ce5" table:formula="of:=[.B6]" office:value-type="float" office:value="186.305" calcext:value-type="float">
            <text:p>186.305</text:p>
          </table:table-cell>
          <table:table-cell table:style-name="ce5" table:formula="of:=[.B86]" office:value-type="float" office:value="1613.158" calcext:value-type="float">
            <text:p>1,613.158</text:p>
          </table:table-cell>
          <table:table-cell table:style-name="ce5" table:formula="of:=[.B56]" office:value-type="float" office:value="1019.34" calcext:value-type="float">
            <text:p>1,019.340</text:p>
          </table:table-cell>
          <table:table-cell table:style-name="ce5" table:formula="of:=[.B46]" office:value-type="float" office:value="902.851" calcext:value-type="float">
            <text:p>902.851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302" calcext:value-type="float">
            <text:p>192.302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7]" office:value-type="float" office:value="79.464" calcext:value-type="float">
            <text:p>79.464</text:p>
          </table:table-cell>
          <table:table-cell table:style-name="ce5" table:formula="of:=[.B27]" office:value-type="float" office:value="442.101" calcext:value-type="float">
            <text:p>442.101</text:p>
          </table:table-cell>
          <table:table-cell table:style-name="ce5" table:formula="of:=[.B37]" office:value-type="float" office:value="327.168" calcext:value-type="float">
            <text:p>327.168</text:p>
          </table:table-cell>
          <table:table-cell table:style-name="ce5" table:formula="of:=[.B17]" office:value-type="float" office:value="283.504" calcext:value-type="float">
            <text:p>283.504</text:p>
          </table:table-cell>
          <table:table-cell table:style-name="ce5" table:formula="of:=[.B7]" office:value-type="float" office:value="195.099" calcext:value-type="float">
            <text:p>195.099</text:p>
          </table:table-cell>
          <table:table-cell table:style-name="ce5" table:formula="of:=[.B87]" office:value-type="float" office:value="1657.36" calcext:value-type="float">
            <text:p>1,657.360</text:p>
          </table:table-cell>
          <table:table-cell table:style-name="ce5" table:formula="of:=[.B57]" office:value-type="float" office:value="1018.937" calcext:value-type="float">
            <text:p>1,018.937</text:p>
          </table:table-cell>
          <table:table-cell table:style-name="ce5" table:formula="of:=[.B47]" office:value-type="float" office:value="902.959" calcext:value-type="float">
            <text:p>902.959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807" calcext:value-type="float">
            <text:p>192.807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8]" office:value-type="float" office:value="81.442" calcext:value-type="float">
            <text:p>81.442</text:p>
          </table:table-cell>
          <table:table-cell table:style-name="ce5" table:formula="of:=[.B28]" office:value-type="float" office:value="442.214" calcext:value-type="float">
            <text:p>442.214</text:p>
          </table:table-cell>
          <table:table-cell table:style-name="ce5" table:formula="of:=[.B38]" office:value-type="float" office:value="315.27" calcext:value-type="float">
            <text:p>315.270</text:p>
          </table:table-cell>
          <table:table-cell table:style-name="ce5" table:formula="of:=[.B18]" office:value-type="float" office:value="284.205" calcext:value-type="float">
            <text:p>284.205</text:p>
          </table:table-cell>
          <table:table-cell table:style-name="ce5" table:formula="of:=[.B8]" office:value-type="float" office:value="192.302" calcext:value-type="float">
            <text:p>192.302</text:p>
          </table:table-cell>
          <table:table-cell table:style-name="ce5" table:formula="of:=[.B88]" office:value-type="float" office:value="1666.736" calcext:value-type="float">
            <text:p>1,666.736</text:p>
          </table:table-cell>
          <table:table-cell table:style-name="ce5" table:formula="of:=[.B58]" office:value-type="float" office:value="1013.7" calcext:value-type="float">
            <text:p>1,013.700</text:p>
          </table:table-cell>
          <table:table-cell table:style-name="ce5" table:formula="of:=[.B48]" office:value-type="float" office:value="905.012" calcext:value-type="float">
            <text:p>905.012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021" calcext:value-type="float">
            <text:p>196.021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9]" office:value-type="float" office:value="80.724" calcext:value-type="float">
            <text:p>80.724</text:p>
          </table:table-cell>
          <table:table-cell table:style-name="ce5" table:formula="of:=[.B29]" office:value-type="float" office:value="443.354" calcext:value-type="float">
            <text:p>443.354</text:p>
          </table:table-cell>
          <table:table-cell table:style-name="ce5" table:formula="of:=[.B39]" office:value-type="float" office:value="333.768" calcext:value-type="float">
            <text:p>333.768</text:p>
          </table:table-cell>
          <table:table-cell table:style-name="ce5" table:formula="of:=[.B19]" office:value-type="float" office:value="283.124" calcext:value-type="float">
            <text:p>283.124</text:p>
          </table:table-cell>
          <table:table-cell table:style-name="ce5" table:formula="of:=[.B9]" office:value-type="float" office:value="192.807" calcext:value-type="float">
            <text:p>192.807</text:p>
          </table:table-cell>
          <table:table-cell table:style-name="ce5" table:formula="of:=[.B89]" office:value-type="float" office:value="1652.58" calcext:value-type="float">
            <text:p>1,652.580</text:p>
          </table:table-cell>
          <table:table-cell table:style-name="ce5" table:formula="of:=[.B59]" office:value-type="float" office:value="1021.451" calcext:value-type="float">
            <text:p>1,021.451</text:p>
          </table:table-cell>
          <table:table-cell table:style-name="ce5" table:formula="of:=[.B49]" office:value-type="float" office:value="1006.61" calcext:value-type="float">
            <text:p>1,006.610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1.213" calcext:value-type="float">
            <text:p>281.213</text:p>
          </table:table-cell>
          <table:table-cell office:value-type="float" office:value="37.072" calcext:value-type="float">
            <text:p>37.072</text:p>
          </table:table-cell>
          <table:table-cell table:style-name="ce5" table:formula="of:=[.B80]" office:value-type="float" office:value="80.346" calcext:value-type="float">
            <text:p>80.346</text:p>
          </table:table-cell>
          <table:table-cell table:style-name="ce5" table:formula="of:=[.B30]" office:value-type="float" office:value="444.431" calcext:value-type="float">
            <text:p>444.431</text:p>
          </table:table-cell>
          <table:table-cell table:style-name="ce5" table:formula="of:=[.B40]" office:value-type="float" office:value="331.473" calcext:value-type="float">
            <text:p>331.473</text:p>
          </table:table-cell>
          <table:table-cell table:style-name="ce5" table:formula="of:=[.B20]" office:value-type="float" office:value="282.398" calcext:value-type="float">
            <text:p>282.398</text:p>
          </table:table-cell>
          <table:table-cell table:style-name="ce5" table:formula="of:=[.B10]" office:value-type="float" office:value="196.021" calcext:value-type="float">
            <text:p>196.021</text:p>
          </table:table-cell>
          <table:table-cell table:style-name="ce5" table:formula="of:=[.B90]" office:value-type="float" office:value="1648.522" calcext:value-type="float">
            <text:p>1,648.522</text:p>
          </table:table-cell>
          <table:table-cell table:style-name="ce5" table:formula="of:=[.B60]" office:value-type="float" office:value="1018.909" calcext:value-type="float">
            <text:p>1,018.909</text:p>
          </table:table-cell>
          <table:table-cell table:style-name="ce5" table:formula="of:=[.B50]" office:value-type="float" office:value="902.938" calcext:value-type="float">
            <text:p>902.938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5.319" calcext:value-type="float">
            <text:p>285.319</text:p>
          </table:table-cell>
          <table:table-cell office:value-type="float" office:value="37.072" calcext:value-type="float">
            <text:p>37.072</text:p>
          </table:table-cell>
          <table:table-cell table:style-name="ce6" table:formula="of:=AVERAGE([.D2:.D11])" office:value-type="float" office:value="79.4405" calcext:value-type="float">
            <text:p>79.441</text:p>
          </table:table-cell>
          <table:table-cell table:style-name="ce6" table:formula="of:=AVERAGE([.E2:.E11])" office:value-type="float" office:value="443.3021" calcext:value-type="float">
            <text:p>443.302</text:p>
          </table:table-cell>
          <table:table-cell table:style-name="ce6" table:formula="of:=AVERAGE([.F2:.F11])" office:value-type="float" office:value="330.0464" calcext:value-type="float">
            <text:p>330.046</text:p>
          </table:table-cell>
          <table:table-cell table:style-name="ce6" table:formula="of:=AVERAGE([.G2:.G11])" office:value-type="float" office:value="283.5617" calcext:value-type="float">
            <text:p>283.562</text:p>
          </table:table-cell>
          <table:table-cell table:style-name="ce6" table:formula="of:=AVERAGE([.H2:.H11])" office:value-type="float" office:value="192.6057" calcext:value-type="float">
            <text:p>192.606</text:p>
          </table:table-cell>
          <table:table-cell table:style-name="ce6" table:formula="of:=AVERAGE([.I2:.I11])" office:value-type="float" office:value="1645.8152" calcext:value-type="float">
            <text:p>1,645.815</text:p>
          </table:table-cell>
          <table:table-cell table:style-name="ce6" table:formula="of:=AVERAGE([.J2:.J11])" office:value-type="float" office:value="1018.2646" calcext:value-type="float">
            <text:p>1,018.265</text:p>
          </table:table-cell>
          <table:table-cell table:style-name="ce6" table:formula="of:=AVERAGE([.K2:.K11])" office:value-type="float" office:value="913.8237" calcext:value-type="float">
            <text:p>913.824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4.453" calcext:value-type="float">
            <text:p>284.453</text:p>
          </table:table-cell>
          <table:table-cell office:value-type="float" office:value="37.072" calcext:value-type="float">
            <text:p>37.072</text:p>
          </table:table-cell>
          <table:table-cell table:style-name="ce7" table:formula="of:=STDEV([.D2:.D11])" office:value-type="float" office:value="1.21973624198021" calcext:value-type="float">
            <text:p>1.220</text:p>
          </table:table-cell>
          <table:table-cell table:style-name="ce9" table:formula="of:=STDEV([.E2:.E12])" office:value-type="float" office:value="2.3621698266636" calcext:value-type="float">
            <text:p>2.362</text:p>
          </table:table-cell>
          <table:table-cell table:style-name="ce9" table:formula="of:=STDEV([.F2:.F12])" office:value-type="float" office:value="5.26253598942563" calcext:value-type="float">
            <text:p>5.263</text:p>
          </table:table-cell>
          <table:table-cell table:style-name="ce9" table:formula="of:=STDEV([.G2:.G12])" office:value-type="float" office:value="1.0788204716263" calcext:value-type="float">
            <text:p>1.079</text:p>
          </table:table-cell>
          <table:table-cell table:style-name="ce9" table:formula="of:=STDEV([.H2:.H12])" office:value-type="float" office:value="2.94146252908311" calcext:value-type="float">
            <text:p>2.941</text:p>
          </table:table-cell>
          <table:table-cell table:style-name="ce9" table:formula="of:=STDEV([.I2:.I11])" office:value-type="float" office:value="28.5198015646829" calcext:value-type="float">
            <text:p>28.520</text:p>
          </table:table-cell>
          <table:table-cell table:style-name="ce9" table:formula="of:=STDEV([.J2:.J12])" office:value-type="float" office:value="2.26347830561726" calcext:value-type="float">
            <text:p>2.263</text:p>
          </table:table-cell>
          <table:table-cell table:style-name="ce9" table:formula="of:=STDEV([.K2:.K12])" office:value-type="float" office:value="30.9872065796516" calcext:value-type="float">
            <text:p>30.987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922" calcext:value-type="float">
            <text:p>283.922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944" calcext:value-type="float">
            <text:p>283.944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535" calcext:value-type="float">
            <text:p>283.535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504" calcext:value-type="float">
            <text:p>283.504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4.205" calcext:value-type="float">
            <text:p>284.205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124" calcext:value-type="float">
            <text:p>283.124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2.398" calcext:value-type="float">
            <text:p>282.398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493" calcext:value-type="float">
            <text:p>446.493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284" calcext:value-type="float">
            <text:p>446.284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168" calcext:value-type="float">
            <text:p>442.168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268" calcext:value-type="float">
            <text:p>445.268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38.086" calcext:value-type="float">
            <text:p>438.086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622" calcext:value-type="float">
            <text:p>442.622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101" calcext:value-type="float">
            <text:p>442.101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214" calcext:value-type="float">
            <text:p>442.214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3.354" calcext:value-type="float">
            <text:p>443.354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4.431" calcext:value-type="float">
            <text:p>444.431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644" calcext:value-type="float">
            <text:p>331.644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2.551" calcext:value-type="float">
            <text:p>332.551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718" calcext:value-type="float">
            <text:p>331.718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0.672" calcext:value-type="float">
            <text:p>330.672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473" calcext:value-type="float">
            <text:p>334.473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727" calcext:value-type="float">
            <text:p>331.727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27.168" calcext:value-type="float">
            <text:p>327.168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15.27" calcext:value-type="float">
            <text:p>315.270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3.768" calcext:value-type="float">
            <text:p>333.768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473" calcext:value-type="float">
            <text:p>331.473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2.823" calcext:value-type="float">
            <text:p>902.823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3.389" calcext:value-type="float">
            <text:p>903.389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5.735" calcext:value-type="float">
            <text:p>905.735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899.298" calcext:value-type="float">
            <text:p>899.298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6.622" calcext:value-type="float">
            <text:p>906.622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2.851" calcext:value-type="float">
            <text:p>902.851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2.959" calcext:value-type="float">
            <text:p>902.959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5.012" calcext:value-type="float">
            <text:p>905.012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6.61" calcext:value-type="float">
            <text:p>1006.610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2.938" calcext:value-type="float">
            <text:p>902.938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7.679" calcext:value-type="float">
            <text:p>1017.679</text:p>
          </table:table-cell>
          <table:table-cell office:value-type="float" office:value="15.515" calcext:value-type="float">
            <text:p>15.515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20.704" calcext:value-type="float">
            <text:p>1020.704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6.782" calcext:value-type="float">
            <text:p>1016.782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5.478" calcext:value-type="float">
            <text:p>1015.478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9.666" calcext:value-type="float">
            <text:p>1019.666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9.34" calcext:value-type="float">
            <text:p>1019.340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8.937" calcext:value-type="float">
            <text:p>1018.937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3.7" calcext:value-type="float">
            <text:p>1013.700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21.451" calcext:value-type="float">
            <text:p>1021.451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8.909" calcext:value-type="float">
            <text:p>1018.909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1.324" calcext:value-type="float">
            <text:p>311.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06.606" calcext:value-type="float">
            <text:p>206.6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03.823" calcext:value-type="float">
            <text:p>203.8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21.731" calcext:value-type="float">
            <text:p>221.7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19.932" calcext:value-type="float">
            <text:p>219.9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9.367" calcext:value-type="float">
            <text:p>319.3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1.473" calcext:value-type="float">
            <text:p>311.4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20.29" calcext:value-type="float">
            <text:p>320.2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6.356" calcext:value-type="float">
            <text:p>316.3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407.374" calcext:value-type="float">
            <text:p>407.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7.51" calcext:value-type="float">
            <text:p>77.5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8.487" calcext:value-type="float">
            <text:p>78.4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7.964" calcext:value-type="float">
            <text:p>77.9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365" calcext:value-type="float">
            <text:p>79.3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738" calcext:value-type="float">
            <text:p>79.7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365" calcext:value-type="float">
            <text:p>79.3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464" calcext:value-type="float">
            <text:p>79.4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442" calcext:value-type="float">
            <text:p>81.4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724" calcext:value-type="float">
            <text:p>80.7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346" calcext:value-type="float">
            <text:p>80.3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06.18" calcext:value-type="float">
            <text:p>1606.1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83.658" calcext:value-type="float">
            <text:p>1683.6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8.89" calcext:value-type="float">
            <text:p>1628.8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84.415" calcext:value-type="float">
            <text:p>1684.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16.653" calcext:value-type="float">
            <text:p>1616.6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13.158" calcext:value-type="float">
            <text:p>1613.1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7.36" calcext:value-type="float">
            <text:p>1657.3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66.736" calcext:value-type="float">
            <text:p>1666.7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2.58" calcext:value-type="float">
            <text:p>1652.5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48.522" calcext:value-type="float">
            <text:p>1648.522</text:p>
          </table:table-cell>
          <table:table-cell table:number-columns-repeated="11"/>
        </table:table-row>
        <table:table-row table:style-name="ro1" table:number-rows-repeated="104848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6fa9a23" table:style-name="ta1">
        <table:shapes>
          <draw:frame draw:z-index="0" draw:style-name="gr1" draw:text-style-name="P1" svg:width="18.403cm" svg:height="10.344cm" svg:x="10.215cm" svg:y="5.888cm">
            <draw:object draw:notify-on-update-of-ranges="6fa9a23.G1:6fa9a23.N1 6fa9a23.G12:6fa9a23.N12 6fa9a23.G13:6fa9a23.N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8.4cm" svg:height="11.677cm" svg:x="10.215cm" svg:y="16.219cm">
            <draw:object draw:notify-on-update-of-ranges="6fa9a23.V29:6fa9a23.V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8.4cm" svg:height="11.68cm" svg:x="10.15cm" svg:y="39.782cm">
            <draw:object draw:notify-on-update-of-ranges="6fa9a23.M15:6fa9a23.M15 6fa9a23.O15:6fa9a23.T15 6fa9a23.M18:6fa9a23.M18 6fa9a23.O18:6fa9a23.T18 6fa9a23.M21:6fa9a23.M21 6fa9a23.O21:6fa9a23.T21 6fa9a23.M24:6fa9a23.M24 6fa9a23.O24:6fa9a23.T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8.4cm" svg:height="11.68cm" svg:x="10.164cm" svg:y="27.999cm">
            <draw:object draw:notify-on-update-of-ranges="6fa9a23.M37:6fa9a23.M42 6fa9a23.P28:6fa9a23.P28 6fa9a23.P29:6fa9a23.P34 6fa9a23.T28:6fa9a23.T28 6fa9a23.T29:6fa9a23.T34 6fa9a23.P37:6fa9a23.P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8.4cm" svg:height="11.68cm" svg:x="28.601cm" svg:y="28.04cm">
            <draw:object draw:notify-on-update-of-ranges="6fa9a23.M29:6fa9a23.M34 6fa9a23.P28:6fa9a23.P28 6fa9a23.Q29:6fa9a23.Q34 6fa9a23.T28:6fa9a23.T28 6fa9a23.U29:6fa9a23.U34 6fa9a23.Q37:6fa9a23.Q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13" table:default-cell-style-name="ce3"/>
        <table:table-column table:style-name="co14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5" table:default-cell-style-name="ce3"/>
        <table:table-column table:style-name="co16" table:default-cell-style-name="ce3"/>
        <table:table-column table:style-name="co11" table:default-cell-style-name="ce3"/>
        <table:table-column table:style-name="co12" table:number-columns-repeated="8" table:default-cell-style-name="Default"/>
        <table:table-row table:style-name="ro1"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192.865" calcext:value-type="float">
            <text:p>192.865</text:p>
          </table:table-cell>
          <table:table-cell table:style-name="Default" office:value-type="float" office:value="2.072" calcext:value-type="float">
            <text:p>2.072</text:p>
          </table:table-cell>
          <table:table-cell table:style-name="Default" office:value-type="float" office:value="68.177" calcext:value-type="float">
            <text:p>68.177</text:p>
          </table:table-cell>
          <table:table-cell table:style-name="Default" office:value-type="float" office:value="10.251" calcext:value-type="float">
            <text:p>10.251</text:p>
          </table:table-cell>
          <table:table-cell table:style-name="Default" office:value-type="float" office:value="10.591" calcext:value-type="float">
            <text:p>10.591</text:p>
          </table:table-cell>
          <table:table-cell table:style-name="ce4" office:value-type="string" calcext:value-type="string">
            <text:p>RegEx.LinuxKernel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4" office:value-type="string" calcext:value-type="string">
            <text:p>RegEx.Intervals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5.524" calcext:value-type="float">
            <text:p>195.524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1]" office:value-type="float" office:value="81.656" calcext:value-type="float">
            <text:p>81.656</text:p>
          </table:table-cell>
          <table:table-cell table:style-name="ce5" table:formula="of:=[.B21]" office:value-type="float" office:value="447.502" calcext:value-type="float">
            <text:p>447.502</text:p>
          </table:table-cell>
          <table:table-cell table:style-name="ce5" table:formula="of:=[.B31]" office:value-type="float" office:value="342.782" calcext:value-type="float">
            <text:p>342.782</text:p>
          </table:table-cell>
          <table:table-cell table:style-name="ce5" table:formula="of:=[.B11]" office:value-type="float" office:value="276.988" calcext:value-type="float">
            <text:p>276.988</text:p>
          </table:table-cell>
          <table:table-cell table:style-name="ce5" table:formula="of:=[.B1]" office:value-type="float" office:value="192.865" calcext:value-type="float">
            <text:p>192.865</text:p>
          </table:table-cell>
          <table:table-cell table:style-name="ce5" table:formula="of:=[.B81]" office:value-type="float" office:value="1663.414" calcext:value-type="float">
            <text:p>1,663.414</text:p>
          </table:table-cell>
          <table:table-cell table:style-name="ce5" table:formula="of:=[.B51]" office:value-type="float" office:value="946.162" calcext:value-type="float">
            <text:p>946.162</text:p>
          </table:table-cell>
          <table:table-cell table:style-name="ce5" table:formula="of:=[.B41]" office:value-type="float" office:value="1063.534" calcext:value-type="float">
            <text:p>1,063.534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7.069" calcext:value-type="float">
            <text:p>197.069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2]" office:value-type="float" office:value="79.998" calcext:value-type="float">
            <text:p>79.998</text:p>
          </table:table-cell>
          <table:table-cell table:style-name="ce5" table:formula="of:=[.B22]" office:value-type="float" office:value="445.554" calcext:value-type="float">
            <text:p>445.554</text:p>
          </table:table-cell>
          <table:table-cell table:style-name="ce5" table:formula="of:=[.B32]" office:value-type="float" office:value="345.864" calcext:value-type="float">
            <text:p>345.864</text:p>
          </table:table-cell>
          <table:table-cell table:style-name="ce5" table:formula="of:=[.B12]" office:value-type="float" office:value="279.718" calcext:value-type="float">
            <text:p>279.718</text:p>
          </table:table-cell>
          <table:table-cell table:style-name="ce5" table:formula="of:=[.B2]" office:value-type="float" office:value="195.524" calcext:value-type="float">
            <text:p>195.524</text:p>
          </table:table-cell>
          <table:table-cell table:style-name="ce5" table:formula="of:=[.B82]" office:value-type="float" office:value="1666.536" calcext:value-type="float">
            <text:p>1,666.536</text:p>
          </table:table-cell>
          <table:table-cell table:style-name="ce5" table:formula="of:=[.B52]" office:value-type="float" office:value="944.658" calcext:value-type="float">
            <text:p>944.658</text:p>
          </table:table-cell>
          <table:table-cell table:style-name="ce5" table:formula="of:=[.B42]" office:value-type="float" office:value="957.114" calcext:value-type="float">
            <text:p>957.114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811" calcext:value-type="float">
            <text:p>196.811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3]" office:value-type="float" office:value="80.631" calcext:value-type="float">
            <text:p>80.631</text:p>
          </table:table-cell>
          <table:table-cell table:style-name="ce5" table:formula="of:=[.B23]" office:value-type="float" office:value="448.427" calcext:value-type="float">
            <text:p>448.427</text:p>
          </table:table-cell>
          <table:table-cell table:style-name="ce5" table:formula="of:=[.B33]" office:value-type="float" office:value="348.769" calcext:value-type="float">
            <text:p>348.769</text:p>
          </table:table-cell>
          <table:table-cell table:style-name="ce5" table:formula="of:=[.B13]" office:value-type="float" office:value="281.183" calcext:value-type="float">
            <text:p>281.183</text:p>
          </table:table-cell>
          <table:table-cell table:style-name="ce5" table:formula="of:=[.B3]" office:value-type="float" office:value="197.069" calcext:value-type="float">
            <text:p>197.069</text:p>
          </table:table-cell>
          <table:table-cell table:style-name="ce5" table:formula="of:=[.B83]" office:value-type="float" office:value="1652.257" calcext:value-type="float">
            <text:p>1,652.257</text:p>
          </table:table-cell>
          <table:table-cell table:style-name="ce5" table:formula="of:=[.B53]" office:value-type="float" office:value="945.307" calcext:value-type="float">
            <text:p>945.307</text:p>
          </table:table-cell>
          <table:table-cell table:style-name="ce5" table:formula="of:=[.B43]" office:value-type="float" office:value="940.879" calcext:value-type="float">
            <text:p>940.879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5.068" calcext:value-type="float">
            <text:p>195.068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4]" office:value-type="float" office:value="78.5" calcext:value-type="float">
            <text:p>78.500</text:p>
          </table:table-cell>
          <table:table-cell table:style-name="ce5" table:formula="of:=[.B24]" office:value-type="float" office:value="447.601" calcext:value-type="float">
            <text:p>447.601</text:p>
          </table:table-cell>
          <table:table-cell table:style-name="ce5" table:formula="of:=[.B34]" office:value-type="float" office:value="344.204" calcext:value-type="float">
            <text:p>344.204</text:p>
          </table:table-cell>
          <table:table-cell table:style-name="ce5" table:formula="of:=[.B14]" office:value-type="float" office:value="272.29" calcext:value-type="float">
            <text:p>272.290</text:p>
          </table:table-cell>
          <table:table-cell table:style-name="ce5" table:formula="of:=[.B4]" office:value-type="float" office:value="196.811" calcext:value-type="float">
            <text:p>196.811</text:p>
          </table:table-cell>
          <table:table-cell table:style-name="ce5" table:formula="of:=[.B84]" office:value-type="float" office:value="1622.799" calcext:value-type="float">
            <text:p>1,622.799</text:p>
          </table:table-cell>
          <table:table-cell table:style-name="ce5" table:formula="of:=[.B54]" office:value-type="float" office:value="945.784" calcext:value-type="float">
            <text:p>945.784</text:p>
          </table:table-cell>
          <table:table-cell table:style-name="ce5" table:formula="of:=[.B44]" office:value-type="float" office:value="1055.547" calcext:value-type="float">
            <text:p>1,055.547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526" calcext:value-type="float">
            <text:p>196.52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5]" office:value-type="float" office:value="80.697" calcext:value-type="float">
            <text:p>80.697</text:p>
          </table:table-cell>
          <table:table-cell table:style-name="ce5" table:formula="of:=[.B25]" office:value-type="float" office:value="449.973" calcext:value-type="float">
            <text:p>449.973</text:p>
          </table:table-cell>
          <table:table-cell table:style-name="ce5" table:formula="of:=[.B35]" office:value-type="float" office:value="345.261" calcext:value-type="float">
            <text:p>345.261</text:p>
          </table:table-cell>
          <table:table-cell table:style-name="ce5" table:formula="of:=[.B15]" office:value-type="float" office:value="274.627" calcext:value-type="float">
            <text:p>274.627</text:p>
          </table:table-cell>
          <table:table-cell table:style-name="ce5" table:formula="of:=[.B5]" office:value-type="float" office:value="195.068" calcext:value-type="float">
            <text:p>195.068</text:p>
          </table:table-cell>
          <table:table-cell table:style-name="ce5" table:formula="of:=[.B85]" office:value-type="float" office:value="1639.521" calcext:value-type="float">
            <text:p>1,639.521</text:p>
          </table:table-cell>
          <table:table-cell table:style-name="ce5" table:formula="of:=[.B55]" office:value-type="float" office:value="948.103" calcext:value-type="float">
            <text:p>948.103</text:p>
          </table:table-cell>
          <table:table-cell table:style-name="ce5" table:formula="of:=[.B45]" office:value-type="float" office:value="1060.247" calcext:value-type="float">
            <text:p>1,060.247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696" calcext:value-type="float">
            <text:p>192.69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6]" office:value-type="float" office:value="79.355" calcext:value-type="float">
            <text:p>79.355</text:p>
          </table:table-cell>
          <table:table-cell table:style-name="ce5" table:formula="of:=[.B26]" office:value-type="float" office:value="448.934" calcext:value-type="float">
            <text:p>448.934</text:p>
          </table:table-cell>
          <table:table-cell table:style-name="ce5" table:formula="of:=[.B36]" office:value-type="float" office:value="343.805" calcext:value-type="float">
            <text:p>343.805</text:p>
          </table:table-cell>
          <table:table-cell table:style-name="ce5" table:formula="of:=[.B16]" office:value-type="float" office:value="279.006" calcext:value-type="float">
            <text:p>279.006</text:p>
          </table:table-cell>
          <table:table-cell table:style-name="ce5" table:formula="of:=[.B6]" office:value-type="float" office:value="196.526" calcext:value-type="float">
            <text:p>196.526</text:p>
          </table:table-cell>
          <table:table-cell table:style-name="ce5" table:formula="of:=[.B86]" office:value-type="float" office:value="1624.883" calcext:value-type="float">
            <text:p>1,624.883</text:p>
          </table:table-cell>
          <table:table-cell table:style-name="ce5" table:formula="of:=[.B56]" office:value-type="float" office:value="948.64" calcext:value-type="float">
            <text:p>948.640</text:p>
          </table:table-cell>
          <table:table-cell table:style-name="ce5" table:formula="of:=[.B46]" office:value-type="float" office:value="954.823" calcext:value-type="float">
            <text:p>954.823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7.427" calcext:value-type="float">
            <text:p>197.427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7]" office:value-type="float" office:value="81.285" calcext:value-type="float">
            <text:p>81.285</text:p>
          </table:table-cell>
          <table:table-cell table:style-name="ce5" table:formula="of:=[.B27]" office:value-type="float" office:value="445.031" calcext:value-type="float">
            <text:p>445.031</text:p>
          </table:table-cell>
          <table:table-cell table:style-name="ce5" table:formula="of:=[.B37]" office:value-type="float" office:value="338.409" calcext:value-type="float">
            <text:p>338.409</text:p>
          </table:table-cell>
          <table:table-cell table:style-name="ce5" table:formula="of:=[.B17]" office:value-type="float" office:value="277.825" calcext:value-type="float">
            <text:p>277.825</text:p>
          </table:table-cell>
          <table:table-cell table:style-name="ce5" table:formula="of:=[.B7]" office:value-type="float" office:value="192.696" calcext:value-type="float">
            <text:p>192.696</text:p>
          </table:table-cell>
          <table:table-cell table:style-name="ce5" table:formula="of:=[.B87]" office:value-type="float" office:value="1625.975" calcext:value-type="float">
            <text:p>1,625.975</text:p>
          </table:table-cell>
          <table:table-cell table:style-name="ce5" table:formula="of:=[.B57]" office:value-type="float" office:value="943.459" calcext:value-type="float">
            <text:p>943.459</text:p>
          </table:table-cell>
          <table:table-cell table:style-name="ce5" table:formula="of:=[.B47]" office:value-type="float" office:value="1062.966" calcext:value-type="float">
            <text:p>1,062.966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921" calcext:value-type="float">
            <text:p>194.921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8]" office:value-type="float" office:value="79.454" calcext:value-type="float">
            <text:p>79.454</text:p>
          </table:table-cell>
          <table:table-cell table:style-name="ce5" table:formula="of:=[.B28]" office:value-type="float" office:value="449.533" calcext:value-type="float">
            <text:p>449.533</text:p>
          </table:table-cell>
          <table:table-cell table:style-name="ce5" table:formula="of:=[.B38]" office:value-type="float" office:value="345.891" calcext:value-type="float">
            <text:p>345.891</text:p>
          </table:table-cell>
          <table:table-cell table:style-name="ce5" table:formula="of:=[.B18]" office:value-type="float" office:value="283.55" calcext:value-type="float">
            <text:p>283.550</text:p>
          </table:table-cell>
          <table:table-cell table:style-name="ce5" table:formula="of:=[.B8]" office:value-type="float" office:value="197.427" calcext:value-type="float">
            <text:p>197.427</text:p>
          </table:table-cell>
          <table:table-cell table:style-name="ce5" table:formula="of:=[.B88]" office:value-type="float" office:value="1651.346" calcext:value-type="float">
            <text:p>1,651.346</text:p>
          </table:table-cell>
          <table:table-cell table:style-name="ce5" table:formula="of:=[.B58]" office:value-type="float" office:value="947.661" calcext:value-type="float">
            <text:p>947.661</text:p>
          </table:table-cell>
          <table:table-cell table:style-name="ce5" table:formula="of:=[.B48]" office:value-type="float" office:value="1054.952" calcext:value-type="float">
            <text:p>1,054.95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563" calcext:value-type="float">
            <text:p>196.56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9]" office:value-type="float" office:value="79.799" calcext:value-type="float">
            <text:p>79.799</text:p>
          </table:table-cell>
          <table:table-cell table:style-name="ce5" table:formula="of:=[.B29]" office:value-type="float" office:value="448.043" calcext:value-type="float">
            <text:p>448.043</text:p>
          </table:table-cell>
          <table:table-cell table:style-name="ce5" table:formula="of:=[.B39]" office:value-type="float" office:value="347.36" calcext:value-type="float">
            <text:p>347.360</text:p>
          </table:table-cell>
          <table:table-cell table:style-name="ce5" table:formula="of:=[.B19]" office:value-type="float" office:value="284.39" calcext:value-type="float">
            <text:p>284.390</text:p>
          </table:table-cell>
          <table:table-cell table:style-name="ce5" table:formula="of:=[.B9]" office:value-type="float" office:value="194.921" calcext:value-type="float">
            <text:p>194.921</text:p>
          </table:table-cell>
          <table:table-cell table:style-name="ce5" table:formula="of:=[.B89]" office:value-type="float" office:value="1561.707" calcext:value-type="float">
            <text:p>1,561.707</text:p>
          </table:table-cell>
          <table:table-cell table:style-name="ce5" table:formula="of:=[.B59]" office:value-type="float" office:value="945.715" calcext:value-type="float">
            <text:p>945.715</text:p>
          </table:table-cell>
          <table:table-cell table:style-name="ce5" table:formula="of:=[.B49]" office:value-type="float" office:value="951.293" calcext:value-type="float">
            <text:p>951.293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6.988" calcext:value-type="float">
            <text:p>276.98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80]" office:value-type="float" office:value="80.826" calcext:value-type="float">
            <text:p>80.826</text:p>
          </table:table-cell>
          <table:table-cell table:style-name="ce5" table:formula="of:=[.B30]" office:value-type="float" office:value="447.938" calcext:value-type="float">
            <text:p>447.938</text:p>
          </table:table-cell>
          <table:table-cell table:style-name="ce5" table:formula="of:=[.B40]" office:value-type="float" office:value="337.335" calcext:value-type="float">
            <text:p>337.335</text:p>
          </table:table-cell>
          <table:table-cell table:style-name="ce5" table:formula="of:=[.B20]" office:value-type="float" office:value="269.311" calcext:value-type="float">
            <text:p>269.311</text:p>
          </table:table-cell>
          <table:table-cell table:style-name="ce5" table:formula="of:=[.B10]" office:value-type="float" office:value="196.563" calcext:value-type="float">
            <text:p>196.563</text:p>
          </table:table-cell>
          <table:table-cell table:style-name="ce5" table:formula="of:=[.B90]" office:value-type="float" office:value="1646.478" calcext:value-type="float">
            <text:p>1,646.478</text:p>
          </table:table-cell>
          <table:table-cell table:style-name="ce5" table:formula="of:=[.B60]" office:value-type="float" office:value="945.073" calcext:value-type="float">
            <text:p>945.073</text:p>
          </table:table-cell>
          <table:table-cell table:style-name="ce5" table:formula="of:=[.B50]" office:value-type="float" office:value="1051.804" calcext:value-type="float">
            <text:p>1,051.804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9.718" calcext:value-type="float">
            <text:p>279.71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6" table:formula="of:=AVERAGE([.G2:.G11])" office:value-type="float" office:value="80.2201" calcext:value-type="float">
            <text:p>80.220</text:p>
          </table:table-cell>
          <table:table-cell table:style-name="ce6" table:formula="of:=AVERAGE([.H2:.H11])" office:value-type="float" office:value="447.8536" calcext:value-type="float">
            <text:p>447.854</text:p>
          </table:table-cell>
          <table:table-cell table:style-name="ce6" table:formula="of:=AVERAGE([.I2:.I11])" office:value-type="float" office:value="343.968" calcext:value-type="float">
            <text:p>343.968</text:p>
          </table:table-cell>
          <table:table-cell table:style-name="ce6" table:formula="of:=AVERAGE([.J2:.J11])" office:value-type="float" office:value="277.8888" calcext:value-type="float">
            <text:p>277.889</text:p>
          </table:table-cell>
          <table:table-cell table:style-name="ce6" table:formula="of:=AVERAGE([.K2:.K11])" office:value-type="float" office:value="195.547" calcext:value-type="float">
            <text:p>195.547</text:p>
          </table:table-cell>
          <table:table-cell table:style-name="ce6" table:formula="of:=AVERAGE([.L2:.L11])" office:value-type="float" office:value="1635.4916" calcext:value-type="float">
            <text:p>1,635.492</text:p>
          </table:table-cell>
          <table:table-cell table:style-name="ce6" table:formula="of:=AVERAGE([.M2:.M11])" office:value-type="float" office:value="946.0562" calcext:value-type="float">
            <text:p>946.056</text:p>
          </table:table-cell>
          <table:table-cell table:style-name="ce6" table:formula="of:=AVERAGE([.N2:.N11])" office:value-type="float" office:value="1015.3159" calcext:value-type="float">
            <text:p>1,015.316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1.183" calcext:value-type="float">
            <text:p>281.183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7" table:formula="of:=STDEV([.G2:.G11])" office:value-type="float" office:value="0.970676333514135" calcext:value-type="float">
            <text:p>0.971</text:p>
          </table:table-cell>
          <table:table-cell table:style-name="ce9" table:formula="of:=STDEV([.H2:.H12])" office:value-type="float" office:value="1.49311581600358" calcext:value-type="float">
            <text:p>1.493</text:p>
          </table:table-cell>
          <table:table-cell table:style-name="ce9" table:formula="of:=STDEV([.I2:.I12])" office:value-type="float" office:value="3.46277186658319" calcext:value-type="float">
            <text:p>3.463</text:p>
          </table:table-cell>
          <table:table-cell table:style-name="ce9" table:formula="of:=STDEV([.J2:.J12])" office:value-type="float" office:value="4.54027216805336" calcext:value-type="float">
            <text:p>4.540</text:p>
          </table:table-cell>
          <table:table-cell table:style-name="ce9" table:formula="of:=STDEV([.K2:.K12])" office:value-type="float" office:value="1.59318699467451" calcext:value-type="float">
            <text:p>1.593</text:p>
          </table:table-cell>
          <table:table-cell table:style-name="ce9" table:formula="of:=STDEV([.L2:.L11])" office:value-type="float" office:value="30.223556376516" calcext:value-type="float">
            <text:p>30.224</text:p>
          </table:table-cell>
          <table:table-cell table:style-name="ce9" table:formula="of:=STDEV([.M2:.M12])" office:value-type="float" office:value="1.54502082833856" calcext:value-type="float">
            <text:p>1.545</text:p>
          </table:table-cell>
          <table:table-cell table:style-name="ce9" table:formula="of:=STDEV([.N2:.N12])" office:value-type="float" office:value="52.7464692059099" calcext:value-type="float">
            <text:p>52.746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2.29" calcext:value-type="float">
            <text:p>272.29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9"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4.627" calcext:value-type="float">
            <text:p>274.62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Intervals</text:p>
          </table:table-cell>
          <table:table-cell office:value-type="string" calcext:value-type="string">
            <text:p>reclaim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9.006" calcext:value-type="float">
            <text:p>279.006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Intervals</text:p>
          </table:table-cell>
          <table:table-cell office:value-type="string" calcext:value-type="string">
            <text:p>retain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58" calcext:value-type="float">
            <text:p>58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7.825" calcext:value-type="float">
            <text:p>277.825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Intervals</text:p>
          </table:table-cell>
          <table:table-cell office:value-type="string" calcext:value-type="string">
            <text:p>total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62" calcext:value-type="float">
            <text:p>62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55" calcext:value-type="float">
            <text:p>283.55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Tintervals</text:p>
          </table:table-cell>
          <table:table-cell office:value-type="string" calcext:value-type="string">
            <text:p>reclaim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4.39" calcext:value-type="float">
            <text:p>284.39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Tintervals</text:p>
          </table:table-cell>
          <table:table-cell office:value-type="string" calcext:value-type="string">
            <text:p>retain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58" calcext:value-type="float">
            <text:p>58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69.311" calcext:value-type="float">
            <text:p>269.311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Tintervals</text:p>
          </table:table-cell>
          <table:table-cell office:value-type="string" calcext:value-type="string">
            <text:p>total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62" calcext:value-type="float">
            <text:p>62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502" calcext:value-type="float">
            <text:p>447.502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LinuxKernel</text:p>
          </table:table-cell>
          <table:table-cell office:value-type="string" calcext:value-type="string">
            <text:p>reclaim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554" calcext:value-type="float">
            <text:p>445.55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LinuxKernel</text:p>
          </table:table-cell>
          <table:table-cell office:value-type="string" calcext:value-type="string">
            <text:p>retain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427" calcext:value-type="float">
            <text:p>448.42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LinuxKernel</text:p>
          </table:table-cell>
          <table:table-cell office:value-type="string" calcext:value-type="string">
            <text:p>total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1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601" calcext:value-type="float">
            <text:p>447.601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</text:p>
          </table:table-cell>
          <table:table-cell office:value-type="string" calcext:value-type="string">
            <text:p>reclaim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973" calcext:value-type="float">
            <text:p>449.97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</text:p>
          </table:table-cell>
          <table:table-cell office:value-type="string" calcext:value-type="string">
            <text:p>retain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934" calcext:value-type="float">
            <text:p>448.93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</text:p>
          </table:table-cell>
          <table:table-cell office:value-type="string" calcext:value-type="string">
            <text:p>tota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64" calcext:value-type="float">
            <text:p>64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031" calcext:value-type="float">
            <text:p>445.031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533" calcext:value-type="float">
            <text:p>449.53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before compression</text:p>
          </table:table-cell>
          <table:table-cell table:number-columns-repeated="3"/>
          <table:table-cell office:value-type="string" calcext:value-type="string">
            <text:p>after compress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043" calcext:value-type="float">
            <text:p>448.04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formula="of:=[.N29]*[.O29]" office:value-type="float" office:value="1740" calcext:value-type="float">
            <text:p>1740</text:p>
          </table:table-cell>
          <table:table-cell table:formula="of:=340/1740%" office:value-type="float" office:value="19.5402298850575" calcext:value-type="float">
            <text:p>19.540229885057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R29]*[.S29]" office:value-type="float" office:value="544" calcext:value-type="float">
            <text:p>544</text:p>
          </table:table-cell>
          <table:table-cell table:formula="of:=166/544%" office:value-type="float" office:value="30.5147058823529" calcext:value-type="float">
            <text:p>30.5147058823529</text:p>
          </table:table-cell>
          <table:table-cell office:value-type="float" office:value="2.072" calcext:value-type="float">
            <text:p>2.072</text:p>
          </table:table-cell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938" calcext:value-type="float">
            <text:p>447.93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LinuxKernelLoose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[.N30]*[.O30]" office:value-type="float" office:value="1320" calcext:value-type="float">
            <text:p>1320</text:p>
          </table:table-cell>
          <table:table-cell table:formula="of:=168/1320%" office:value-type="float" office:value="12.7272727272727" calcext:value-type="float">
            <text:p>12.727272727272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formula="of:=[.R30]*[.S30]" office:value-type="float" office:value="486" calcext:value-type="float">
            <text:p>486</text:p>
          </table:table-cell>
          <table:table-cell table:formula="of:=93/486%" office:value-type="float" office:value="19.1358024691358" calcext:value-type="float">
            <text:p>19.1358024691358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2.782" calcext:value-type="float">
            <text:p>342.782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LinuxKernelNil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formula="of:=[.N31]*[.O31]" office:value-type="float" office:value="1457" calcext:value-type="float">
            <text:p>1457</text:p>
          </table:table-cell>
          <table:table-cell table:formula="of:=223/1457%" office:value-type="float" office:value="15.3054221002059" calcext:value-type="float">
            <text:p>15.305422100205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[.R31]*[.S31]" office:value-type="float" office:value="504" calcext:value-type="float">
            <text:p>504</text:p>
          </table:table-cell>
          <table:table-cell table:formula="of:=116/504%" office:value-type="float" office:value="23.015873015873" calcext:value-type="float">
            <text:p>23.015873015873</text:p>
          </table:table-cell>
          <table:table-cell office:value-type="float" office:value="2.072" calcext:value-type="float">
            <text:p>2.072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5.864" calcext:value-type="float">
            <text:p>345.86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LinuxKernel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formula="of:=[.N32]*[.O32]" office:value-type="float" office:value="2520" calcext:value-type="float">
            <text:p>2520</text:p>
          </table:table-cell>
          <table:table-cell table:formula="of:=1021/2520%" office:value-type="float" office:value="40.515873015873" calcext:value-type="float">
            <text:p>40.51587301587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formula="of:=[.R32]*[.S32]" office:value-type="float" office:value="1890" calcext:value-type="float">
            <text:p>1890</text:p>
          </table:table-cell>
          <table:table-cell table:formula="of:=825/1890%" office:value-type="float" office:value="43.6507936507937" calcext:value-type="float">
            <text:p>43.6507936507937</text:p>
          </table:table-cell>
          <table:table-cell office:value-type="float" office:value="2.072" calcext:value-type="float">
            <text:p>2.072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8.769" calcext:value-type="float">
            <text:p>348.76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Sintervals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[.N33]*[.O33]" office:value-type="float" office:value="1711" calcext:value-type="float">
            <text:p>1711</text:p>
          </table:table-cell>
          <table:table-cell table:formula="of:=392/1711%" office:value-type="float" office:value="22.9105786090006" calcext:value-type="float">
            <text:p>22.910578609000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R33]*[.S33]" office:value-type="float" office:value="744" calcext:value-type="float">
            <text:p>744</text:p>
          </table:table-cell>
          <table:table-cell table:formula="of:=295/744%" office:value-type="float" office:value="39.6505376344086" calcext:value-type="float">
            <text:p>39.6505376344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4.204" calcext:value-type="float">
            <text:p>344.20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Tintervals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table:formula="of:=[.N34]*[.O34]" office:value-type="float" office:value="2666" calcext:value-type="float">
            <text:p>2666</text:p>
          </table:table-cell>
          <table:table-cell table:formula="of:=212/2666%" office:value-type="float" office:value="7.95198799699925" calcext:value-type="float">
            <text:p>7.9519879969992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R34]*[.S34]" office:value-type="float" office:value="350" calcext:value-type="float">
            <text:p>350</text:p>
          </table:table-cell>
          <table:table-cell table:formula="of:=93/350%" office:value-type="float" office:value="26.5714285714286" calcext:value-type="float">
            <text:p>26.57142857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5.261" calcext:value-type="float">
            <text:p>345.26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3.805" calcext:value-type="float">
            <text:p>343.80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Fibonacci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7" table:formula="of:=7/([.N36]*[.O36])%" office:value-type="float" office:value="43.75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8.409" calcext:value-type="float">
            <text:p>338.40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Strict</text:p>
          </table:table-cell>
          <table:table-cell table:style-name="ce23"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office:value-type="float" office:value="14135" calcext:value-type="float">
            <text:p>14135</text:p>
          </table:table-cell>
          <table:table-cell table:style-name="ce27" table:formula="of:=1199/([.N37]*[.O37])%" office:value-type="float" office:value="8.48249027237354" calcext:value-type="float">
            <text:p>8</text:p>
          </table:table-cell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5.891" calcext:value-type="float">
            <text:p>345.89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Loose</text:p>
          </table:table-cell>
          <table:table-cell table:style-name="ce23" office:value-type="float" office:value="44" calcext:value-type="float">
            <text:p>44</text:p>
          </table:table-cell>
          <table:table-cell office:value-type="float" office:value="257" calcext:value-type="float">
            <text:p>257</text:p>
          </table:table-cell>
          <table:table-cell office:value-type="float" office:value="11308" calcext:value-type="float">
            <text:p>11308</text:p>
          </table:table-cell>
          <table:table-cell table:style-name="ce27" table:formula="of:=613/([.N38]*[.O38])%" office:value-type="float" office:value="5.4209409267775" calcext:value-type="float">
            <text:p>5</text:p>
          </table:table-cell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7.36" calcext:value-type="float">
            <text:p>347.360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Nil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58" calcext:value-type="float">
            <text:p>258</text:p>
          </table:table-cell>
          <table:table-cell office:value-type="float" office:value="12384" calcext:value-type="float">
            <text:p>12384</text:p>
          </table:table-cell>
          <table:table-cell table:style-name="ce27" table:formula="of:=808/([.N39]*[.O39])%" office:value-type="float" office:value="6.52454780361757" calcext:value-type="float">
            <text:p>7</text:p>
          </table:table-cell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7.335" calcext:value-type="float">
            <text:p>337.33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</text:p>
          </table:table-cell>
          <table:table-cell table:style-name="ce23" office:value-type="float" office:value="71" calcext:value-type="float">
            <text:p>71</text:p>
          </table:table-cell>
          <table:table-cell office:value-type="float" office:value="257" calcext:value-type="float">
            <text:p>257</text:p>
          </table:table-cell>
          <table:table-cell office:value-type="float" office:value="18247" calcext:value-type="float">
            <text:p>18247</text:p>
          </table:table-cell>
          <table:table-cell table:style-name="ce27" table:formula="of:=3111/([.N40]*[.O40])%" office:value-type="float" office:value="17.0493779799419" calcext:value-type="float">
            <text:p>17</text:p>
          </table:table-cell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63.534" calcext:value-type="float">
            <text:p>1063.53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office:value-type="string" calcext:value-type="string">
            <text:p>Sintervals</text:p>
          </table:table-cell>
          <table:table-cell table:style-name="ce23" office:value-type="float" office:value="60" calcext:value-type="float">
            <text:p>60</text:p>
          </table:table-cell>
          <table:table-cell office:value-type="float" office:value="257" calcext:value-type="float">
            <text:p>257</text:p>
          </table:table-cell>
          <table:table-cell office:value-type="float" office:value="15420" calcext:value-type="float">
            <text:p>15420</text:p>
          </table:table-cell>
          <table:table-cell table:style-name="ce27" table:formula="of:=1517/([.N41]*[.O41])%" office:value-type="float" office:value="9.8378728923476" calcext:value-type="float">
            <text:p>10</text:p>
          </table:table-cell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57.114" calcext:value-type="float">
            <text:p>957.11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office:value-type="string" calcext:value-type="string">
            <text:p>TIntervals</text:p>
          </table:table-cell>
          <table:table-cell table:style-name="ce23" office:value-type="float" office:value="88" calcext:value-type="float">
            <text:p>88</text:p>
          </table:table-cell>
          <table:table-cell office:value-type="float" office:value="257" calcext:value-type="float">
            <text:p>257</text:p>
          </table:table-cell>
          <table:table-cell office:value-type="float" office:value="22616" calcext:value-type="float">
            <text:p>22616</text:p>
          </table:table-cell>
          <table:table-cell table:style-name="ce27" table:formula="of:=1068/([.N42]*[.O42])%" office:value-type="float" office:value="4.7223204810753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40.879" calcext:value-type="float">
            <text:p>940.87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5.547" calcext:value-type="float">
            <text:p>1055.54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60.247" calcext:value-type="float">
            <text:p>1060.24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54.823" calcext:value-type="float">
            <text:p>954.82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Default" table:number-columns-repeated="2"/>
          <table:table-cell table:number-columns-repeated="4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62.966" calcext:value-type="float">
            <text:p>1062.96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Default"/>
          <table:table-cell table:style-name="ce24" table:number-columns-repeated="5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4.952" calcext:value-type="float">
            <text:p>1054.95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7"/>
          <table:table-cell table:style-name="ce24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51.293" calcext:value-type="float">
            <text:p>951.29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1.804" calcext:value-type="float">
            <text:p>1051.80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6.162" calcext:value-type="float">
            <text:p>946.16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4.658" calcext:value-type="float">
            <text:p>944.65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5.307" calcext:value-type="float">
            <text:p>945.30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5.784" calcext:value-type="float">
            <text:p>945.78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8.103" calcext:value-type="float">
            <text:p>948.10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8.64" calcext:value-type="float">
            <text:p>948.64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3.459" calcext:value-type="float">
            <text:p>943.45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7.661" calcext:value-type="float">
            <text:p>947.6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5.715" calcext:value-type="float">
            <text:p>945.71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5.073" calcext:value-type="float">
            <text:p>945.07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Rintervals</text:p>
          </table:table-cell>
          <table:table-cell office:value-type="float" office:value="674.292" calcext:value-type="float">
            <text:p>674.29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09.012" calcext:value-type="float">
            <text:p>609.01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6.731" calcext:value-type="float">
            <text:p>676.73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54.583" calcext:value-type="float">
            <text:p>654.58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540.279" calcext:value-type="float">
            <text:p>540.27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3.99" calcext:value-type="float">
            <text:p>673.99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14.561" calcext:value-type="float">
            <text:p>614.5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80.587" calcext:value-type="float">
            <text:p>680.58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13.558" calcext:value-type="float">
            <text:p>613.55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5.367" calcext:value-type="float">
            <text:p>675.36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656" calcext:value-type="float">
            <text:p>81.6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998" calcext:value-type="float">
            <text:p>79.9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631" calcext:value-type="float">
            <text:p>80.6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8.5" calcext:value-type="float">
            <text:p>78.5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697" calcext:value-type="float">
            <text:p>80.6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355" calcext:value-type="float">
            <text:p>79.3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285" calcext:value-type="float">
            <text:p>81.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454" calcext:value-type="float">
            <text:p>79.4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799" calcext:value-type="float">
            <text:p>79.7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826" calcext:value-type="float">
            <text:p>80.8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63.414" calcext:value-type="float">
            <text:p>1663.414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66.536" calcext:value-type="float">
            <text:p>1666.536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2.257" calcext:value-type="float">
            <text:p>1652.257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2.799" calcext:value-type="float">
            <text:p>1622.799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39.521" calcext:value-type="float">
            <text:p>1639.521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4.883" calcext:value-type="float">
            <text:p>1624.883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5.975" calcext:value-type="float">
            <text:p>1625.975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1.346" calcext:value-type="float">
            <text:p>1651.346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561.707" calcext:value-type="float">
            <text:p>1561.707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46.478" calcext:value-type="float">
            <text:p>1646.478</text:p>
          </table:table-cell>
          <table:table-cell/>
          <table:table-cell table:style-name="Default"/>
          <table:table-cell table:number-columns-repeated="18"/>
        </table:table-row>
        <table:table-row table:style-name="ro1" table:number-rows-repeated="104848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1d36ef5" table:style-name="ta1">
        <table:shapes>
          <draw:frame draw:z-index="0" draw:style-name="gr1" draw:text-style-name="P1" svg:width="18.403cm" svg:height="10.344cm" svg:x="10.215cm" svg:y="5.888cm">
            <draw:object draw:notify-on-update-of-ranges="1d36ef5.G1:1d36ef5.L1 1d36ef5.G12:1d36ef5.L12 1d36ef5.G13:1d36ef5.L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8.4cm" svg:height="11.677cm" svg:x="10.215cm" svg:y="16.219cm">
            <draw:object draw:notify-on-update-of-ranges="1d36ef5.A1:1d36ef5.A1 1d36ef5.A11:1d36ef5.A11 1d36ef5.A21:1d36ef5.A21 1d36ef5.A31:1d36ef5.A31 1d36ef5.A41:1d36ef5.A41 1d36ef5.A51:1d36ef5.A51  1d36ef5.D1:1d36ef5.D1 1d36ef5.D11:1d36ef5.D11 1d36ef5.D21:1d36ef5.D21 1d36ef5.D31:1d36ef5.D31 1d36ef5.D41:1d36ef5.D41 1d36ef5.D51:1d36ef5.D51  1d36ef5.E1:1d36ef5.E1 1d36ef5.E11:1d36ef5.E11 1d36ef5.E21:1d36ef5.E21 1d36ef5.E31:1d36ef5.E31 1d36ef5.E41:1d36ef5.E41 1d36ef5.E51:1d36ef5.E51  1d36ef5.F1:1d36ef5.F1 1d36ef5.F11:1d36ef5.F11 1d36ef5.F21:1d36ef5.F21 1d36ef5.F31:1d36ef5.F31 1d36ef5.F41:1d36ef5.F41 1d36ef5.F51:1d36ef5.F51  1d36ef5.C1:1d36ef5.C1 1d36ef5.C11:1d36ef5.C11 1d36ef5.C21:1d36ef5.C21 1d36ef5.C31:1d36ef5.C31 1d36ef5.C41:1d36ef5.C41 1d36ef5.C51:1d36ef5.C5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13" table:default-cell-style-name="ce3"/>
        <table:table-column table:style-name="co1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2" table:number-columns-repeated="6" table:default-cell-style-name="Default"/>
        <table:table-row table:style-name="ro1"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209.412" calcext:value-type="float">
            <text:p>209.412</text:p>
          </table:table-cell>
          <table:table-cell table:style-name="Default" office:value-type="float" office:value="2.072" calcext:value-type="float">
            <text:p>2.072</text:p>
          </table:table-cell>
          <table:table-cell table:style-name="Default" office:value-type="float" office:value="68.177" calcext:value-type="float">
            <text:p>68.177</text:p>
          </table:table-cell>
          <table:table-cell table:style-name="Default" office:value-type="float" office:value="10.251" calcext:value-type="float">
            <text:p>10.251</text:p>
          </table:table-cell>
          <table:table-cell table:style-name="Default" office:value-type="float" office:value="10.591" calcext:value-type="float">
            <text:p>10.591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0.732" calcext:value-type="float">
            <text:p>210.732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1]" office:value-type="float" office:value="452.434" calcext:value-type="float">
            <text:p>452.434</text:p>
          </table:table-cell>
          <table:table-cell table:style-name="ce5" table:formula="of:=[.B31]" office:value-type="float" office:value="361.245" calcext:value-type="float">
            <text:p>361.245</text:p>
          </table:table-cell>
          <table:table-cell table:style-name="ce5" table:formula="of:=[.B11]" office:value-type="float" office:value="306.789" calcext:value-type="float">
            <text:p>306.789</text:p>
          </table:table-cell>
          <table:table-cell table:style-name="ce5" table:formula="of:=[.B1]" office:value-type="float" office:value="209.412" calcext:value-type="float">
            <text:p>209.412</text:p>
          </table:table-cell>
          <table:table-cell table:style-name="ce5" table:formula="of:=[.B51]" office:value-type="float" office:value="1085.245" calcext:value-type="float">
            <text:p>1,085.245</text:p>
          </table:table-cell>
          <table:table-cell table:style-name="ce5" table:formula="of:=[.B41]" office:value-type="float" office:value="936.989" calcext:value-type="float">
            <text:p>936.989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1.045" calcext:value-type="float">
            <text:p>211.045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2]" office:value-type="float" office:value="451.379" calcext:value-type="float">
            <text:p>451.379</text:p>
          </table:table-cell>
          <table:table-cell table:style-name="ce5" table:formula="of:=[.B32]" office:value-type="float" office:value="359.337" calcext:value-type="float">
            <text:p>359.337</text:p>
          </table:table-cell>
          <table:table-cell table:style-name="ce5" table:formula="of:=[.B12]" office:value-type="float" office:value="310.876" calcext:value-type="float">
            <text:p>310.876</text:p>
          </table:table-cell>
          <table:table-cell table:style-name="ce5" table:formula="of:=[.B2]" office:value-type="float" office:value="210.732" calcext:value-type="float">
            <text:p>210.732</text:p>
          </table:table-cell>
          <table:table-cell table:style-name="ce5" table:formula="of:=[.B52]" office:value-type="float" office:value="1055.052" calcext:value-type="float">
            <text:p>1,055.052</text:p>
          </table:table-cell>
          <table:table-cell table:style-name="ce5" table:formula="of:=[.B42]" office:value-type="float" office:value="936.559" calcext:value-type="float">
            <text:p>936.559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2.976" calcext:value-type="float">
            <text:p>212.97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3]" office:value-type="float" office:value="454.662" calcext:value-type="float">
            <text:p>454.662</text:p>
          </table:table-cell>
          <table:table-cell table:style-name="ce5" table:formula="of:=[.B33]" office:value-type="float" office:value="365.071" calcext:value-type="float">
            <text:p>365.071</text:p>
          </table:table-cell>
          <table:table-cell table:style-name="ce5" table:formula="of:=[.B13]" office:value-type="float" office:value="312.204" calcext:value-type="float">
            <text:p>312.204</text:p>
          </table:table-cell>
          <table:table-cell table:style-name="ce5" table:formula="of:=[.B3]" office:value-type="float" office:value="211.045" calcext:value-type="float">
            <text:p>211.045</text:p>
          </table:table-cell>
          <table:table-cell table:style-name="ce5" table:formula="of:=[.B53]" office:value-type="float" office:value="960.562" calcext:value-type="float">
            <text:p>960.562</text:p>
          </table:table-cell>
          <table:table-cell table:style-name="ce5" table:formula="of:=[.B43]" office:value-type="float" office:value="1054.863" calcext:value-type="float">
            <text:p>1,054.86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4.841" calcext:value-type="float">
            <text:p>214.841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4]" office:value-type="float" office:value="446.307" calcext:value-type="float">
            <text:p>446.307</text:p>
          </table:table-cell>
          <table:table-cell table:style-name="ce5" table:formula="of:=[.B34]" office:value-type="float" office:value="354.299" calcext:value-type="float">
            <text:p>354.299</text:p>
          </table:table-cell>
          <table:table-cell table:style-name="ce5" table:formula="of:=[.B14]" office:value-type="float" office:value="309.118" calcext:value-type="float">
            <text:p>309.118</text:p>
          </table:table-cell>
          <table:table-cell table:style-name="ce5" table:formula="of:=[.B4]" office:value-type="float" office:value="212.976" calcext:value-type="float">
            <text:p>212.976</text:p>
          </table:table-cell>
          <table:table-cell table:style-name="ce5" table:formula="of:=[.B54]" office:value-type="float" office:value="1053.231" calcext:value-type="float">
            <text:p>1,053.231</text:p>
          </table:table-cell>
          <table:table-cell table:style-name="ce5" table:formula="of:=[.B44]" office:value-type="float" office:value="1048.26" calcext:value-type="float">
            <text:p>1,048.260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0.14" calcext:value-type="float">
            <text:p>210.140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5]" office:value-type="float" office:value="455.58" calcext:value-type="float">
            <text:p>455.580</text:p>
          </table:table-cell>
          <table:table-cell table:style-name="ce5" table:formula="of:=[.B35]" office:value-type="float" office:value="363.908" calcext:value-type="float">
            <text:p>363.908</text:p>
          </table:table-cell>
          <table:table-cell table:style-name="ce5" table:formula="of:=[.B15]" office:value-type="float" office:value="310.606" calcext:value-type="float">
            <text:p>310.606</text:p>
          </table:table-cell>
          <table:table-cell table:style-name="ce5" table:formula="of:=[.B5]" office:value-type="float" office:value="214.841" calcext:value-type="float">
            <text:p>214.841</text:p>
          </table:table-cell>
          <table:table-cell table:style-name="ce5" table:formula="of:=[.B55]" office:value-type="float" office:value="946.691" calcext:value-type="float">
            <text:p>946.691</text:p>
          </table:table-cell>
          <table:table-cell table:style-name="ce5" table:formula="of:=[.B45]" office:value-type="float" office:value="1041.471" calcext:value-type="float">
            <text:p>1,041.47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1.397" calcext:value-type="float">
            <text:p>211.397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6]" office:value-type="float" office:value="454.009" calcext:value-type="float">
            <text:p>454.009</text:p>
          </table:table-cell>
          <table:table-cell table:style-name="ce5" table:formula="of:=[.B36]" office:value-type="float" office:value="362.803" calcext:value-type="float">
            <text:p>362.803</text:p>
          </table:table-cell>
          <table:table-cell table:style-name="ce5" table:formula="of:=[.B16]" office:value-type="float" office:value="311.18" calcext:value-type="float">
            <text:p>311.180</text:p>
          </table:table-cell>
          <table:table-cell table:style-name="ce5" table:formula="of:=[.B6]" office:value-type="float" office:value="210.14" calcext:value-type="float">
            <text:p>210.140</text:p>
          </table:table-cell>
          <table:table-cell table:style-name="ce5" table:formula="of:=[.B56]" office:value-type="float" office:value="1082.204" calcext:value-type="float">
            <text:p>1,082.204</text:p>
          </table:table-cell>
          <table:table-cell table:style-name="ce5" table:formula="of:=[.B46]" office:value-type="float" office:value="925.583" calcext:value-type="float">
            <text:p>925.58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5.1" calcext:value-type="float">
            <text:p>215.100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7]" office:value-type="float" office:value="446.448" calcext:value-type="float">
            <text:p>446.448</text:p>
          </table:table-cell>
          <table:table-cell table:style-name="ce5" table:formula="of:=[.B37]" office:value-type="float" office:value="359.894" calcext:value-type="float">
            <text:p>359.894</text:p>
          </table:table-cell>
          <table:table-cell table:style-name="ce5" table:formula="of:=[.B17]" office:value-type="float" office:value="308.587" calcext:value-type="float">
            <text:p>308.587</text:p>
          </table:table-cell>
          <table:table-cell table:style-name="ce5" table:formula="of:=[.B7]" office:value-type="float" office:value="211.397" calcext:value-type="float">
            <text:p>211.397</text:p>
          </table:table-cell>
          <table:table-cell table:style-name="ce5" table:formula="of:=[.B57]" office:value-type="float" office:value="959.413" calcext:value-type="float">
            <text:p>959.413</text:p>
          </table:table-cell>
          <table:table-cell table:style-name="ce5" table:formula="of:=[.B47]" office:value-type="float" office:value="1033.225" calcext:value-type="float">
            <text:p>1,033.225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0.172" calcext:value-type="float">
            <text:p>210.172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8]" office:value-type="float" office:value="451.944" calcext:value-type="float">
            <text:p>451.944</text:p>
          </table:table-cell>
          <table:table-cell table:style-name="ce5" table:formula="of:=[.B38]" office:value-type="float" office:value="366.511" calcext:value-type="float">
            <text:p>366.511</text:p>
          </table:table-cell>
          <table:table-cell table:style-name="ce5" table:formula="of:=[.B18]" office:value-type="float" office:value="311.238" calcext:value-type="float">
            <text:p>311.238</text:p>
          </table:table-cell>
          <table:table-cell table:style-name="ce5" table:formula="of:=[.B8]" office:value-type="float" office:value="215.1" calcext:value-type="float">
            <text:p>215.100</text:p>
          </table:table-cell>
          <table:table-cell table:style-name="ce5" table:formula="of:=[.B58]" office:value-type="float" office:value="959.884" calcext:value-type="float">
            <text:p>959.884</text:p>
          </table:table-cell>
          <table:table-cell table:style-name="ce5" table:formula="of:=[.B48]" office:value-type="float" office:value="940.248" calcext:value-type="float">
            <text:p>940.248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0.743" calcext:value-type="float">
            <text:p>210.74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9]" office:value-type="float" office:value="454.628" calcext:value-type="float">
            <text:p>454.628</text:p>
          </table:table-cell>
          <table:table-cell table:style-name="ce5" table:formula="of:=[.B39]" office:value-type="float" office:value="356.601" calcext:value-type="float">
            <text:p>356.601</text:p>
          </table:table-cell>
          <table:table-cell table:style-name="ce5" table:formula="of:=[.B19]" office:value-type="float" office:value="313.127" calcext:value-type="float">
            <text:p>313.127</text:p>
          </table:table-cell>
          <table:table-cell table:style-name="ce5" table:formula="of:=[.B9]" office:value-type="float" office:value="210.172" calcext:value-type="float">
            <text:p>210.172</text:p>
          </table:table-cell>
          <table:table-cell table:style-name="ce5" table:formula="of:=[.B59]" office:value-type="float" office:value="1081.16" calcext:value-type="float">
            <text:p>1,081.160</text:p>
          </table:table-cell>
          <table:table-cell table:style-name="ce5" table:formula="of:=[.B49]" office:value-type="float" office:value="1012.151" calcext:value-type="float">
            <text:p>1,012.15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789" calcext:value-type="float">
            <text:p>306.789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30]" office:value-type="float" office:value="447.901" calcext:value-type="float">
            <text:p>447.901</text:p>
          </table:table-cell>
          <table:table-cell table:style-name="ce5" table:formula="of:=[.B40]" office:value-type="float" office:value="363.943" calcext:value-type="float">
            <text:p>363.943</text:p>
          </table:table-cell>
          <table:table-cell table:style-name="ce5" table:formula="of:=[.B20]" office:value-type="float" office:value="306.559" calcext:value-type="float">
            <text:p>306.559</text:p>
          </table:table-cell>
          <table:table-cell table:style-name="ce5" table:formula="of:=[.B10]" office:value-type="float" office:value="210.743" calcext:value-type="float">
            <text:p>210.743</text:p>
          </table:table-cell>
          <table:table-cell table:style-name="ce5" table:formula="of:=[.B60]" office:value-type="float" office:value="1050.053" calcext:value-type="float">
            <text:p>1,050.053</text:p>
          </table:table-cell>
          <table:table-cell table:style-name="ce5" table:formula="of:=[.B50]" office:value-type="float" office:value="917.197" calcext:value-type="float">
            <text:p>917.197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0.876" calcext:value-type="float">
            <text:p>310.876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6" table:formula="of:=AVERAGE([.G2:.G11])" office:value-type="float" office:value="451.5292" calcext:value-type="float">
            <text:p>451.529</text:p>
          </table:table-cell>
          <table:table-cell table:style-name="ce6" table:formula="of:=AVERAGE([.H2:.H11])" office:value-type="float" office:value="361.3612" calcext:value-type="float">
            <text:p>361.361</text:p>
          </table:table-cell>
          <table:table-cell table:style-name="ce6" table:formula="of:=AVERAGE([.I2:.I11])" office:value-type="float" office:value="310.0284" calcext:value-type="float">
            <text:p>310.028</text:p>
          </table:table-cell>
          <table:table-cell table:style-name="ce6" table:formula="of:=AVERAGE([.J2:.J11])" office:value-type="float" office:value="211.6558" calcext:value-type="float">
            <text:p>211.656</text:p>
          </table:table-cell>
          <table:table-cell table:style-name="ce6" table:formula="of:=AVERAGE([.K2:.K11])" office:value-type="float" office:value="1023.3495" calcext:value-type="float">
            <text:p>1,023.350</text:p>
          </table:table-cell>
          <table:table-cell table:style-name="ce6" table:formula="of:=AVERAGE([.L2:.L11])" office:value-type="float" office:value="984.6546" calcext:value-type="float">
            <text:p>984.655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2.204" calcext:value-type="float">
            <text:p>312.204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9" table:formula="of:=STDEV([.G2:.G12])" office:value-type="float" office:value="3.30518486018558" calcext:value-type="float">
            <text:p>3.305</text:p>
          </table:table-cell>
          <table:table-cell table:style-name="ce9" table:formula="of:=STDEV([.H2:.H12])" office:value-type="float" office:value="3.66485281559848" calcext:value-type="float">
            <text:p>3.665</text:p>
          </table:table-cell>
          <table:table-cell table:style-name="ce9" table:formula="of:=STDEV([.I2:.I12])" office:value-type="float" office:value="2.08836851154197" calcext:value-type="float">
            <text:p>2.088</text:p>
          </table:table-cell>
          <table:table-cell table:style-name="ce9" table:formula="of:=STDEV([.J2:.J12])" office:value-type="float" office:value="1.88179583377156" calcext:value-type="float">
            <text:p>1.882</text:p>
          </table:table-cell>
          <table:table-cell table:style-name="ce9" table:formula="of:=STDEV([.K2:.K12])" office:value-type="float" office:value="55.8413197932319" calcext:value-type="float">
            <text:p>55.841</text:p>
          </table:table-cell>
          <table:table-cell table:style-name="ce9" table:formula="of:=STDEV([.L2:.L12])" office:value-type="float" office:value="54.694816416549" calcext:value-type="float">
            <text:p>54.695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9.118" calcext:value-type="float">
            <text:p>309.11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0.606" calcext:value-type="float">
            <text:p>310.606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1.18" calcext:value-type="float">
            <text:p>311.18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8.587" calcext:value-type="float">
            <text:p>308.58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1.238" calcext:value-type="float">
            <text:p>311.23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3.127" calcext:value-type="float">
            <text:p>313.12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559" calcext:value-type="float">
            <text:p>306.559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2.434" calcext:value-type="float">
            <text:p>452.43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379" calcext:value-type="float">
            <text:p>451.379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4.662" calcext:value-type="float">
            <text:p>454.662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307" calcext:value-type="float">
            <text:p>446.30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5.58" calcext:value-type="float">
            <text:p>455.580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4.009" calcext:value-type="float">
            <text:p>454.009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448" calcext:value-type="float">
            <text:p>446.44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944" calcext:value-type="float">
            <text:p>451.94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4.628" calcext:value-type="float">
            <text:p>454.62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901" calcext:value-type="float">
            <text:p>447.901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1.245" calcext:value-type="float">
            <text:p>361.24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9.337" calcext:value-type="float">
            <text:p>359.337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5.071" calcext:value-type="float">
            <text:p>365.07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4.299" calcext:value-type="float">
            <text:p>354.29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3.908" calcext:value-type="float">
            <text:p>363.908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2.803" calcext:value-type="float">
            <text:p>362.803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9.894" calcext:value-type="float">
            <text:p>359.89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6.511" calcext:value-type="float">
            <text:p>366.51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6.601" calcext:value-type="float">
            <text:p>356.60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3.943" calcext:value-type="float">
            <text:p>363.943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36.989" calcext:value-type="float">
            <text:p>936.98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36.559" calcext:value-type="float">
            <text:p>936.55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4.863" calcext:value-type="float">
            <text:p>1054.86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8.26" calcext:value-type="float">
            <text:p>1048.26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1.471" calcext:value-type="float">
            <text:p>1041.47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25.583" calcext:value-type="float">
            <text:p>925.58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33.225" calcext:value-type="float">
            <text:p>1033.22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/>
          <table:table-cell table:style-name="ce24" table:number-columns-repeated="5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40.248" calcext:value-type="float">
            <text:p>940.24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4" table:number-columns-repeated="6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12.151" calcext:value-type="float">
            <text:p>1012.15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17.197" calcext:value-type="float">
            <text:p>917.1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5.245" calcext:value-type="float">
            <text:p>1085.24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55.052" calcext:value-type="float">
            <text:p>1055.05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60.562" calcext:value-type="float">
            <text:p>960.56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53.231" calcext:value-type="float">
            <text:p>1053.23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6.691" calcext:value-type="float">
            <text:p>946.69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2.204" calcext:value-type="float">
            <text:p>1082.20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59.413" calcext:value-type="float">
            <text:p>959.41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59.884" calcext:value-type="float">
            <text:p>959.88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1.16" calcext:value-type="float">
            <text:p>1081.16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50.053" calcext:value-type="float">
            <text:p>1050.05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intervals</text:p>
          </table:table-cell>
          <table:table-cell office:value-type="float" office:value="692.627" calcext:value-type="float">
            <text:p>692.62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1.843" calcext:value-type="float">
            <text:p>671.84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5.364" calcext:value-type="float">
            <text:p>675.36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87.642" calcext:value-type="float">
            <text:p>687.64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1.263" calcext:value-type="float">
            <text:p>701.26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8.59" calcext:value-type="float">
            <text:p>678.59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5.657" calcext:value-type="float">
            <text:p>695.65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8.927" calcext:value-type="float">
            <text:p>698.92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67.587" calcext:value-type="float">
            <text:p>667.58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7.661" calcext:value-type="float">
            <text:p>677.6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 table:number-rows-repeated="10">
          <table:table-cell table:number-columns-repeated="19"/>
        </table:table-row>
        <table:table-row table:style-name="ro1" table:number-rows-repeated="10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84e2d6e" table:style-name="ta1">
        <table:shapes>
          <draw:frame draw:z-index="0" draw:style-name="gr1" draw:text-style-name="P1" svg:width="18.403cm" svg:height="10.344cm" svg:x="10.115cm" svg:y="5.888cm">
            <draw:object draw:notify-on-update-of-ranges="84e2d6e.G1:84e2d6e.L1 84e2d6e.G12:84e2d6e.L12 84e2d6e.G13:84e2d6e.L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8.4cm" svg:height="11.677cm" svg:x="10.115cm" svg:y="16.219cm">
            <draw:object draw:notify-on-update-of-ranges="84e2d6e.A1:84e2d6e.A1 84e2d6e.A11:84e2d6e.A11 84e2d6e.A21:84e2d6e.A21 84e2d6e.A31:84e2d6e.A31 84e2d6e.A41:84e2d6e.A41 84e2d6e.A51:84e2d6e.A51  84e2d6e.D1:84e2d6e.D1 84e2d6e.D11:84e2d6e.D11 84e2d6e.D21:84e2d6e.D21 84e2d6e.D31:84e2d6e.D31 84e2d6e.D41:84e2d6e.D41 84e2d6e.D51:84e2d6e.D51  84e2d6e.E1:84e2d6e.E1 84e2d6e.E11:84e2d6e.E11 84e2d6e.E21:84e2d6e.E21 84e2d6e.E31:84e2d6e.E31 84e2d6e.E41:84e2d6e.E41 84e2d6e.E51:84e2d6e.E51  84e2d6e.F1:84e2d6e.F1 84e2d6e.F11:84e2d6e.F11 84e2d6e.F21:84e2d6e.F21 84e2d6e.F31:84e2d6e.F31 84e2d6e.F41:84e2d6e.F41 84e2d6e.F51:84e2d6e.F51  84e2d6e.C1:84e2d6e.C1 84e2d6e.C11:84e2d6e.C11 84e2d6e.C21:84e2d6e.C21 84e2d6e.C31:84e2d6e.C31 84e2d6e.C41:84e2d6e.C41 84e2d6e.C51:84e2d6e.C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13" table:default-cell-style-name="ce3"/>
        <table:table-column table:style-name="co1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number-columns-repeated="6" table:default-cell-style-name="Default"/>
        <table:table-row table:style-name="ro1"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209.935" calcext:value-type="float">
            <text:p>209.935</text:p>
          </table:table-cell>
          <table:table-cell table:style-name="Default" office:value-type="float" office:value="2.072" calcext:value-type="float">
            <text:p>2.072</text:p>
          </table:table-cell>
          <table:table-cell table:style-name="Default" office:value-type="float" office:value="68.177" calcext:value-type="float">
            <text:p>68.177</text:p>
          </table:table-cell>
          <table:table-cell table:style-name="Default" office:value-type="float" office:value="10.251" calcext:value-type="float">
            <text:p>10.251</text:p>
          </table:table-cell>
          <table:table-cell table:style-name="Default" office:value-type="float" office:value="10.591" calcext:value-type="float">
            <text:p>10.591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7.793" calcext:value-type="float">
            <text:p>207.79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1]" office:value-type="float" office:value="448.033" calcext:value-type="float">
            <text:p>448.033</text:p>
          </table:table-cell>
          <table:table-cell table:style-name="ce5" table:formula="of:=[.B31]" office:value-type="float" office:value="374.151" calcext:value-type="float">
            <text:p>374.151</text:p>
          </table:table-cell>
          <table:table-cell table:style-name="ce5" table:formula="of:=[.B11]" office:value-type="float" office:value="307.464" calcext:value-type="float">
            <text:p>307.464</text:p>
          </table:table-cell>
          <table:table-cell table:style-name="ce5" table:formula="of:=[.B1]" office:value-type="float" office:value="209.935" calcext:value-type="float">
            <text:p>209.935</text:p>
          </table:table-cell>
          <table:table-cell table:style-name="ce5" table:formula="of:=[.B51]" office:value-type="float" office:value="915.575" calcext:value-type="float">
            <text:p>915.575</text:p>
          </table:table-cell>
          <table:table-cell table:style-name="ce5" table:formula="of:=[.B41]" office:value-type="float" office:value="1040.064" calcext:value-type="float">
            <text:p>1,040.064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624" calcext:value-type="float">
            <text:p>209.624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2]" office:value-type="float" office:value="444.886" calcext:value-type="float">
            <text:p>444.886</text:p>
          </table:table-cell>
          <table:table-cell table:style-name="ce5" table:formula="of:=[.B32]" office:value-type="float" office:value="372.519" calcext:value-type="float">
            <text:p>372.519</text:p>
          </table:table-cell>
          <table:table-cell table:style-name="ce5" table:formula="of:=[.B12]" office:value-type="float" office:value="305.042" calcext:value-type="float">
            <text:p>305.042</text:p>
          </table:table-cell>
          <table:table-cell table:style-name="ce5" table:formula="of:=[.B2]" office:value-type="float" office:value="207.793" calcext:value-type="float">
            <text:p>207.793</text:p>
          </table:table-cell>
          <table:table-cell table:style-name="ce5" table:formula="of:=[.B52]" office:value-type="float" office:value="1076.848" calcext:value-type="float">
            <text:p>1,076.848</text:p>
          </table:table-cell>
          <table:table-cell table:style-name="ce5" table:formula="of:=[.B42]" office:value-type="float" office:value="1052.789" calcext:value-type="float">
            <text:p>1,052.789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8.739" calcext:value-type="float">
            <text:p>208.739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3]" office:value-type="float" office:value="449.605" calcext:value-type="float">
            <text:p>449.605</text:p>
          </table:table-cell>
          <table:table-cell table:style-name="ce5" table:formula="of:=[.B33]" office:value-type="float" office:value="333.403" calcext:value-type="float">
            <text:p>333.403</text:p>
          </table:table-cell>
          <table:table-cell table:style-name="ce5" table:formula="of:=[.B13]" office:value-type="float" office:value="302.838" calcext:value-type="float">
            <text:p>302.838</text:p>
          </table:table-cell>
          <table:table-cell table:style-name="ce5" table:formula="of:=[.B3]" office:value-type="float" office:value="209.624" calcext:value-type="float">
            <text:p>209.624</text:p>
          </table:table-cell>
          <table:table-cell table:style-name="ce5" table:formula="of:=[.B53]" office:value-type="float" office:value="1076.285" calcext:value-type="float">
            <text:p>1,076.285</text:p>
          </table:table-cell>
          <table:table-cell table:style-name="ce5" table:formula="of:=[.B43]" office:value-type="float" office:value="906.153" calcext:value-type="float">
            <text:p>906.15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5.93" calcext:value-type="float">
            <text:p>205.930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4]" office:value-type="float" office:value="449.933" calcext:value-type="float">
            <text:p>449.933</text:p>
          </table:table-cell>
          <table:table-cell table:style-name="ce5" table:formula="of:=[.B34]" office:value-type="float" office:value="375.725" calcext:value-type="float">
            <text:p>375.725</text:p>
          </table:table-cell>
          <table:table-cell table:style-name="ce5" table:formula="of:=[.B14]" office:value-type="float" office:value="306.403" calcext:value-type="float">
            <text:p>306.403</text:p>
          </table:table-cell>
          <table:table-cell table:style-name="ce5" table:formula="of:=[.B4]" office:value-type="float" office:value="208.739" calcext:value-type="float">
            <text:p>208.739</text:p>
          </table:table-cell>
          <table:table-cell table:style-name="ce5" table:formula="of:=[.B54]" office:value-type="float" office:value="1080.811" calcext:value-type="float">
            <text:p>1,080.811</text:p>
          </table:table-cell>
          <table:table-cell table:style-name="ce5" table:formula="of:=[.B44]" office:value-type="float" office:value="1053.11" calcext:value-type="float">
            <text:p>1,053.110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446" calcext:value-type="float">
            <text:p>209.44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5]" office:value-type="float" office:value="447.077" calcext:value-type="float">
            <text:p>447.077</text:p>
          </table:table-cell>
          <table:table-cell table:style-name="ce5" table:formula="of:=[.B35]" office:value-type="float" office:value="372.999" calcext:value-type="float">
            <text:p>372.999</text:p>
          </table:table-cell>
          <table:table-cell table:style-name="ce5" table:formula="of:=[.B15]" office:value-type="float" office:value="304.189" calcext:value-type="float">
            <text:p>304.189</text:p>
          </table:table-cell>
          <table:table-cell table:style-name="ce5" table:formula="of:=[.B5]" office:value-type="float" office:value="205.93" calcext:value-type="float">
            <text:p>205.930</text:p>
          </table:table-cell>
          <table:table-cell table:style-name="ce5" table:formula="of:=[.B55]" office:value-type="float" office:value="928.222" calcext:value-type="float">
            <text:p>928.222</text:p>
          </table:table-cell>
          <table:table-cell table:style-name="ce5" table:formula="of:=[.B45]" office:value-type="float" office:value="1057.071" calcext:value-type="float">
            <text:p>1,057.07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623" calcext:value-type="float">
            <text:p>209.62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6]" office:value-type="float" office:value="446.945" calcext:value-type="float">
            <text:p>446.945</text:p>
          </table:table-cell>
          <table:table-cell table:style-name="ce5" table:formula="of:=[.B36]" office:value-type="float" office:value="370.139" calcext:value-type="float">
            <text:p>370.139</text:p>
          </table:table-cell>
          <table:table-cell table:style-name="ce5" table:formula="of:=[.B16]" office:value-type="float" office:value="308.445" calcext:value-type="float">
            <text:p>308.445</text:p>
          </table:table-cell>
          <table:table-cell table:style-name="ce5" table:formula="of:=[.B6]" office:value-type="float" office:value="209.446" calcext:value-type="float">
            <text:p>209.446</text:p>
          </table:table-cell>
          <table:table-cell table:style-name="ce5" table:formula="of:=[.B56]" office:value-type="float" office:value="1062.405" calcext:value-type="float">
            <text:p>1,062.405</text:p>
          </table:table-cell>
          <table:table-cell table:style-name="ce5" table:formula="of:=[.B46]" office:value-type="float" office:value="1057.909" calcext:value-type="float">
            <text:p>1,057.909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627" calcext:value-type="float">
            <text:p>209.627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7]" office:value-type="float" office:value="451.064" calcext:value-type="float">
            <text:p>451.064</text:p>
          </table:table-cell>
          <table:table-cell table:style-name="ce5" table:formula="of:=[.B37]" office:value-type="float" office:value="373.798" calcext:value-type="float">
            <text:p>373.798</text:p>
          </table:table-cell>
          <table:table-cell table:style-name="ce5" table:formula="of:=[.B17]" office:value-type="float" office:value="305.719" calcext:value-type="float">
            <text:p>305.719</text:p>
          </table:table-cell>
          <table:table-cell table:style-name="ce5" table:formula="of:=[.B7]" office:value-type="float" office:value="209.623" calcext:value-type="float">
            <text:p>209.623</text:p>
          </table:table-cell>
          <table:table-cell table:style-name="ce5" table:formula="of:=[.B57]" office:value-type="float" office:value="1093.281" calcext:value-type="float">
            <text:p>1,093.281</text:p>
          </table:table-cell>
          <table:table-cell table:style-name="ce5" table:formula="of:=[.B47]" office:value-type="float" office:value="1033.721" calcext:value-type="float">
            <text:p>1,033.72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648" calcext:value-type="float">
            <text:p>209.648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8]" office:value-type="float" office:value="445.541" calcext:value-type="float">
            <text:p>445.541</text:p>
          </table:table-cell>
          <table:table-cell table:style-name="ce5" table:formula="of:=[.B38]" office:value-type="float" office:value="372.999" calcext:value-type="float">
            <text:p>372.999</text:p>
          </table:table-cell>
          <table:table-cell table:style-name="ce5" table:formula="of:=[.B18]" office:value-type="float" office:value="305.413" calcext:value-type="float">
            <text:p>305.413</text:p>
          </table:table-cell>
          <table:table-cell table:style-name="ce5" table:formula="of:=[.B8]" office:value-type="float" office:value="209.627" calcext:value-type="float">
            <text:p>209.627</text:p>
          </table:table-cell>
          <table:table-cell table:style-name="ce5" table:formula="of:=[.B58]" office:value-type="float" office:value="1080.211" calcext:value-type="float">
            <text:p>1,080.211</text:p>
          </table:table-cell>
          <table:table-cell table:style-name="ce5" table:formula="of:=[.B48]" office:value-type="float" office:value="1052.936" calcext:value-type="float">
            <text:p>1,052.936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8.684" calcext:value-type="float">
            <text:p>208.684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9]" office:value-type="float" office:value="444.654" calcext:value-type="float">
            <text:p>444.654</text:p>
          </table:table-cell>
          <table:table-cell table:style-name="ce5" table:formula="of:=[.B39]" office:value-type="float" office:value="373.69" calcext:value-type="float">
            <text:p>373.690</text:p>
          </table:table-cell>
          <table:table-cell table:style-name="ce5" table:formula="of:=[.B19]" office:value-type="float" office:value="306.642" calcext:value-type="float">
            <text:p>306.642</text:p>
          </table:table-cell>
          <table:table-cell table:style-name="ce5" table:formula="of:=[.B9]" office:value-type="float" office:value="209.648" calcext:value-type="float">
            <text:p>209.648</text:p>
          </table:table-cell>
          <table:table-cell table:style-name="ce5" table:formula="of:=[.B59]" office:value-type="float" office:value="936.097" calcext:value-type="float">
            <text:p>936.097</text:p>
          </table:table-cell>
          <table:table-cell table:style-name="ce5" table:formula="of:=[.B49]" office:value-type="float" office:value="1059.532" calcext:value-type="float">
            <text:p>1,059.532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7.464" calcext:value-type="float">
            <text:p>307.464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30]" office:value-type="float" office:value="443.967" calcext:value-type="float">
            <text:p>443.967</text:p>
          </table:table-cell>
          <table:table-cell table:style-name="ce5" table:formula="of:=[.B40]" office:value-type="float" office:value="374.47" calcext:value-type="float">
            <text:p>374.470</text:p>
          </table:table-cell>
          <table:table-cell table:style-name="ce5" table:formula="of:=[.B20]" office:value-type="float" office:value="306.131" calcext:value-type="float">
            <text:p>306.131</text:p>
          </table:table-cell>
          <table:table-cell table:style-name="ce5" table:formula="of:=[.B10]" office:value-type="float" office:value="208.684" calcext:value-type="float">
            <text:p>208.684</text:p>
          </table:table-cell>
          <table:table-cell table:style-name="ce5" table:formula="of:=[.B60]" office:value-type="float" office:value="968.166" calcext:value-type="float">
            <text:p>968.166</text:p>
          </table:table-cell>
          <table:table-cell table:style-name="ce5" table:formula="of:=[.B50]" office:value-type="float" office:value="1069.452" calcext:value-type="float">
            <text:p>1,069.452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5.042" calcext:value-type="float">
            <text:p>305.042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6" table:formula="of:=AVERAGE([.G2:.G11])" office:value-type="float" office:value="447.1705" calcext:value-type="float">
            <text:p>447.171</text:p>
          </table:table-cell>
          <table:table-cell table:style-name="ce6" table:formula="of:=AVERAGE([.H2:.H11])" office:value-type="float" office:value="369.3893" calcext:value-type="float">
            <text:p>369.389</text:p>
          </table:table-cell>
          <table:table-cell table:style-name="ce6" table:formula="of:=AVERAGE([.I2:.I11])" office:value-type="float" office:value="305.8286" calcext:value-type="float">
            <text:p>305.829</text:p>
          </table:table-cell>
          <table:table-cell table:style-name="ce6" table:formula="of:=AVERAGE([.J2:.J11])" office:value-type="float" office:value="208.9049" calcext:value-type="float">
            <text:p>208.905</text:p>
          </table:table-cell>
          <table:table-cell table:style-name="ce6" table:formula="of:=AVERAGE([.K2:.K11])" office:value-type="float" office:value="1021.7901" calcext:value-type="float">
            <text:p>1,021.790</text:p>
          </table:table-cell>
          <table:table-cell table:style-name="ce6" table:formula="of:=AVERAGE([.L2:.L11])" office:value-type="float" office:value="1038.2737" calcext:value-type="float">
            <text:p>1,038.274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2.838" calcext:value-type="float">
            <text:p>302.83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9" table:formula="of:=STDEV([.G2:.G12])" office:value-type="float" office:value="2.32358413878216" calcext:value-type="float">
            <text:p>2.324</text:p>
          </table:table-cell>
          <table:table-cell table:style-name="ce9" table:formula="of:=STDEV([.H2:.H12])" office:value-type="float" office:value="12.0747330326596" calcext:value-type="float">
            <text:p>12.075</text:p>
          </table:table-cell>
          <table:table-cell table:style-name="ce9" table:formula="of:=STDEV([.I2:.I12])" office:value-type="float" office:value="1.5178449986741" calcext:value-type="float">
            <text:p>1.518</text:p>
          </table:table-cell>
          <table:table-cell table:style-name="ce9" table:formula="of:=STDEV([.J2:.J12])" office:value-type="float" office:value="1.16717457563125" calcext:value-type="float">
            <text:p>1.167</text:p>
          </table:table-cell>
          <table:table-cell table:style-name="ce9" table:formula="of:=STDEV([.K2:.K12])" office:value-type="float" office:value="70.6495165241065" calcext:value-type="float">
            <text:p>70.650</text:p>
          </table:table-cell>
          <table:table-cell table:style-name="ce9" table:formula="of:=STDEV([.L2:.L12])" office:value-type="float" office:value="45.042745915519" calcext:value-type="float">
            <text:p>45.04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403" calcext:value-type="float">
            <text:p>306.403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4.189" calcext:value-type="float">
            <text:p>304.189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8.445" calcext:value-type="float">
            <text:p>308.445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5.719" calcext:value-type="float">
            <text:p>305.719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5.413" calcext:value-type="float">
            <text:p>305.413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642" calcext:value-type="float">
            <text:p>306.642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131" calcext:value-type="float">
            <text:p>306.131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033" calcext:value-type="float">
            <text:p>448.03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4.886" calcext:value-type="float">
            <text:p>444.886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605" calcext:value-type="float">
            <text:p>449.605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933" calcext:value-type="float">
            <text:p>449.93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077" calcext:value-type="float">
            <text:p>447.07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945" calcext:value-type="float">
            <text:p>446.945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064" calcext:value-type="float">
            <text:p>451.06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541" calcext:value-type="float">
            <text:p>445.541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4.654" calcext:value-type="float">
            <text:p>444.65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3.967" calcext:value-type="float">
            <text:p>443.96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4.151" calcext:value-type="float">
            <text:p>374.15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2.519" calcext:value-type="float">
            <text:p>372.51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3.403" calcext:value-type="float">
            <text:p>333.403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5.725" calcext:value-type="float">
            <text:p>375.72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2.999" calcext:value-type="float">
            <text:p>372.99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0.139" calcext:value-type="float">
            <text:p>370.13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3.798" calcext:value-type="float">
            <text:p>373.798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2.999" calcext:value-type="float">
            <text:p>372.99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3.69" calcext:value-type="float">
            <text:p>373.690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4.47" calcext:value-type="float">
            <text:p>374.470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0.064" calcext:value-type="float">
            <text:p>1040.06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2.789" calcext:value-type="float">
            <text:p>1052.78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6.153" calcext:value-type="float">
            <text:p>906.15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3.11" calcext:value-type="float">
            <text:p>1053.11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7.071" calcext:value-type="float">
            <text:p>1057.07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7.909" calcext:value-type="float">
            <text:p>1057.90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33.721" calcext:value-type="float">
            <text:p>1033.72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/>
          <table:table-cell table:style-name="ce24" table:number-columns-repeated="5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2.936" calcext:value-type="float">
            <text:p>1052.93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4" table:number-columns-repeated="6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9.532" calcext:value-type="float">
            <text:p>1059.53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69.452" calcext:value-type="float">
            <text:p>1069.45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15.575" calcext:value-type="float">
            <text:p>915.57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76.848" calcext:value-type="float">
            <text:p>1076.84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76.285" calcext:value-type="float">
            <text:p>1076.28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0.811" calcext:value-type="float">
            <text:p>1080.81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8.222" calcext:value-type="float">
            <text:p>928.22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62.405" calcext:value-type="float">
            <text:p>1062.4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93.281" calcext:value-type="float">
            <text:p>1093.28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0.211" calcext:value-type="float">
            <text:p>1080.21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36.097" calcext:value-type="float">
            <text:p>936.0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68.166" calcext:value-type="float">
            <text:p>968.16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intervals</text:p>
          </table:table-cell>
          <table:table-cell office:value-type="float" office:value="694.672" calcext:value-type="float">
            <text:p>694.67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1.093" calcext:value-type="float">
            <text:p>701.09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0.039" calcext:value-type="float">
            <text:p>700.03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5.703" calcext:value-type="float">
            <text:p>695.70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8.841" calcext:value-type="float">
            <text:p>698.84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65.523" calcext:value-type="float">
            <text:p>665.52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5.141" calcext:value-type="float">
            <text:p>695.14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2.132" calcext:value-type="float">
            <text:p>692.13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89.695" calcext:value-type="float">
            <text:p>689.69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6.683" calcext:value-type="float">
            <text:p>696.68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 table:number-rows-repeated="10">
          <table:table-cell table:number-columns-repeated="19"/>
        </table:table-row>
        <table:table-row table:style-name="ro1" table:number-rows-repeated="10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5e050f" table:style-name="ta1">
        <table:shapes>
          <draw:frame draw:z-index="0" draw:style-name="gr1" draw:text-style-name="P1" svg:width="18.403cm" svg:height="10.344cm" svg:x="10.215cm" svg:y="5.888cm">
            <draw:object draw:notify-on-update-of-ranges="c5e050f.G1:c5e050f.L1 c5e050f.G12:c5e050f.L12 c5e050f.G13:c5e050f.L1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8.4cm" svg:height="11.677cm" svg:x="10.215cm" svg:y="16.219cm">
            <draw:object draw:notify-on-update-of-ranges="c5e050f.A1:c5e050f.A1 c5e050f.A11:c5e050f.A11 c5e050f.A21:c5e050f.A21 c5e050f.A31:c5e050f.A31 c5e050f.A41:c5e050f.A41 c5e050f.A51:c5e050f.A51  c5e050f.D1:c5e050f.D1 c5e050f.D11:c5e050f.D11 c5e050f.D21:c5e050f.D21 c5e050f.D31:c5e050f.D31 c5e050f.D41:c5e050f.D41 c5e050f.D51:c5e050f.D51  c5e050f.E1:c5e050f.E1 c5e050f.E11:c5e050f.E11 c5e050f.E21:c5e050f.E21 c5e050f.E31:c5e050f.E31 c5e050f.E41:c5e050f.E41 c5e050f.E51:c5e050f.E51  c5e050f.F1:c5e050f.F1 c5e050f.F11:c5e050f.F11 c5e050f.F21:c5e050f.F21 c5e050f.F31:c5e050f.F31 c5e050f.F41:c5e050f.F41 c5e050f.F51:c5e050f.F51  c5e050f.C1:c5e050f.C1 c5e050f.C11:c5e050f.C11 c5e050f.C21:c5e050f.C21 c5e050f.C31:c5e050f.C31 c5e050f.C41:c5e050f.C41 c5e050f.C51:c5e050f.C5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number-columns-repeated="4" table:default-cell-style-name="ce3"/>
        <table:table-column table:style-name="co5" table:number-columns-repeated="2" table:default-cell-style-name="ce3"/>
        <table:table-column table:style-name="co7" table:number-columns-repeated="2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number-columns-repeated="6" table:default-cell-style-name="Default"/>
        <table:table-row table:style-name="ro1"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202.661" calcext:value-type="float">
            <text:p>202.661</text:p>
          </table:table-cell>
          <table:table-cell table:style-name="Default" office:value-type="float" office:value="2.072" calcext:value-type="float">
            <text:p>2.072</text:p>
          </table:table-cell>
          <table:table-cell table:style-name="Default" office:value-type="float" office:value="68.177" calcext:value-type="float">
            <text:p>68.177</text:p>
          </table:table-cell>
          <table:table-cell table:style-name="Default" office:value-type="float" office:value="10.251" calcext:value-type="float">
            <text:p>10.251</text:p>
          </table:table-cell>
          <table:table-cell table:style-name="Default" office:value-type="float" office:value="10.591" calcext:value-type="float">
            <text:p>10.591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1.584" calcext:value-type="float">
            <text:p>191.584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1]" office:value-type="float" office:value="452.467" calcext:value-type="float">
            <text:p>452.467</text:p>
          </table:table-cell>
          <table:table-cell table:style-name="ce5" table:formula="of:=[.B31]" office:value-type="float" office:value="343.774" calcext:value-type="float">
            <text:p>343.774</text:p>
          </table:table-cell>
          <table:table-cell table:style-name="ce5" table:formula="of:=[.B11]" office:value-type="float" office:value="299.457" calcext:value-type="float">
            <text:p>299.457</text:p>
          </table:table-cell>
          <table:table-cell table:style-name="ce5" table:formula="of:=[.B1]" office:value-type="float" office:value="202.661" calcext:value-type="float">
            <text:p>202.661</text:p>
          </table:table-cell>
          <table:table-cell table:style-name="ce5" table:formula="of:=[.B51]" office:value-type="float" office:value="1069.944" calcext:value-type="float">
            <text:p>1,069.944</text:p>
          </table:table-cell>
          <table:table-cell table:style-name="ce5" table:formula="of:=[.B41]" office:value-type="float" office:value="1042.901" calcext:value-type="float">
            <text:p>1,042.90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7.258" calcext:value-type="float">
            <text:p>197.258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2]" office:value-type="float" office:value="451.147" calcext:value-type="float">
            <text:p>451.147</text:p>
          </table:table-cell>
          <table:table-cell table:style-name="ce5" table:formula="of:=[.B32]" office:value-type="float" office:value="353.934" calcext:value-type="float">
            <text:p>353.934</text:p>
          </table:table-cell>
          <table:table-cell table:style-name="ce5" table:formula="of:=[.B12]" office:value-type="float" office:value="288.363" calcext:value-type="float">
            <text:p>288.363</text:p>
          </table:table-cell>
          <table:table-cell table:style-name="ce5" table:formula="of:=[.B2]" office:value-type="float" office:value="191.584" calcext:value-type="float">
            <text:p>191.584</text:p>
          </table:table-cell>
          <table:table-cell table:style-name="ce5" table:formula="of:=[.B52]" office:value-type="float" office:value="1071.197" calcext:value-type="float">
            <text:p>1,071.197</text:p>
          </table:table-cell>
          <table:table-cell table:style-name="ce5" table:formula="of:=[.B42]" office:value-type="float" office:value="1036.366" calcext:value-type="float">
            <text:p>1,036.366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2.299" calcext:value-type="float">
            <text:p>202.299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3]" office:value-type="float" office:value="451.087" calcext:value-type="float">
            <text:p>451.087</text:p>
          </table:table-cell>
          <table:table-cell table:style-name="ce5" table:formula="of:=[.B33]" office:value-type="float" office:value="318.03" calcext:value-type="float">
            <text:p>318.030</text:p>
          </table:table-cell>
          <table:table-cell table:style-name="ce5" table:formula="of:=[.B13]" office:value-type="float" office:value="298.177" calcext:value-type="float">
            <text:p>298.177</text:p>
          </table:table-cell>
          <table:table-cell table:style-name="ce5" table:formula="of:=[.B3]" office:value-type="float" office:value="197.258" calcext:value-type="float">
            <text:p>197.258</text:p>
          </table:table-cell>
          <table:table-cell table:style-name="ce5" table:formula="of:=[.B53]" office:value-type="float" office:value="1066.325" calcext:value-type="float">
            <text:p>1,066.325</text:p>
          </table:table-cell>
          <table:table-cell table:style-name="ce5" table:formula="of:=[.B43]" office:value-type="float" office:value="1045.746" calcext:value-type="float">
            <text:p>1,045.746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0.722" calcext:value-type="float">
            <text:p>200.722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4]" office:value-type="float" office:value="450.098" calcext:value-type="float">
            <text:p>450.098</text:p>
          </table:table-cell>
          <table:table-cell table:style-name="ce5" table:formula="of:=[.B34]" office:value-type="float" office:value="347.989" calcext:value-type="float">
            <text:p>347.989</text:p>
          </table:table-cell>
          <table:table-cell table:style-name="ce5" table:formula="of:=[.B14]" office:value-type="float" office:value="296.566" calcext:value-type="float">
            <text:p>296.566</text:p>
          </table:table-cell>
          <table:table-cell table:style-name="ce5" table:formula="of:=[.B4]" office:value-type="float" office:value="202.299" calcext:value-type="float">
            <text:p>202.299</text:p>
          </table:table-cell>
          <table:table-cell table:style-name="ce5" table:formula="of:=[.B54]" office:value-type="float" office:value="1052.382" calcext:value-type="float">
            <text:p>1,052.382</text:p>
          </table:table-cell>
          <table:table-cell table:style-name="ce5" table:formula="of:=[.B44]" office:value-type="float" office:value="1024.397" calcext:value-type="float">
            <text:p>1,024.397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1.253" calcext:value-type="float">
            <text:p>201.25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5]" office:value-type="float" office:value="446.956" calcext:value-type="float">
            <text:p>446.956</text:p>
          </table:table-cell>
          <table:table-cell table:style-name="ce5" table:formula="of:=[.B35]" office:value-type="float" office:value="353.824" calcext:value-type="float">
            <text:p>353.824</text:p>
          </table:table-cell>
          <table:table-cell table:style-name="ce5" table:formula="of:=[.B15]" office:value-type="float" office:value="292.91" calcext:value-type="float">
            <text:p>292.910</text:p>
          </table:table-cell>
          <table:table-cell table:style-name="ce5" table:formula="of:=[.B5]" office:value-type="float" office:value="200.722" calcext:value-type="float">
            <text:p>200.722</text:p>
          </table:table-cell>
          <table:table-cell table:style-name="ce5" table:formula="of:=[.B55]" office:value-type="float" office:value="1043.56" calcext:value-type="float">
            <text:p>1,043.560</text:p>
          </table:table-cell>
          <table:table-cell table:style-name="ce5" table:formula="of:=[.B45]" office:value-type="float" office:value="1030.75" calcext:value-type="float">
            <text:p>1,030.750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2.706" calcext:value-type="float">
            <text:p>202.70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6]" office:value-type="float" office:value="451.484" calcext:value-type="float">
            <text:p>451.484</text:p>
          </table:table-cell>
          <table:table-cell table:style-name="ce5" table:formula="of:=[.B36]" office:value-type="float" office:value="351.515" calcext:value-type="float">
            <text:p>351.515</text:p>
          </table:table-cell>
          <table:table-cell table:style-name="ce5" table:formula="of:=[.B16]" office:value-type="float" office:value="286.067" calcext:value-type="float">
            <text:p>286.067</text:p>
          </table:table-cell>
          <table:table-cell table:style-name="ce5" table:formula="of:=[.B6]" office:value-type="float" office:value="201.253" calcext:value-type="float">
            <text:p>201.253</text:p>
          </table:table-cell>
          <table:table-cell table:style-name="ce5" table:formula="of:=[.B56]" office:value-type="float" office:value="1049.91" calcext:value-type="float">
            <text:p>1,049.910</text:p>
          </table:table-cell>
          <table:table-cell table:style-name="ce5" table:formula="of:=[.B46]" office:value-type="float" office:value="1035.251" calcext:value-type="float">
            <text:p>1,035.25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7.768" calcext:value-type="float">
            <text:p>197.768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7]" office:value-type="float" office:value="448.423" calcext:value-type="float">
            <text:p>448.423</text:p>
          </table:table-cell>
          <table:table-cell table:style-name="ce5" table:formula="of:=[.B37]" office:value-type="float" office:value="346.551" calcext:value-type="float">
            <text:p>346.551</text:p>
          </table:table-cell>
          <table:table-cell table:style-name="ce5" table:formula="of:=[.B17]" office:value-type="float" office:value="280.21" calcext:value-type="float">
            <text:p>280.210</text:p>
          </table:table-cell>
          <table:table-cell table:style-name="ce5" table:formula="of:=[.B7]" office:value-type="float" office:value="202.706" calcext:value-type="float">
            <text:p>202.706</text:p>
          </table:table-cell>
          <table:table-cell table:style-name="ce5" table:formula="of:=[.B57]" office:value-type="float" office:value="1069.01" calcext:value-type="float">
            <text:p>1,069.010</text:p>
          </table:table-cell>
          <table:table-cell table:style-name="ce5" table:formula="of:=[.B47]" office:value-type="float" office:value="1051.222" calcext:value-type="float">
            <text:p>1,051.222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9.802" calcext:value-type="float">
            <text:p>199.802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8]" office:value-type="float" office:value="427.699" calcext:value-type="float">
            <text:p>427.699</text:p>
          </table:table-cell>
          <table:table-cell table:style-name="ce5" table:formula="of:=[.B38]" office:value-type="float" office:value="351.795" calcext:value-type="float">
            <text:p>351.795</text:p>
          </table:table-cell>
          <table:table-cell table:style-name="ce5" table:formula="of:=[.B18]" office:value-type="float" office:value="291.588" calcext:value-type="float">
            <text:p>291.588</text:p>
          </table:table-cell>
          <table:table-cell table:style-name="ce5" table:formula="of:=[.B8]" office:value-type="float" office:value="197.768" calcext:value-type="float">
            <text:p>197.768</text:p>
          </table:table-cell>
          <table:table-cell table:style-name="ce5" table:formula="of:=[.B58]" office:value-type="float" office:value="1062.097" calcext:value-type="float">
            <text:p>1,062.097</text:p>
          </table:table-cell>
          <table:table-cell table:style-name="ce5" table:formula="of:=[.B48]" office:value-type="float" office:value="1019.194" calcext:value-type="float">
            <text:p>1,019.194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2.223" calcext:value-type="float">
            <text:p>202.22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9]" office:value-type="float" office:value="444.068" calcext:value-type="float">
            <text:p>444.068</text:p>
          </table:table-cell>
          <table:table-cell table:style-name="ce5" table:formula="of:=[.B39]" office:value-type="float" office:value="299.612" calcext:value-type="float">
            <text:p>299.612</text:p>
          </table:table-cell>
          <table:table-cell table:style-name="ce5" table:formula="of:=[.B19]" office:value-type="float" office:value="287.5" calcext:value-type="float">
            <text:p>287.500</text:p>
          </table:table-cell>
          <table:table-cell table:style-name="ce5" table:formula="of:=[.B9]" office:value-type="float" office:value="199.802" calcext:value-type="float">
            <text:p>199.802</text:p>
          </table:table-cell>
          <table:table-cell table:style-name="ce5" table:formula="of:=[.B59]" office:value-type="float" office:value="1068.077" calcext:value-type="float">
            <text:p>1,068.077</text:p>
          </table:table-cell>
          <table:table-cell table:style-name="ce5" table:formula="of:=[.B49]" office:value-type="float" office:value="1046.672" calcext:value-type="float">
            <text:p>1,046.672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9.457" calcext:value-type="float">
            <text:p>299.45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30]" office:value-type="float" office:value="448.218" calcext:value-type="float">
            <text:p>448.218</text:p>
          </table:table-cell>
          <table:table-cell table:style-name="ce5" table:formula="of:=[.B40]" office:value-type="float" office:value="346.642" calcext:value-type="float">
            <text:p>346.642</text:p>
          </table:table-cell>
          <table:table-cell table:style-name="ce5" table:formula="of:=[.B20]" office:value-type="float" office:value="294.046" calcext:value-type="float">
            <text:p>294.046</text:p>
          </table:table-cell>
          <table:table-cell table:style-name="ce5" table:formula="of:=[.B10]" office:value-type="float" office:value="202.223" calcext:value-type="float">
            <text:p>202.223</text:p>
          </table:table-cell>
          <table:table-cell table:style-name="ce5" table:formula="of:=[.B60]" office:value-type="float" office:value="1077.007" calcext:value-type="float">
            <text:p>1,077.007</text:p>
          </table:table-cell>
          <table:table-cell table:style-name="ce5" table:formula="of:=[.B50]" office:value-type="float" office:value="1053.635" calcext:value-type="float">
            <text:p>1,053.635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8.363" calcext:value-type="float">
            <text:p>288.363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6" table:formula="of:=AVERAGE([.G2:.G11])" office:value-type="float" office:value="447.1647" calcext:value-type="float">
            <text:p>447.165</text:p>
          </table:table-cell>
          <table:table-cell table:style-name="ce6" table:formula="of:=AVERAGE([.H2:.H11])" office:value-type="float" office:value="341.3666" calcext:value-type="float">
            <text:p>341.367</text:p>
          </table:table-cell>
          <table:table-cell table:style-name="ce6" table:formula="of:=AVERAGE([.I2:.I11])" office:value-type="float" office:value="291.4884" calcext:value-type="float">
            <text:p>291.488</text:p>
          </table:table-cell>
          <table:table-cell table:style-name="ce6" table:formula="of:=AVERAGE([.J2:.J11])" office:value-type="float" office:value="199.8276" calcext:value-type="float">
            <text:p>199.828</text:p>
          </table:table-cell>
          <table:table-cell table:style-name="ce6" table:formula="of:=AVERAGE([.K2:.K11])" office:value-type="float" office:value="1062.9509" calcext:value-type="float">
            <text:p>1,062.951</text:p>
          </table:table-cell>
          <table:table-cell table:style-name="ce6" table:formula="of:=AVERAGE([.L2:.L11])" office:value-type="float" office:value="1038.6134" calcext:value-type="float">
            <text:p>1,038.61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8.177" calcext:value-type="float">
            <text:p>298.17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9" table:formula="of:=STDEV([.G2:.G12])" office:value-type="float" office:value="6.91272363182559" calcext:value-type="float">
            <text:p>6.913</text:p>
          </table:table-cell>
          <table:table-cell table:style-name="ce9" table:formula="of:=STDEV([.H2:.H12])" office:value-type="float" office:value="17.0800205866386" calcext:value-type="float">
            <text:p>17.080</text:p>
          </table:table-cell>
          <table:table-cell table:style-name="ce9" table:formula="of:=STDEV([.I2:.I12])" office:value-type="float" office:value="5.69964478191405" calcext:value-type="float">
            <text:p>5.700</text:p>
          </table:table-cell>
          <table:table-cell table:style-name="ce9" table:formula="of:=STDEV([.J2:.J12])" office:value-type="float" office:value="3.31350585332213" calcext:value-type="float">
            <text:p>3.314</text:p>
          </table:table-cell>
          <table:table-cell table:style-name="ce9" table:formula="of:=STDEV([.K2:.K12])" office:value-type="float" office:value="10.2340244913719" calcext:value-type="float">
            <text:p>10.234</text:p>
          </table:table-cell>
          <table:table-cell table:style-name="ce9" table:formula="of:=STDEV([.L2:.L12])" office:value-type="float" office:value="10.8454253784718" calcext:value-type="float">
            <text:p>10.845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6.566" calcext:value-type="float">
            <text:p>296.566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2.91" calcext:value-type="float">
            <text:p>292.91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6.067" calcext:value-type="float">
            <text:p>286.06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0.21" calcext:value-type="float">
            <text:p>280.21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1.588" calcext:value-type="float">
            <text:p>291.58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7.5" calcext:value-type="float">
            <text:p>287.50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4.046" calcext:value-type="float">
            <text:p>294.046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2.467" calcext:value-type="float">
            <text:p>452.46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147" calcext:value-type="float">
            <text:p>451.14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087" calcext:value-type="float">
            <text:p>451.08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0.098" calcext:value-type="float">
            <text:p>450.09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956" calcext:value-type="float">
            <text:p>446.956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484" calcext:value-type="float">
            <text:p>451.48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423" calcext:value-type="float">
            <text:p>448.42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27.699" calcext:value-type="float">
            <text:p>427.699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4.068" calcext:value-type="float">
            <text:p>444.06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218" calcext:value-type="float">
            <text:p>448.21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3.774" calcext:value-type="float">
            <text:p>343.77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3.934" calcext:value-type="float">
            <text:p>353.93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18.03" calcext:value-type="float">
            <text:p>318.030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7.989" calcext:value-type="float">
            <text:p>347.98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3.824" calcext:value-type="float">
            <text:p>353.82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1.515" calcext:value-type="float">
            <text:p>351.51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6.551" calcext:value-type="float">
            <text:p>346.55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1.795" calcext:value-type="float">
            <text:p>351.79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299.612" calcext:value-type="float">
            <text:p>299.612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6.642" calcext:value-type="float">
            <text:p>346.642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2.901" calcext:value-type="float">
            <text:p>1042.90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36.366" calcext:value-type="float">
            <text:p>1036.36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5.746" calcext:value-type="float">
            <text:p>1045.74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24.397" calcext:value-type="float">
            <text:p>1024.3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30.75" calcext:value-type="float">
            <text:p>1030.75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35.251" calcext:value-type="float">
            <text:p>1035.25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1.222" calcext:value-type="float">
            <text:p>1051.22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/>
          <table:table-cell table:style-name="ce24" table:number-columns-repeated="5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19.194" calcext:value-type="float">
            <text:p>1019.19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4" table:number-columns-repeated="6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6.672" calcext:value-type="float">
            <text:p>1046.67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3.635" calcext:value-type="float">
            <text:p>1053.63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69.944" calcext:value-type="float">
            <text:p>1069.94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71.197" calcext:value-type="float">
            <text:p>1071.1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66.325" calcext:value-type="float">
            <text:p>1066.32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52.382" calcext:value-type="float">
            <text:p>1052.38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43.56" calcext:value-type="float">
            <text:p>1043.56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49.91" calcext:value-type="float">
            <text:p>1049.91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69.01" calcext:value-type="float">
            <text:p>1069.01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62.097" calcext:value-type="float">
            <text:p>1062.0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68.077" calcext:value-type="float">
            <text:p>1068.07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77.007" calcext:value-type="float">
            <text:p>1077.00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intervals</text:p>
          </table:table-cell>
          <table:table-cell office:value-type="float" office:value="676.451" calcext:value-type="float">
            <text:p>676.45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86.155" calcext:value-type="float">
            <text:p>686.15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9.978" calcext:value-type="float">
            <text:p>709.97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7.661" calcext:value-type="float">
            <text:p>707.6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15.645" calcext:value-type="float">
            <text:p>715.64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5.155" calcext:value-type="float">
            <text:p>695.15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10.193" calcext:value-type="float">
            <text:p>710.19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6.438" calcext:value-type="float">
            <text:p>706.43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88.894" calcext:value-type="float">
            <text:p>688.89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12.744" calcext:value-type="float">
            <text:p>712.74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 table:number-rows-repeated="10">
          <table:table-cell table:number-columns-repeated="19"/>
        </table:table-row>
        <table:table-row table:style-name="ro1" table:number-rows-repeated="10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bea6ae6.A1:bea6ae6.C60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2c96608.A1:2c96608.C60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6fa9a23.A1:6fa9a23.C61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1d36ef5.A1:1d36ef5.C61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84e2d6e.A1:84e2d6e.C61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5" table:target-range-address="c5e050f.A1:c5e050f.C61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1T18:39:36.589000000</meta:creation-date>
    <dc:date>2023-04-18T21:28:38.111000000</dc:date>
    <meta:editing-duration>P1DT15H48M47S</meta:editing-duration>
    <meta:editing-cycles>24</meta:editing-cycles>
    <meta:generator>LibreOffice/7.4.5.1$Windows_X86_64 LibreOffice_project/9c0871452b3918c1019dde9bfac75448afc4b57f</meta:generator>
    <meta:document-statistic meta:table-count="6" meta:cell-count="2911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ff00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25cm" svg:height="10.345cm" xlink:href=".." xlink:type="simple" chart:class="chart:bar" chart:style-name="ch1">
        <chart:title svg:x="6.886cm" svg:y="0.341cm" chart:style-name="ch2">
          <text:p>regex vs ribose (2c96608)</text:p>
        </chart:title>
        <chart:plot-area chart:style-name="ch3" table:cell-range-address="2c96608.D1:2c96608.K1 2c96608.D12:2c96608.K12" chart:data-source-has-labels="row" svg:x="1.438cm" svg:y="1.33cm" svg:width="17.501cm" svg:height="8.809cm">
          <chart:coordinate-region svg:x="2.725cm" svg:y="1.525cm" svg:width="16.214cm" svg:height="5.927cm"/>
          <chart:axis chart:dimension="x" chart:name="primary-x" chart:style-name="ch4" chartooo:axis-type="auto">
            <chartooo:date-scale/>
            <chart:categories table:cell-range-address="2c96608.D1:2c96608.K1"/>
          </chart:axis>
          <chart:axis chart:dimension="y" chart:name="primary-y" chart:style-name="ch5">
            <chart:title svg:x="0.451cm" svg:y="7.198cm" chart:style-name="ch6">
              <text:p>throughput (mb/s)</text:p>
            </chart:title>
            <chart:grid chart:style-name="ch7" chart:class="major"/>
          </chart:axis>
          <chart:series chart:style-name="ch8" chart:values-cell-range-address="2c96608.D12:2c96608.K12" chart:class="chart:bar">
            <chart:data-point chart:style-name="ch9"/>
            <chart:data-point chart:style-name="ch10" chart:repeated="2"/>
            <chart:data-point chart:repeated="2"/>
            <chart:data-point chart:style-name="ch9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Ex.LinuxKernel</text:p>
                <draw:g>
                  <svg:desc>2c96608.D1:2c96608.K1</svg:desc>
                </draw:g>
              </table:table-cell>
              <table:table-cell office:value-type="string">
                <text:p>LinuxKernelNil</text:p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RegEx.VerboseGC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79.4405">
                <text:p>79.4405</text:p>
                <draw:g>
                  <svg:desc>2c96608.D12:2c96608.K12</svg:desc>
                </draw:g>
              </table:table-cell>
              <table:table-cell office:value-type="float" office:value="443.3021">
                <text:p>443.3021</text:p>
              </table:table-cell>
              <table:table-cell office:value-type="float" office:value="330.0464">
                <text:p>330.0464</text:p>
              </table:table-cell>
              <table:table-cell office:value-type="float" office:value="283.5617">
                <text:p>283.5617</text:p>
              </table:table-cell>
              <table:table-cell office:value-type="float" office:value="192.6057">
                <text:p>192.6057</text:p>
              </table:table-cell>
              <table:table-cell office:value-type="float" office:value="1645.8152">
                <text:p>1645.8152</text:p>
              </table:table-cell>
              <table:table-cell office:value-type="float" office:value="1018.2646">
                <text:p>1018.2646</text:p>
              </table:table-cell>
              <table:table-cell office:value-type="float" office:value="913.8237">
                <text:p>913.8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100" chart:reverse-direction="false" text:line-break="false" loext:try-staggering-first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8" style:family="chart" style:data-style-name="N1">
      <style:chart-properties chart:symbol-type="automatic" chart:symbol-width="0.206cm" chart:symbol-height="0.206cm"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9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04cm" svg:height="10.345cm" xlink:href=".." xlink:type="simple" chart:class="chart:bar" chart:style-name="ch1">
        <chart:title svg:x="6.596cm" svg:y="0.341cm" chart:style-name="ch2">
          <text:p>Transduction throughput</text:p>
        </chart:title>
        <chart:plot-area chart:style-name="ch3" table:cell-range-address="84e2d6e.G1:84e2d6e.L1 84e2d6e.G12:84e2d6e.L13" chart:data-source-has-labels="row" svg:x="1.829cm" svg:y="1.315cm" svg:width="15.503cm" svg:height="8.676cm">
          <chart:coordinate-region svg:x="2.88cm" svg:y="1.511cm" svg:width="13.6cm" svg:height="5.925cm"/>
          <chart:axis chart:dimension="x" chart:name="primary-x" chart:style-name="ch4" chartooo:axis-type="auto">
            <chartooo:date-scale/>
            <chart:categories table:cell-range-address="84e2d6e.G1:84e2d6e.L1"/>
          </chart:axis>
          <chart:axis chart:dimension="y" chart:name="primary-y" chart:style-name="ch5">
            <chart:title svg:x="0.86cm" svg:y="7.61cm" chart:style-name="ch6">
              <text:p>Mean throughput (mb/s)</text:p>
            </chart:title>
          </chart:axis>
          <chart:axis chart:dimension="y" chart:name="secondary-y" chart:style-name="ch7">
            <chart:title svg:x="17.701cm" svg:y="7.44cm" chart:style-name="ch6">
              <text:p>(*) Standard deviation</text:p>
            </chart:title>
          </chart:axis>
          <chart:series chart:attached-axis="primary-y" chart:style-name="ch8" chart:values-cell-range-address="84e2d6e.G12:84e2d6e.L12" chart:class="chart:bar">
            <chart:data-point chart:repeated="6"/>
          </chart:series>
          <chart:series chart:attached-axis="secondary-y" chart:style-name="ch9" chart:values-cell-range-address="84e2d6e.G13:84e2d6e.L1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KernelNil</text:p>
                <draw:g>
                  <svg:desc>84e2d6e.G1:84e2d6e.L1</svg:desc>
                </draw:g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47.1705">
                <text:p>447.1705</text:p>
                <draw:g>
                  <svg:desc>84e2d6e.G12:84e2d6e.L12</svg:desc>
                </draw:g>
              </table:table-cell>
              <table:table-cell office:value-type="float" office:value="369.3893">
                <text:p>369.3893</text:p>
              </table:table-cell>
              <table:table-cell office:value-type="float" office:value="305.8286">
                <text:p>305.8286</text:p>
              </table:table-cell>
              <table:table-cell office:value-type="float" office:value="208.9049">
                <text:p>208.9049</text:p>
              </table:table-cell>
              <table:table-cell office:value-type="float" office:value="1021.7901">
                <text:p>1021.7901</text:p>
              </table:table-cell>
              <table:table-cell office:value-type="float" office:value="1038.2737">
                <text:p>1038.2737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.32358413878216">
                <text:p>2.32358413878216</text:p>
                <draw:g>
                  <svg:desc>84e2d6e.G13:84e2d6e.L13</svg:desc>
                </draw:g>
              </table:table-cell>
              <table:table-cell office:value-type="float" office:value="12.0747330326596">
                <text:p>12.0747330326596</text:p>
              </table:table-cell>
              <table:table-cell office:value-type="float" office:value="1.5178449986741">
                <text:p>1.5178449986741</text:p>
              </table:table-cell>
              <table:table-cell office:value-type="float" office:value="1.16717457563125">
                <text:p>1.16717457563125</text:p>
              </table:table-cell>
              <table:table-cell office:value-type="float" office:value="70.6495165241065">
                <text:p>70.6495165241065</text:p>
              </table:table-cell>
              <table:table-cell office:value-type="float" office:value="45.042745915519">
                <text:p>45.0427459155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ot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" svg:stroke-width="0.03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78cm" xlink:href=".." xlink:type="simple" chart:class="chart:bar" chart:style-name="ch1">
        <chart:title svg:x="5.136cm" svg:y="0.368cm" chart:style-name="ch2">
          <text:p>Percentage of input consumed in traps</text:p>
        </chart:title>
        <chart:legend chart:legend-position="bottom" svg:x="5.793cm" svg:y="11.087cm" style:legend-expansion="wide" chart:style-name="ch3"/>
        <chart:plot-area chart:style-name="ch4" table:cell-range-address="84e2d6e.A1:84e2d6e.A1 84e2d6e.A11:84e2d6e.A11 84e2d6e.A21:84e2d6e.A21 84e2d6e.A31:84e2d6e.A31 84e2d6e.A41:84e2d6e.A41 84e2d6e.A51:84e2d6e.A51 84e2d6e.C1:84e2d6e.F1 84e2d6e.C11:84e2d6e.F11 84e2d6e.C21:84e2d6e.F21 84e2d6e.C31:84e2d6e.F31 84e2d6e.C41:84e2d6e.F41 84e2d6e.C51:84e2d6e.F51" chart:data-source-has-labels="both" svg:x="1.47cm" svg:y="1.36cm" svg:width="15.638cm" svg:height="9.285cm">
          <chart:coordinate-region svg:x="2.345cm" svg:y="1.555cm" svg:width="14.017cm" svg:height="6.535cm"/>
          <chart:axis chart:dimension="x" chart:name="primary-x" chart:style-name="ch5" chartooo:axis-type="auto">
            <chartooo:date-scale/>
            <chart:categories table:cell-range-address="84e2d6e.A1:84e2d6e.A1 84e2d6e.A11:84e2d6e.A11 84e2d6e.A21:84e2d6e.A21 84e2d6e.A31:84e2d6e.A31 84e2d6e.A41:84e2d6e.A41 84e2d6e.A51:84e2d6e.A51"/>
          </chart:axis>
          <chart:axis chart:dimension="y" chart:name="primary-y" chart:style-name="ch6">
            <chart:title svg:x="0.501cm" svg:y="8.694cm" chart:style-name="ch7">
              <text:p>100 * (bytes trapped / bytes read)</text:p>
            </chart:title>
          </chart:axis>
          <chart:axis chart:dimension="y" chart:name="secondary-y" chart:style-name="ch8">
            <chart:title svg:x="17.477cm" svg:y="6.872cm" chart:style-name="ch7">
              <text:p>(*) nul / kb</text:p>
            </chart:title>
          </chart:axis>
          <chart:series chart:attached-axis="primary-y" chart:style-name="ch9" chart:values-cell-range-address="84e2d6e.D1:84e2d6e.D1 84e2d6e.D11:84e2d6e.D11 84e2d6e.D21:84e2d6e.D21 84e2d6e.D31:84e2d6e.D31 84e2d6e.D41:84e2d6e.D41 84e2d6e.D51:84e2d6e.D51" loext:label-string="msum" chart:class="chart:bar">
            <chart:data-point chart:style-name="ch10"/>
            <chart:data-point chart:repeated="5"/>
          </chart:series>
          <chart:series chart:attached-axis="primary-y" chart:style-name="ch11" chart:values-cell-range-address="84e2d6e.E1:84e2d6e.E1 84e2d6e.E11:84e2d6e.E11 84e2d6e.E21:84e2d6e.E21 84e2d6e.E31:84e2d6e.E31 84e2d6e.E41:84e2d6e.E41 84e2d6e.E51:84e2d6e.E51" loext:label-string="mproduct" chart:class="chart:bar">
            <chart:data-point chart:repeated="6"/>
          </chart:series>
          <chart:series chart:attached-axis="primary-y" chart:style-name="ch12" chart:values-cell-range-address="84e2d6e.F1:84e2d6e.F1 84e2d6e.F11:84e2d6e.F11 84e2d6e.F21:84e2d6e.F21 84e2d6e.F31:84e2d6e.F31 84e2d6e.F41:84e2d6e.F41 84e2d6e.F51:84e2d6e.F51" loext:label-string="mscan" chart:class="chart:bar">
            <chart:data-point chart:repeated="6"/>
          </chart:series>
          <chart:series chart:attached-axis="secondary-y" chart:style-name="ch13" chart:values-cell-range-address="84e2d6e.C1:84e2d6e.C1 84e2d6e.C11:84e2d6e.C11 84e2d6e.C21:84e2d6e.C21 84e2d6e.C31:84e2d6e.C31 84e2d6e.C41:84e2d6e.C41 84e2d6e.C51:84e2d6e.C51" loext:label-string="&quot;nul / kb&quot;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um</text:p>
              </table:table-cell>
              <table:table-cell office:value-type="string">
                <text:p>mproduct</text:p>
              </table:table-cell>
              <table:table-cell office:value-type="string">
                <text:p>mscan</text:p>
              </table:table-cell>
              <table:table-cell office:value-type="string">
                <text:p>nul / kb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84e2d6e.A1:84e2d6e.A1 84e2d6e.A11:84e2d6e.A11 84e2d6e.A21:84e2d6e.A21 84e2d6e.A31:84e2d6e.A31 84e2d6e.A41:84e2d6e.A41 84e2d6e.A51:84e2d6e.A51</svg:desc>
                </draw:g>
              </table:table-cell>
              <table:table-cell office:value-type="float" office:value="68.177">
                <text:p>68.177</text:p>
                <draw:g>
                  <svg:desc>84e2d6e.D1:84e2d6e.D1 84e2d6e.D11:84e2d6e.D11 84e2d6e.D21:84e2d6e.D21 84e2d6e.D31:84e2d6e.D31 84e2d6e.D41:84e2d6e.D41 84e2d6e.D51:84e2d6e.D51</svg:desc>
                </draw:g>
              </table:table-cell>
              <table:table-cell office:value-type="float" office:value="10.251">
                <text:p>10.251</text:p>
                <draw:g>
                  <svg:desc>84e2d6e.E1:84e2d6e.E1 84e2d6e.E11:84e2d6e.E11 84e2d6e.E21:84e2d6e.E21 84e2d6e.E31:84e2d6e.E31 84e2d6e.E41:84e2d6e.E41 84e2d6e.E51:84e2d6e.E51</svg:desc>
                </draw:g>
              </table:table-cell>
              <table:table-cell office:value-type="float" office:value="10.591">
                <text:p>10.591</text:p>
                <draw:g>
                  <svg:desc>84e2d6e.F1:84e2d6e.F1 84e2d6e.F11:84e2d6e.F11 84e2d6e.F21:84e2d6e.F21 84e2d6e.F31:84e2d6e.F31 84e2d6e.F41:84e2d6e.F41 84e2d6e.F51:84e2d6e.F51</svg:desc>
                </draw:g>
              </table:table-cell>
              <table:table-cell office:value-type="float" office:value="2.072">
                <text:p>2.072</text:p>
                <draw:g>
                  <svg:desc>84e2d6e.C1:84e2d6e.C1 84e2d6e.C11:84e2d6e.C11 84e2d6e.C21:84e2d6e.C21 84e2d6e.C31:84e2d6e.C31 84e2d6e.C41:84e2d6e.C41 84e2d6e.C51:84e2d6e.C51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0.491">
                <text:p>20.491</text:p>
              </table:table-cell>
              <table:table-cell office:value-type="float" office:value="9.907">
                <text:p>9.907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52.758">
                <text:p>52.758</text:p>
              </table:table-cell>
              <table:table-cell office:value-type="float" office:value="7.498">
                <text:p>7.498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15.419">
                <text:p>15.419</text:p>
              </table:table-cell>
              <table:table-cell office:value-type="float" office:value="5.072">
                <text:p>5.072</text:p>
              </table:table-cell>
              <table:table-cell office:value-type="float" office:value="10.591">
                <text:p>10.591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0">
                <text:p>0</text:p>
              </table:table-cell>
              <table:table-cell office:value-type="float" office:value="2.541">
                <text:p>2.541</text:p>
              </table:table-cell>
              <table:table-cell office:value-type="float" office:value="92.984">
                <text:p>92.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0">
                <text:p>0</text:p>
              </table:table-cell>
              <table:table-cell office:value-type="float" office:value="1.305">
                <text:p>1.305</text:p>
              </table:table-cell>
              <table:table-cell office:value-type="float" office:value="93.808">
                <text:p>93.8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100" chart:reverse-direction="false" text:line-break="false" loext:try-staggering-first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8" style:family="chart" style:data-style-name="N1">
      <style:chart-properties chart:symbol-type="automatic" chart:symbol-width="0.206cm" chart:symbol-height="0.206cm"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9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04cm" svg:height="10.345cm" xlink:href=".." xlink:type="simple" chart:class="chart:bar" chart:style-name="ch1">
        <chart:title svg:x="6.596cm" svg:y="0.341cm" chart:style-name="ch2">
          <text:p>Transduction throughput</text:p>
        </chart:title>
        <chart:plot-area chart:style-name="ch3" table:cell-range-address="c5e050f.G1:c5e050f.L1 c5e050f.G12:c5e050f.L13" chart:data-source-has-labels="row" svg:x="1.829cm" svg:y="1.315cm" svg:width="15.503cm" svg:height="8.676cm">
          <chart:coordinate-region svg:x="2.88cm" svg:y="1.511cm" svg:width="13.6cm" svg:height="5.925cm"/>
          <chart:axis chart:dimension="x" chart:name="primary-x" chart:style-name="ch4" chartooo:axis-type="auto">
            <chartooo:date-scale/>
            <chart:categories table:cell-range-address="c5e050f.G1:c5e050f.L1"/>
          </chart:axis>
          <chart:axis chart:dimension="y" chart:name="primary-y" chart:style-name="ch5">
            <chart:title svg:x="0.86cm" svg:y="7.61cm" chart:style-name="ch6">
              <text:p>Mean throughput (mb/s)</text:p>
            </chart:title>
          </chart:axis>
          <chart:axis chart:dimension="y" chart:name="secondary-y" chart:style-name="ch7">
            <chart:title svg:x="17.701cm" svg:y="7.44cm" chart:style-name="ch6">
              <text:p>(*) Standard deviation</text:p>
            </chart:title>
          </chart:axis>
          <chart:series chart:attached-axis="primary-y" chart:style-name="ch8" chart:values-cell-range-address="c5e050f.G12:c5e050f.L12" chart:class="chart:bar">
            <chart:data-point chart:repeated="6"/>
          </chart:series>
          <chart:series chart:attached-axis="secondary-y" chart:style-name="ch9" chart:values-cell-range-address="c5e050f.G13:c5e050f.L1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KernelNil</text:p>
                <draw:g>
                  <svg:desc>c5e050f.G1:c5e050f.L1</svg:desc>
                </draw:g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47.1647">
                <text:p>447.1647</text:p>
                <draw:g>
                  <svg:desc>c5e050f.G12:c5e050f.L12</svg:desc>
                </draw:g>
              </table:table-cell>
              <table:table-cell office:value-type="float" office:value="341.3666">
                <text:p>341.3666</text:p>
              </table:table-cell>
              <table:table-cell office:value-type="float" office:value="291.4884">
                <text:p>291.4884</text:p>
              </table:table-cell>
              <table:table-cell office:value-type="float" office:value="199.8276">
                <text:p>199.8276</text:p>
              </table:table-cell>
              <table:table-cell office:value-type="float" office:value="1062.9509">
                <text:p>1062.9509</text:p>
              </table:table-cell>
              <table:table-cell office:value-type="float" office:value="1038.6134">
                <text:p>1038.6134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6.91272363182559">
                <text:p>6.91272363182559</text:p>
                <draw:g>
                  <svg:desc>c5e050f.G13:c5e050f.L13</svg:desc>
                </draw:g>
              </table:table-cell>
              <table:table-cell office:value-type="float" office:value="17.0800205866386">
                <text:p>17.0800205866386</text:p>
              </table:table-cell>
              <table:table-cell office:value-type="float" office:value="5.69964478191405">
                <text:p>5.69964478191405</text:p>
              </table:table-cell>
              <table:table-cell office:value-type="float" office:value="3.31350585332213">
                <text:p>3.31350585332213</text:p>
              </table:table-cell>
              <table:table-cell office:value-type="float" office:value="10.2340244913719">
                <text:p>10.2340244913719</text:p>
              </table:table-cell>
              <table:table-cell office:value-type="float" office:value="10.8454253784718">
                <text:p>10.84542537847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o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" svg:stroke-width="0.03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78cm" xlink:href=".." xlink:type="simple" chart:class="chart:bar" chart:style-name="ch1">
        <chart:title svg:x="5.136cm" svg:y="0.368cm" chart:style-name="ch2">
          <text:p>Percentage of input consumed in traps</text:p>
        </chart:title>
        <chart:legend chart:legend-position="bottom" svg:x="5.734cm" svg:y="11.087cm" style:legend-expansion="wide" chart:style-name="ch3"/>
        <chart:plot-area chart:style-name="ch4" table:cell-range-address="c5e050f.A1:c5e050f.A1 c5e050f.A11:c5e050f.A11 c5e050f.A21:c5e050f.A21 c5e050f.A31:c5e050f.A31 c5e050f.A41:c5e050f.A41 c5e050f.A51:c5e050f.A51 c5e050f.C1:c5e050f.F1 c5e050f.C11:c5e050f.F11 c5e050f.C21:c5e050f.F21 c5e050f.C31:c5e050f.F31 c5e050f.C41:c5e050f.F41 c5e050f.C51:c5e050f.F51" chart:data-source-has-labels="both" svg:x="1.47cm" svg:y="1.36cm" svg:width="15.638cm" svg:height="9.285cm">
          <chart:coordinate-region svg:x="2.345cm" svg:y="1.555cm" svg:width="14.017cm" svg:height="6.535cm"/>
          <chart:axis chart:dimension="x" chart:name="primary-x" chart:style-name="ch5" chartooo:axis-type="auto">
            <chartooo:date-scale/>
            <chart:categories table:cell-range-address="c5e050f.A1:c5e050f.A1 c5e050f.A11:c5e050f.A11 c5e050f.A21:c5e050f.A21 c5e050f.A31:c5e050f.A31 c5e050f.A41:c5e050f.A41 c5e050f.A51:c5e050f.A51"/>
          </chart:axis>
          <chart:axis chart:dimension="y" chart:name="primary-y" chart:style-name="ch6">
            <chart:title svg:x="0.501cm" svg:y="8.694cm" chart:style-name="ch7">
              <text:p>100 * (bytes trapped / bytes read)</text:p>
            </chart:title>
          </chart:axis>
          <chart:axis chart:dimension="y" chart:name="secondary-y" chart:style-name="ch8">
            <chart:title svg:x="17.477cm" svg:y="6.872cm" chart:style-name="ch7">
              <text:p>(*) nul / kb</text:p>
            </chart:title>
          </chart:axis>
          <chart:series chart:attached-axis="primary-y" chart:style-name="ch9" chart:values-cell-range-address="c5e050f.D1:c5e050f.D1 c5e050f.D11:c5e050f.D11 c5e050f.D21:c5e050f.D21 c5e050f.D31:c5e050f.D31 c5e050f.D41:c5e050f.D41 c5e050f.D51:c5e050f.D51" loext:label-string="msum" chart:class="chart:bar">
            <chart:data-point chart:style-name="ch10"/>
            <chart:data-point chart:repeated="5"/>
          </chart:series>
          <chart:series chart:attached-axis="primary-y" chart:style-name="ch11" chart:values-cell-range-address="c5e050f.E1:c5e050f.E1 c5e050f.E11:c5e050f.E11 c5e050f.E21:c5e050f.E21 c5e050f.E31:c5e050f.E31 c5e050f.E41:c5e050f.E41 c5e050f.E51:c5e050f.E51" loext:label-string="mproduct" chart:class="chart:bar">
            <chart:data-point chart:repeated="6"/>
          </chart:series>
          <chart:series chart:attached-axis="primary-y" chart:style-name="ch12" chart:values-cell-range-address="c5e050f.F1:c5e050f.F1 c5e050f.F11:c5e050f.F11 c5e050f.F21:c5e050f.F21 c5e050f.F31:c5e050f.F31 c5e050f.F41:c5e050f.F41 c5e050f.F51:c5e050f.F51" loext:label-string="mscan" chart:class="chart:bar">
            <chart:data-point chart:repeated="6"/>
          </chart:series>
          <chart:series chart:attached-axis="secondary-y" chart:style-name="ch13" chart:values-cell-range-address="c5e050f.C1:c5e050f.C1 c5e050f.C11:c5e050f.C11 c5e050f.C21:c5e050f.C21 c5e050f.C31:c5e050f.C31 c5e050f.C41:c5e050f.C41 c5e050f.C51:c5e050f.C51" loext:label-string="&quot;nub / kb&quot;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um</text:p>
              </table:table-cell>
              <table:table-cell office:value-type="string">
                <text:p>mproduct</text:p>
              </table:table-cell>
              <table:table-cell office:value-type="string">
                <text:p>mscan</text:p>
              </table:table-cell>
              <table:table-cell office:value-type="string">
                <text:p>nub / kb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c5e050f.A1:c5e050f.A1 c5e050f.A11:c5e050f.A11 c5e050f.A21:c5e050f.A21 c5e050f.A31:c5e050f.A31 c5e050f.A41:c5e050f.A41 c5e050f.A51:c5e050f.A51</svg:desc>
                </draw:g>
              </table:table-cell>
              <table:table-cell office:value-type="float" office:value="68.177">
                <text:p>68.177</text:p>
                <draw:g>
                  <svg:desc>c5e050f.D1:c5e050f.D1 c5e050f.D11:c5e050f.D11 c5e050f.D21:c5e050f.D21 c5e050f.D31:c5e050f.D31 c5e050f.D41:c5e050f.D41 c5e050f.D51:c5e050f.D51</svg:desc>
                </draw:g>
              </table:table-cell>
              <table:table-cell office:value-type="float" office:value="10.251">
                <text:p>10.251</text:p>
                <draw:g>
                  <svg:desc>c5e050f.E1:c5e050f.E1 c5e050f.E11:c5e050f.E11 c5e050f.E21:c5e050f.E21 c5e050f.E31:c5e050f.E31 c5e050f.E41:c5e050f.E41 c5e050f.E51:c5e050f.E51</svg:desc>
                </draw:g>
              </table:table-cell>
              <table:table-cell office:value-type="float" office:value="10.591">
                <text:p>10.591</text:p>
                <draw:g>
                  <svg:desc>c5e050f.F1:c5e050f.F1 c5e050f.F11:c5e050f.F11 c5e050f.F21:c5e050f.F21 c5e050f.F31:c5e050f.F31 c5e050f.F41:c5e050f.F41 c5e050f.F51:c5e050f.F51</svg:desc>
                </draw:g>
              </table:table-cell>
              <table:table-cell office:value-type="float" office:value="2.072">
                <text:p>2.072</text:p>
                <draw:g>
                  <svg:desc>c5e050f.C1:c5e050f.C1 c5e050f.C11:c5e050f.C11 c5e050f.C21:c5e050f.C21 c5e050f.C31:c5e050f.C31 c5e050f.C41:c5e050f.C41 c5e050f.C51:c5e050f.C51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0.491">
                <text:p>20.491</text:p>
              </table:table-cell>
              <table:table-cell office:value-type="float" office:value="9.907">
                <text:p>9.907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52.758">
                <text:p>52.758</text:p>
              </table:table-cell>
              <table:table-cell office:value-type="float" office:value="7.498">
                <text:p>7.498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15.419">
                <text:p>15.419</text:p>
              </table:table-cell>
              <table:table-cell office:value-type="float" office:value="5.072">
                <text:p>5.072</text:p>
              </table:table-cell>
              <table:table-cell office:value-type="float" office:value="10.591">
                <text:p>10.591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0">
                <text:p>0</text:p>
              </table:table-cell>
              <table:table-cell office:value-type="float" office:value="2.541">
                <text:p>2.541</text:p>
              </table:table-cell>
              <table:table-cell office:value-type="float" office:value="92.984">
                <text:p>92.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0">
                <text:p>0</text:p>
              </table:table-cell>
              <table:table-cell office:value-type="float" office:value="1.305">
                <text:p>1.305</text:p>
              </table:table-cell>
              <table:table-cell office:value-type="float" office:value="93.808">
                <text:p>93.8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ff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25cm" svg:height="10.345cm" xlink:href=".." xlink:type="simple" chart:class="chart:bar" chart:style-name="ch1">
        <chart:title svg:x="6.874cm" svg:y="0.341cm" chart:style-name="ch2">
          <text:p>regex vs ribose (bea6ae6)</text:p>
        </chart:title>
        <chart:plot-area chart:style-name="ch3" table:cell-range-address="bea6ae6.D1:bea6ae6.K1 bea6ae6.D12:bea6ae6.K12" chart:data-source-has-labels="row" svg:x="1.438cm" svg:y="1.33cm" svg:width="17.501cm" svg:height="8.809cm">
          <chart:coordinate-region svg:x="2.725cm" svg:y="1.525cm" svg:width="16.214cm" svg:height="5.927cm"/>
          <chart:axis chart:dimension="x" chart:name="primary-x" chart:style-name="ch4" chartooo:axis-type="auto">
            <chartooo:date-scale/>
            <chart:categories table:cell-range-address="bea6ae6.D1:bea6ae6.K1"/>
          </chart:axis>
          <chart:axis chart:dimension="y" chart:name="primary-y" chart:style-name="ch5">
            <chart:title svg:x="0.451cm" svg:y="7.198cm" chart:style-name="ch6">
              <text:p>throughput (mb/s)</text:p>
            </chart:title>
            <chart:grid chart:style-name="ch7" chart:class="major"/>
          </chart:axis>
          <chart:series chart:style-name="ch8" chart:values-cell-range-address="bea6ae6.D12:bea6ae6.K12" chart:class="chart:bar">
            <chart:data-point chart:style-name="ch9"/>
            <chart:data-point chart:repeated="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Ex.LinuxKernel</text:p>
                <draw:g>
                  <svg:desc>bea6ae6.D1:bea6ae6.K1</svg:desc>
                </draw:g>
              </table:table-cell>
              <table:table-cell office:value-type="string">
                <text:p>LinuxKernelNil</text:p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RegEx.VerboseGC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0.1248">
                <text:p>80.1248</text:p>
                <draw:g>
                  <svg:desc>bea6ae6.D12:bea6ae6.K12</svg:desc>
                </draw:g>
              </table:table-cell>
              <table:table-cell office:value-type="float" office:value="449.1767">
                <text:p>449.1767</text:p>
              </table:table-cell>
              <table:table-cell office:value-type="float" office:value="328.3837">
                <text:p>328.3837</text:p>
              </table:table-cell>
              <table:table-cell office:value-type="float" office:value="281.2299">
                <text:p>281.2299</text:p>
              </table:table-cell>
              <table:table-cell office:value-type="float" office:value="194.1212">
                <text:p>194.1212</text:p>
              </table:table-cell>
              <table:table-cell office:value-type="float" office:value="1650.6666">
                <text:p>1650.6666</text:p>
              </table:table-cell>
              <table:table-cell office:value-type="float" office:value="923.0763">
                <text:p>923.0763</text:p>
              </table:table-cell>
              <table:table-cell office:value-type="float" office:value="958.9043">
                <text:p>958.90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8" style:family="chart" style:data-style-name="N1">
      <style:chart-properties chart:symbol-type="automatic" chart:symbol-width="0.206cm" chart:symbol-height="0.206cm"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9pt" style:font-size-asian="10pt" style:font-size-complex="10pt"/>
    </style:style>
    <style:style style:name="ch9" style:family="chart">
      <style:chart-properties chart:solid-type="cuboid" chart:symbol-type="automatic" chart:symbol-width="0.206cm" chart:symbol-height="0.206cm"/>
      <style:graphic-properties draw:fill-color="#ff0000"/>
    </style:style>
    <style:style style:name="ch10" style:family="chart">
      <style:chart-properties chart:solid-type="cuboid" chart:symbol-type="automatic" chart:symbol-width="0.206cm" chart:symbol-height="0.206cm"/>
      <style:graphic-properties draw:fill-color="#2a6099"/>
    </style:style>
    <style:style style:name="ch11" style:family="chart">
      <style:chart-properties chart:solid-type="cuboid" chart:symbol-type="automatic" chart:symbol-width="0.206cm" chart:symbol-height="0.206cm"/>
      <style:graphic-properties draw:fill-color="#ffde59"/>
    </style:style>
    <style:style style:name="ch12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5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sterisk" chart:symbol-width="0.2cm" chart:symbol-height="0.2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4cm" svg:height="10.345cm" xlink:href=".." xlink:type="simple" chart:class="chart:bar" chart:style-name="ch1">
        <chart:title svg:x="5.091cm" svg:y="0.341cm" chart:style-name="ch2">
          <text:p>Transduction throughput vs Java regex</text:p>
        </chart:title>
        <chart:plot-area chart:style-name="ch3" table:cell-range-address="6fa9a23.G1:6fa9a23.N1 6fa9a23.G12:6fa9a23.N13" chart:data-source-has-labels="both" svg:x="1.429cm" svg:y="1.316cm" svg:width="15.703cm" svg:height="8.807cm">
          <chart:coordinate-region svg:x="2.88cm" svg:y="1.511cm" svg:width="13.6cm" svg:height="5.925cm"/>
          <chart:axis chart:dimension="x" chart:name="primary-x" chart:style-name="ch4" chartooo:axis-type="auto">
            <chartooo:date-scale/>
            <chart:categories table:cell-range-address="6fa9a23.G1:6fa9a23.N1"/>
          </chart:axis>
          <chart:axis chart:dimension="y" chart:name="primary-y" chart:style-name="ch5">
            <chart:title svg:x="0.46cm" svg:y="7.676cm" chart:style-name="ch6">
              <text:p>Mean throughput (mb/s)</text:p>
            </chart:title>
          </chart:axis>
          <chart:axis chart:dimension="y" chart:name="secondary-y" chart:style-name="ch7">
            <chart:title svg:x="17.501cm" svg:y="7.506cm" chart:style-name="ch6">
              <text:p>(*) Standard deviation</text:p>
            </chart:title>
          </chart:axis>
          <chart:series chart:attached-axis="primary-y" chart:style-name="ch8" chart:values-cell-range-address="6fa9a23.G12:6fa9a23.N12" loext:label-string="average" chart:class="chart:bar">
            <chart:data-point chart:style-name="ch9"/>
            <chart:data-point chart:style-name="ch10" chart:repeated="4"/>
            <chart:data-point chart:style-name="ch11"/>
            <chart:data-point chart:repeated="2"/>
          </chart:series>
          <chart:series chart:attached-axis="secondary-y" chart:style-name="ch12" chart:values-cell-range-address="6fa9a23.G13:6fa9a23.N13" loext:label-string="&quot;std dev&quot;" chart:class="chart:line">
            <chart:data-point chart:repeated="5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std dev</text:p>
              </table:table-cell>
            </table:table-row>
          </table:table-header-rows>
          <table:table-rows>
            <table:table-row>
              <table:table-cell office:value-type="string">
                <text:p>RegEx.LinuxKernel</text:p>
                <draw:g>
                  <svg:desc>6fa9a23.G1:6fa9a23.N1</svg:desc>
                </draw:g>
              </table:table-cell>
              <table:table-cell office:value-type="float" office:value="80.2201">
                <text:p>80.2201</text:p>
                <draw:g>
                  <svg:desc>6fa9a23.G12:6fa9a23.N12</svg:desc>
                </draw:g>
              </table:table-cell>
              <table:table-cell office:value-type="float" office:value="0.970676333514135">
                <text:p>0.970676333514135</text:p>
                <draw:g>
                  <svg:desc>6fa9a23.G13:6fa9a23.N13</svg:desc>
                </draw:g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447.8536">
                <text:p>447.8536</text:p>
              </table:table-cell>
              <table:table-cell office:value-type="float" office:value="1.49311581600358">
                <text:p>1.49311581600358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343.968">
                <text:p>343.968</text:p>
              </table:table-cell>
              <table:table-cell office:value-type="float" office:value="3.46277186658319">
                <text:p>3.46277186658319</text:p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77.8888">
                <text:p>277.8888</text:p>
              </table:table-cell>
              <table:table-cell office:value-type="float" office:value="4.54027216805336">
                <text:p>4.54027216805336</text:p>
              </table:table-cell>
            </table:table-row>
            <table:table-row>
              <table:table-cell office:value-type="string">
                <text:p>LinuxKernelStrict</text:p>
              </table:table-cell>
              <table:table-cell office:value-type="float" office:value="195.547">
                <text:p>195.547</text:p>
              </table:table-cell>
              <table:table-cell office:value-type="float" office:value="1.59318699467451">
                <text:p>1.59318699467451</text:p>
              </table:table-cell>
            </table:table-row>
            <table:table-row>
              <table:table-cell office:value-type="string">
                <text:p>RegEx.Intervals</text:p>
              </table:table-cell>
              <table:table-cell office:value-type="float" office:value="1635.4916">
                <text:p>1635.4916</text:p>
              </table:table-cell>
              <table:table-cell office:value-type="float" office:value="30.223556376516">
                <text:p>30.223556376516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946.0562">
                <text:p>946.0562</text:p>
              </table:table-cell>
              <table:table-cell office:value-type="float" office:value="1.54502082833856">
                <text:p>1.54502082833856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1015.3159">
                <text:p>1015.3159</text:p>
              </table:table-cell>
              <table:table-cell office:value-type="float" office:value="52.7464692059099">
                <text:p>52.74646920590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5f_5f_5f_5f_5f_5f_5f_5f_5f_5f_5f_5f_20_5f_5f_5f_5f_5f_5f_5f_5f_5f_5f_5f_5f_5f_5f_5f_Dot_5f_5f_5f_5f_5f_5f_5f_5f_5f_5f_5f_5f_5f_5f_5f_20_5f_5f_5f_5f_5f_5f_5f_5f_5f_5f_5f_5f_5f_5f_5f_4" svg:stroke-width="0.03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78cm" xlink:href=".." xlink:type="simple" chart:class="chart:bar" chart:style-name="ch1">
        <chart:title svg:x="5.136cm" svg:y="0.368cm" chart:style-name="ch2">
          <text:p>Percentage of input consumed in traps</text:p>
        </chart:title>
        <chart:legend chart:legend-position="bottom" svg:x="5.793cm" svg:y="11.087cm" style:legend-expansion="wide" chart:style-name="ch3"/>
        <chart:plot-area chart:style-name="ch4" table:cell-range-address="6fa9a23.A1:6fa9a23.A1 6fa9a23.A11:6fa9a23.A11 6fa9a23.A21:6fa9a23.A21 6fa9a23.A31:6fa9a23.A31 6fa9a23.A41:6fa9a23.A41 6fa9a23.A51:6fa9a23.A51 6fa9a23.D1:6fa9a23.F1 6fa9a23.D11:6fa9a23.F11 6fa9a23.D21:6fa9a23.F21 6fa9a23.D31:6fa9a23.F31 6fa9a23.D41:6fa9a23.F41 6fa9a23.D51:6fa9a23.F51 6fa9a23.V29:6fa9a23.V34" chart:data-source-has-labels="both" svg:x="1.47cm" svg:y="1.36cm" svg:width="15.638cm" svg:height="9.285cm">
          <chart:coordinate-region svg:x="2.345cm" svg:y="1.555cm" svg:width="14.017cm" svg:height="6.535cm"/>
          <chart:axis chart:dimension="x" chart:name="primary-x" chart:style-name="ch5" chartooo:axis-type="auto">
            <chartooo:date-scale/>
            <chart:categories table:cell-range-address="6fa9a23.A1:6fa9a23.A1 6fa9a23.A11:6fa9a23.A11 6fa9a23.A21:6fa9a23.A21 6fa9a23.A31:6fa9a23.A31 6fa9a23.A41:6fa9a23.A41 6fa9a23.A51:6fa9a23.A51"/>
          </chart:axis>
          <chart:axis chart:dimension="y" chart:name="primary-y" chart:style-name="ch6">
            <chart:title svg:x="0.501cm" svg:y="8.694cm" chart:style-name="ch7">
              <text:p>100 * (bytes trapped / bytes read)</text:p>
            </chart:title>
          </chart:axis>
          <chart:axis chart:dimension="y" chart:name="secondary-y" chart:style-name="ch8">
            <chart:title svg:x="17.477cm" svg:y="6.872cm" chart:style-name="ch7">
              <text:p>(*) nul / kb</text:p>
            </chart:title>
          </chart:axis>
          <chart:series chart:attached-axis="primary-y" chart:style-name="ch9" chart:values-cell-range-address="6fa9a23.D1:6fa9a23.D1 6fa9a23.D11:6fa9a23.D11 6fa9a23.D21:6fa9a23.D21 6fa9a23.D31:6fa9a23.D31 6fa9a23.D41:6fa9a23.D41 6fa9a23.D51:6fa9a23.D51" loext:label-string="&quot;msum&quot;" chart:class="chart:bar">
            <chart:data-point chart:style-name="ch10"/>
            <chart:data-point chart:repeated="5"/>
          </chart:series>
          <chart:series chart:attached-axis="primary-y" chart:style-name="ch11" chart:values-cell-range-address="6fa9a23.E1:6fa9a23.E1 6fa9a23.E11:6fa9a23.E11 6fa9a23.E21:6fa9a23.E21 6fa9a23.E31:6fa9a23.E31 6fa9a23.E41:6fa9a23.E41 6fa9a23.E51:6fa9a23.E51" loext:label-string="&quot;mproduct&quot;" chart:class="chart:bar">
            <chart:data-point chart:repeated="6"/>
          </chart:series>
          <chart:series chart:attached-axis="primary-y" chart:style-name="ch12" chart:values-cell-range-address="6fa9a23.F1:6fa9a23.F1 6fa9a23.F11:6fa9a23.F11 6fa9a23.F21:6fa9a23.F21 6fa9a23.F31:6fa9a23.F31 6fa9a23.F41:6fa9a23.F41 6fa9a23.F51:6fa9a23.F51" loext:label-string="&quot;mscan&quot;" chart:class="chart:bar">
            <chart:data-point chart:repeated="6"/>
          </chart:series>
          <chart:series chart:attached-axis="secondary-y" chart:style-name="ch13" chart:values-cell-range-address="6fa9a23.V29:6fa9a23.V34" loext:label-string="&quot;nul / kb&quot;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um</text:p>
              </table:table-cell>
              <table:table-cell office:value-type="string">
                <text:p>mproduct</text:p>
              </table:table-cell>
              <table:table-cell office:value-type="string">
                <text:p>mscan</text:p>
              </table:table-cell>
              <table:table-cell office:value-type="string">
                <text:p>nul / kb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6fa9a23.A1:6fa9a23.A1 6fa9a23.A11:6fa9a23.A11 6fa9a23.A21:6fa9a23.A21 6fa9a23.A31:6fa9a23.A31 6fa9a23.A41:6fa9a23.A41 6fa9a23.A51:6fa9a23.A51</svg:desc>
                </draw:g>
              </table:table-cell>
              <table:table-cell office:value-type="float" office:value="68.177">
                <text:p>68.177</text:p>
                <draw:g>
                  <svg:desc>6fa9a23.D1:6fa9a23.D1 6fa9a23.D11:6fa9a23.D11 6fa9a23.D21:6fa9a23.D21 6fa9a23.D31:6fa9a23.D31 6fa9a23.D41:6fa9a23.D41 6fa9a23.D51:6fa9a23.D51</svg:desc>
                </draw:g>
              </table:table-cell>
              <table:table-cell office:value-type="float" office:value="10.251">
                <text:p>10.251</text:p>
                <draw:g>
                  <svg:desc>6fa9a23.E1:6fa9a23.E1 6fa9a23.E11:6fa9a23.E11 6fa9a23.E21:6fa9a23.E21 6fa9a23.E31:6fa9a23.E31 6fa9a23.E41:6fa9a23.E41 6fa9a23.E51:6fa9a23.E51</svg:desc>
                </draw:g>
              </table:table-cell>
              <table:table-cell office:value-type="float" office:value="10.591">
                <text:p>10.591</text:p>
                <draw:g>
                  <svg:desc>6fa9a23.F1:6fa9a23.F1 6fa9a23.F11:6fa9a23.F11 6fa9a23.F21:6fa9a23.F21 6fa9a23.F31:6fa9a23.F31 6fa9a23.F41:6fa9a23.F41 6fa9a23.F51:6fa9a23.F51</svg:desc>
                </draw:g>
              </table:table-cell>
              <table:table-cell office:value-type="float" office:value="2.072">
                <text:p>2.072</text:p>
                <draw:g>
                  <svg:desc>6fa9a23.V29:6fa9a23.V34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0.491">
                <text:p>20.491</text:p>
              </table:table-cell>
              <table:table-cell office:value-type="float" office:value="9.907">
                <text:p>9.907</text:p>
              </table:table-cell>
              <table:table-cell office:value-type="float" office:value="10.591">
                <text:p>10.591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52.758">
                <text:p>52.758</text:p>
              </table:table-cell>
              <table:table-cell office:value-type="float" office:value="7.498">
                <text:p>7.498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15.419">
                <text:p>15.419</text:p>
              </table:table-cell>
              <table:table-cell office:value-type="float" office:value="5.072">
                <text:p>5.072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0">
                <text:p>0</text:p>
              </table:table-cell>
              <table:table-cell office:value-type="float" office:value="2.541">
                <text:p>2.541</text:p>
              </table:table-cell>
              <table:table-cell office:value-type="float" office:value="92.984">
                <text:p>92.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0">
                <text:p>0</text:p>
              </table:table-cell>
              <table:table-cell office:value-type="float" office:value="1.305">
                <text:p>1.305</text:p>
              </table:table-cell>
              <table:table-cell office:value-type="float" office:value="93.808">
                <text:p>93.8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 dr3d:edge-rounding="5%"/>
      <style:text-properties fo:font-size="9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81cm" xlink:href=".." xlink:type="simple" chart:class="chart:bar" chart:style-name="ch1">
        <chart:title svg:x="5.63cm" svg:y="0.368cm" chart:style-name="ch2">
          <text:p>Reclaimed heap per G1 collection</text:p>
        </chart:title>
        <chart:legend chart:legend-position="bottom" svg:x="3.648cm" svg:y="11.09cm" style:legend-expansion="wide" chart:style-name="ch3"/>
        <chart:plot-area chart:style-name="ch4" table:cell-range-address="6fa9a23.M15:6fa9a23.M15 6fa9a23.O15:6fa9a23.T15 6fa9a23.M18:6fa9a23.M18 6fa9a23.O18:6fa9a23.T18 6fa9a23.M21:6fa9a23.M21 6fa9a23.O21:6fa9a23.T21 6fa9a23.M24:6fa9a23.M24 6fa9a23.O24:6fa9a23.T24" chart:data-source-has-labels="column" svg:x="1.42cm" svg:y="1.384cm" svg:width="16.613cm" svg:height="8.325cm">
          <chart:coordinate-region svg:x="2.071cm" svg:y="1.58cm" svg:width="15.962cm" svg:height="7.49cm"/>
          <chart:axis chart:dimension="x" chart:name="primary-x" chart:style-name="ch5">
            <chart:title svg:x="8.74cm" svg:y="9.943cm" chart:style-name="ch6">
              <text:p>G1 collection</text:p>
            </chart:title>
          </chart:axis>
          <chart:axis chart:dimension="y" chart:name="primary-y" chart:style-name="ch7">
            <chart:title svg:x="0.451cm" svg:y="7.556cm" chart:style-name="ch8">
              <text:p>Reclaimed memory (mb)</text:p>
            </chart:title>
          </chart:axis>
          <chart:series chart:style-name="ch9" chart:values-cell-range-address="6fa9a23.O15:6fa9a23.T15" chart:label-cell-address="6fa9a23.M15:6fa9a23.M15" chart:class="chart:bar">
            <chart:data-point chart:repeated="6"/>
          </chart:series>
          <chart:series chart:style-name="ch10" chart:values-cell-range-address="6fa9a23.O18:6fa9a23.T18" chart:label-cell-address="6fa9a23.M18:6fa9a23.M18" chart:class="chart:bar">
            <chart:data-point chart:repeated="6"/>
          </chart:series>
          <chart:series chart:style-name="ch11" chart:values-cell-range-address="6fa9a23.O21:6fa9a23.T21" chart:label-cell-address="6fa9a23.M21:6fa9a23.M21" chart:class="chart:bar">
            <chart:data-point chart:style-name="ch12"/>
            <chart:data-point chart:repeated="5"/>
          </chart:series>
          <chart:series chart:style-name="ch13" chart:values-cell-range-address="6fa9a23.O24:6fa9a23.T24" chart:label-cell-address="6fa9a23.M24:6fa9a23.M24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ex.Intervals</text:p>
                <draw:g>
                  <svg:desc>6fa9a23.M15:6fa9a23.M15</svg:desc>
                </draw:g>
              </table:table-cell>
              <table:table-cell office:value-type="float" office:value="1">
                <text:p>1</text:p>
                <draw:g>
                  <svg:desc>6fa9a23.O15:6fa9a23.T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ntervals</text:p>
                <draw:g>
                  <svg:desc>6fa9a23.M18:6fa9a23.M18</svg:desc>
                </draw:g>
              </table:table-cell>
              <table:table-cell office:value-type="float" office:value="1">
                <text:p>1</text:p>
                <draw:g>
                  <svg:desc>6fa9a23.O18:6fa9a23.T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ex.LinuxKernel</text:p>
                <draw:g>
                  <svg:desc>6fa9a23.M21:6fa9a23.M21</svg:desc>
                </draw:g>
              </table:table-cell>
              <table:table-cell office:value-type="float" office:value="1">
                <text:p>1</text:p>
                <draw:g>
                  <svg:desc>6fa9a23.O21:6fa9a23.T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inuxKernel</text:p>
                <draw:g>
                  <svg:desc>6fa9a23.M24:6fa9a23.M24</svg:desc>
                </draw:g>
              </table:table-cell>
              <table:table-cell office:value-type="float" office:value="1">
                <text:p>1</text:p>
                <draw:g>
                  <svg:desc>6fa9a23.O24:6fa9a23.T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aximum="3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 chart:data-label-series="false" chart:label-position="top"/>
      <style:graphic-properties draw:stroke="none" draw:fill-color="#dde8cb" dr3d:edge-rounding="5%"/>
      <style:text-properties fo:font-size="9pt" style:font-size-asian="10pt" style:font-size-complex="10pt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 chart:data-label-series="false" chart:label-position="top"/>
      <style:graphic-properties draw:stroke="none" draw:fill-color="#77bc65" dr3d:edge-rounding="5%"/>
      <style:text-properties fo:font-size="9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9pt" style:font-size-asian="10pt" style:font-size-complex="10pt"/>
    </style:style>
    <style:style style:name="ch15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5f_5f_5f_5f_5f_5f_5f_5f_5f_5f_5f_5f_20_5f_5f_5f_5f_5f_5f_5f_5f_5f_5f_5f_5f_5f_5f_5f_Dot_5f_5f_5f_5f_5f_5f_5f_5f_5f_5f_5f_5f_5f_5f_5f_20_5f_5f_5f_5f_5f_5f_5f_5f_5f_5f_5f_5f_5f_5f_5f_4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401cm" svg:height="11.681cm" xlink:href=".." xlink:type="simple" chart:class="chart:bar" chart:style-name="ch1">
        <chart:title svg:x="5.865cm" svg:y="0.368cm" chart:style-name="ch2">
          <text:p>Transducer matrix compression</text:p>
        </chart:title>
        <chart:subtitle svg:x="7.819cm" svg:y="1.385cm" chart:style-name="ch3">
          <text:p>(mproduct trap)</text:p>
        </chart:subtitle>
        <chart:legend chart:legend-position="bottom" svg:x="3.402cm" svg:y="11.09cm" style:legend-expansion="wide" chart:style-name="ch4"/>
        <chart:plot-area chart:style-name="ch5" table:cell-range-address="6fa9a23.M37:6fa9a23.M42 6fa9a23.P28:6fa9a23.P34 6fa9a23.T28:6fa9a23.T34 6fa9a23.P37:6fa9a23.P42" chart:data-source-has-labels="both" svg:x="1.42cm" svg:y="2.285cm" svg:width="15.643cm" svg:height="8.388cm">
          <chart:coordinate-region svg:x="2.471cm" svg:y="2.48cm" svg:width="13.34cm" svg:height="5.638cm"/>
          <chart:axis chart:dimension="x" chart:name="primary-x" chart:style-name="ch6" chartooo:axis-type="auto">
            <chartooo:date-scale/>
            <chart:categories table:cell-range-address="6fa9a23.M37:6fa9a23.M42"/>
          </chart:axis>
          <chart:axis chart:dimension="y" chart:name="primary-y" chart:style-name="ch7">
            <chart:title svg:x="0.451cm" svg:y="9.795cm" chart:style-name="ch8">
              <text:p>Cells (states x input equivalence classes)</text:p>
            </chart:title>
            <chart:grid chart:style-name="ch9" chart:class="major"/>
          </chart:axis>
          <chart:axis chart:dimension="y" chart:name="secondary-y" chart:style-name="ch10">
            <chart:title svg:x="17.432cm" svg:y="8.807cm" chart:style-name="ch8">
              <text:p>(*) Cells (states x raw inputs)</text:p>
            </chart:title>
          </chart:axis>
          <chart:series chart:attached-axis="primary-y" chart:style-name="ch11" chart:values-cell-range-address="6fa9a23.P29:6fa9a23.P34" chart:label-cell-address="6fa9a23.P28:6fa9a23.P28" chart:class="chart:bar">
            <chart:data-point chart:style-name="ch12"/>
            <chart:data-point chart:repeated="5"/>
          </chart:series>
          <chart:series chart:attached-axis="primary-y" chart:style-name="ch13" chart:values-cell-range-address="6fa9a23.T29:6fa9a23.T34" chart:label-cell-address="6fa9a23.T28:6fa9a23.T28" chart:class="chart:bar">
            <chart:data-point chart:repeated="6"/>
          </chart:series>
          <chart:series chart:attached-axis="secondary-y" chart:style-name="ch14" chart:values-cell-range-address="" chart:class="chart:bar">
            <chart:data-point/>
          </chart:series>
          <chart:series chart:attached-axis="secondary-y" chart:style-name="ch15" chart:values-cell-range-address="6fa9a23.P37:6fa9a23.P42" loext:label-string="&quot;without input equivalence&quot;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 compression</text:p>
                <draw:g>
                  <svg:desc>6fa9a23.P28:6fa9a23.P28</svg:desc>
                </draw:g>
              </table:table-cell>
              <table:table-cell office:value-type="string">
                <text:p>after compression</text:p>
                <draw:g>
                  <svg:desc>6fa9a23.T28:6fa9a23.T28</svg:desc>
                </draw:g>
              </table:table-cell>
              <table:table-cell office:value-type="string">
                <text:p>without input equivalence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6fa9a23.M37:6fa9a23.M42</svg:desc>
                </draw:g>
              </table:table-cell>
              <table:table-cell office:value-type="float" office:value="1740">
                <text:p>1740</text:p>
                <draw:g>
                  <svg:desc>6fa9a23.P29:6fa9a23.P34</svg:desc>
                </draw:g>
              </table:table-cell>
              <table:table-cell office:value-type="float" office:value="544">
                <text:p>544</text:p>
                <draw:g>
                  <svg:desc>6fa9a23.T29:6fa9a23.T34</svg:desc>
                </draw:g>
              </table:table-cell>
              <table:table-cell office:value-type="float" office:value="14135">
                <text:p>14135</text:p>
                <draw:g>
                  <svg:desc>6fa9a23.P37:6fa9a23.P42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1320">
                <text:p>1320</text:p>
              </table:table-cell>
              <table:table-cell office:value-type="float" office:value="486">
                <text:p>486</text:p>
              </table:table-cell>
              <table:table-cell office:value-type="float" office:value="11308">
                <text:p>11308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1457">
                <text:p>1457</text:p>
              </table:table-cell>
              <table:table-cell office:value-type="float" office:value="504">
                <text:p>504</text:p>
              </table:table-cell>
              <table:table-cell office:value-type="float" office:value="12384">
                <text:p>12384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2520">
                <text:p>2520</text:p>
              </table:table-cell>
              <table:table-cell office:value-type="float" office:value="1890">
                <text:p>1890</text:p>
              </table:table-cell>
              <table:table-cell office:value-type="float" office:value="18247">
                <text:p>18247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1711">
                <text:p>1711</text:p>
              </table:table-cell>
              <table:table-cell office:value-type="float" office:value="744">
                <text:p>744</text:p>
              </table:table-cell>
              <table:table-cell office:value-type="float" office:value="15420">
                <text:p>15420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2666">
                <text:p>2666</text:p>
              </table:table-cell>
              <table:table-cell office:value-type="float" office:value="350">
                <text:p>350</text:p>
              </table:table-cell>
              <table:table-cell office:value-type="float" office:value="22616">
                <text:p>226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dde8cb" dr3d:edge-rounding="5%"/>
      <style:text-properties fo:font-size="9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77bc65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401cm" svg:height="11.681cm" xlink:href=".." xlink:type="simple" chart:class="chart:bar" chart:style-name="ch1">
        <chart:title svg:x="6.124cm" svg:y="0.368cm" chart:style-name="ch2">
          <text:p>Transducer transition density</text:p>
        </chart:title>
        <chart:subtitle svg:x="5.743cm" svg:y="1.385cm" chart:style-name="ch3">
          <text:p>(percentage of cells with non-null effect)</text:p>
        </chart:subtitle>
        <chart:legend chart:legend-position="bottom" svg:x="3.402cm" svg:y="11.09cm" style:legend-expansion="wide" chart:style-name="ch4"/>
        <chart:plot-area chart:style-name="ch5" table:cell-range-address="6fa9a23.M29:6fa9a23.M34 6fa9a23.P28:6fa9a23.P28 6fa9a23.Q29:6fa9a23.Q34 6fa9a23.T28:6fa9a23.T28 6fa9a23.U29:6fa9a23.U34 6fa9a23.Q37:6fa9a23.Q42" chart:data-source-has-labels="both" svg:x="1.42cm" svg:y="2.285cm" svg:width="16.613cm" svg:height="8.388cm">
          <chart:coordinate-region svg:x="2.144cm" svg:y="2.48cm" svg:width="15.889cm" svg:height="5.638cm"/>
          <chart:axis chart:dimension="x" chart:name="primary-x" chart:style-name="ch6" chartooo:axis-type="auto">
            <chartooo:date-scale/>
            <chart:categories table:cell-range-address="6fa9a23.M29:6fa9a23.M34"/>
          </chart:axis>
          <chart:axis chart:dimension="y" chart:name="primary-y" chart:style-name="ch7">
            <chart:title svg:x="0.451cm" svg:y="7.937cm" chart:style-name="ch8">
              <text:p>Transition density</text:p>
            </chart:title>
          </chart:axis>
          <chart:axis chart:dimension="y" chart:name="secondary-y" chart:style-name="ch9"/>
          <chart:series chart:attached-axis="primary-y" chart:style-name="ch10" chart:values-cell-range-address="6fa9a23.Q29:6fa9a23.Q34" chart:label-cell-address="6fa9a23.P28:6fa9a23.P28" chart:class="chart:bar">
            <chart:data-point chart:style-name="ch11"/>
            <chart:data-point chart:repeated="5"/>
          </chart:series>
          <chart:series chart:attached-axis="primary-y" chart:style-name="ch12" chart:values-cell-range-address="6fa9a23.U29:6fa9a23.U34" chart:label-cell-address="6fa9a23.T28:6fa9a23.T28" chart:class="chart:bar">
            <chart:data-point chart:repeated="6"/>
          </chart:series>
          <chart:series chart:attached-axis="secondary-y" chart:style-name="ch13" chart:values-cell-range-address="" chart:class="chart:bar">
            <chart:data-point/>
          </chart:series>
          <chart:series chart:attached-axis="primary-y" chart:style-name="ch14" chart:values-cell-range-address="6fa9a23.Q37:6fa9a23.Q42" loext:label-string="&quot;without input equivalence&quot;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 compression</text:p>
                <draw:g>
                  <svg:desc>6fa9a23.P28:6fa9a23.P28</svg:desc>
                </draw:g>
              </table:table-cell>
              <table:table-cell office:value-type="string">
                <text:p>after compression</text:p>
                <draw:g>
                  <svg:desc>6fa9a23.T28:6fa9a23.T28</svg:desc>
                </draw:g>
              </table:table-cell>
              <table:table-cell office:value-type="string">
                <text:p>without input equivalence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6fa9a23.M29:6fa9a23.M34</svg:desc>
                </draw:g>
              </table:table-cell>
              <table:table-cell office:value-type="float" office:value="19.5402298850575">
                <text:p>19.5402298850575</text:p>
                <draw:g>
                  <svg:desc>6fa9a23.Q29:6fa9a23.Q34</svg:desc>
                </draw:g>
              </table:table-cell>
              <table:table-cell office:value-type="float" office:value="30.5147058823529">
                <text:p>30.5147058823529</text:p>
                <draw:g>
                  <svg:desc>6fa9a23.U29:6fa9a23.U34</svg:desc>
                </draw:g>
              </table:table-cell>
              <table:table-cell office:value-type="float" office:value="8.48249027237354">
                <text:p>8.48249027237354</text:p>
                <draw:g>
                  <svg:desc>6fa9a23.Q37:6fa9a23.Q42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12.7272727272727">
                <text:p>12.7272727272727</text:p>
              </table:table-cell>
              <table:table-cell office:value-type="float" office:value="19.1358024691358">
                <text:p>19.1358024691358</text:p>
              </table:table-cell>
              <table:table-cell office:value-type="float" office:value="5.4209409267775">
                <text:p>5.4209409267775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15.3054221002059">
                <text:p>15.3054221002059</text:p>
              </table:table-cell>
              <table:table-cell office:value-type="float" office:value="23.015873015873">
                <text:p>23.015873015873</text:p>
              </table:table-cell>
              <table:table-cell office:value-type="float" office:value="6.52454780361757">
                <text:p>6.52454780361757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40.515873015873">
                <text:p>40.515873015873</text:p>
              </table:table-cell>
              <table:table-cell office:value-type="float" office:value="43.6507936507937">
                <text:p>43.6507936507937</text:p>
              </table:table-cell>
              <table:table-cell office:value-type="float" office:value="17.0493779799419">
                <text:p>17.0493779799419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22.9105786090006">
                <text:p>22.9105786090006</text:p>
              </table:table-cell>
              <table:table-cell office:value-type="float" office:value="39.6505376344086">
                <text:p>39.6505376344086</text:p>
              </table:table-cell>
              <table:table-cell office:value-type="float" office:value="9.8378728923476">
                <text:p>9.8378728923476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7.95198799699925">
                <text:p>7.95198799699925</text:p>
              </table:table-cell>
              <table:table-cell office:value-type="float" office:value="26.5714285714286">
                <text:p>26.5714285714286</text:p>
              </table:table-cell>
              <table:table-cell office:value-type="float" office:value="4.72232048107535">
                <text:p>4.722320481075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100" chart:reverse-direction="false" text:line-break="false" loext:try-staggering-first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8" style:family="chart" style:data-style-name="N1">
      <style:chart-properties chart:symbol-type="automatic" chart:symbol-width="0.206cm" chart:symbol-height="0.206cm"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9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04cm" svg:height="10.345cm" xlink:href=".." xlink:type="simple" chart:class="chart:bar" chart:style-name="ch1">
        <chart:title svg:x="6.596cm" svg:y="0.341cm" chart:style-name="ch2">
          <text:p>Transduction throughput</text:p>
        </chart:title>
        <chart:plot-area chart:style-name="ch3" table:cell-range-address="1d36ef5.G1:1d36ef5.L1 1d36ef5.G12:1d36ef5.L13" chart:data-source-has-labels="row" svg:x="1.829cm" svg:y="1.315cm" svg:width="15.503cm" svg:height="8.676cm">
          <chart:coordinate-region svg:x="2.88cm" svg:y="1.511cm" svg:width="13.6cm" svg:height="5.925cm"/>
          <chart:axis chart:dimension="x" chart:name="primary-x" chart:style-name="ch4" chartooo:axis-type="auto">
            <chartooo:date-scale/>
            <chart:categories table:cell-range-address="1d36ef5.G1:1d36ef5.L1"/>
          </chart:axis>
          <chart:axis chart:dimension="y" chart:name="primary-y" chart:style-name="ch5">
            <chart:title svg:x="0.86cm" svg:y="7.61cm" chart:style-name="ch6">
              <text:p>Mean throughput (mb/s)</text:p>
            </chart:title>
          </chart:axis>
          <chart:axis chart:dimension="y" chart:name="secondary-y" chart:style-name="ch7">
            <chart:title svg:x="17.701cm" svg:y="7.44cm" chart:style-name="ch6">
              <text:p>(*) Standard deviation</text:p>
            </chart:title>
          </chart:axis>
          <chart:series chart:attached-axis="primary-y" chart:style-name="ch8" chart:values-cell-range-address="1d36ef5.G12:1d36ef5.L12" chart:class="chart:bar">
            <chart:data-point chart:repeated="6"/>
          </chart:series>
          <chart:series chart:attached-axis="secondary-y" chart:style-name="ch9" chart:values-cell-range-address="1d36ef5.G13:1d36ef5.L1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KernelNil</text:p>
                <draw:g>
                  <svg:desc>1d36ef5.G1:1d36ef5.L1</svg:desc>
                </draw:g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51.5292">
                <text:p>451.5292</text:p>
                <draw:g>
                  <svg:desc>1d36ef5.G12:1d36ef5.L12</svg:desc>
                </draw:g>
              </table:table-cell>
              <table:table-cell office:value-type="float" office:value="361.3612">
                <text:p>361.3612</text:p>
              </table:table-cell>
              <table:table-cell office:value-type="float" office:value="310.0284">
                <text:p>310.0284</text:p>
              </table:table-cell>
              <table:table-cell office:value-type="float" office:value="211.6558">
                <text:p>211.6558</text:p>
              </table:table-cell>
              <table:table-cell office:value-type="float" office:value="1023.3495">
                <text:p>1023.3495</text:p>
              </table:table-cell>
              <table:table-cell office:value-type="float" office:value="984.6546">
                <text:p>984.6546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3.30518486018558">
                <text:p>3.30518486018558</text:p>
                <draw:g>
                  <svg:desc>1d36ef5.G13:1d36ef5.L13</svg:desc>
                </draw:g>
              </table:table-cell>
              <table:table-cell office:value-type="float" office:value="3.66485281559848">
                <text:p>3.66485281559848</text:p>
              </table:table-cell>
              <table:table-cell office:value-type="float" office:value="2.08836851154197">
                <text:p>2.08836851154197</text:p>
              </table:table-cell>
              <table:table-cell office:value-type="float" office:value="1.88179583377156">
                <text:p>1.88179583377156</text:p>
              </table:table-cell>
              <table:table-cell office:value-type="float" office:value="55.8413197932319">
                <text:p>55.8413197932319</text:p>
              </table:table-cell>
              <table:table-cell office:value-type="float" office:value="54.694816416549">
                <text:p>54.6948164165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5f_5f_5f_5f_5f_5f_5f_5f_5f_5f_5f_5f_5f_5f_5f_5f_5f_5f_5f_5f_5f_5f_5f_5f_5f_5f_5f_5f_20_5f_5f_5f_5f_5f_5f_5f_5f_5f_5f_5f_5f_5f_5f_5f_5f_5f_5f_5f_5f_5f_5f_5f_5f_5f_5f_5f_5f_5f_5f_5f_Dot_5f_5f_5f_5f_5f_5f_5f_5f_5f_5f_5f_5f_5f_5f_5f_5f_5f_5f_5f_5f_5f_5f_5f_5f_5f_5f_5f_5f_5f_5f_5f_20_5f_5f_5f_5f_5f_5f_5f_5f_5f_5f_5f_5f_5f_5f_5f_5f_5f_5f_5f_5f_5f_5f_5f_5f_5f_5f_5f_5f_5f_5f_5f_4" svg:stroke-width="0.03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78cm" xlink:href=".." xlink:type="simple" chart:class="chart:bar" chart:style-name="ch1">
        <chart:title svg:x="5.136cm" svg:y="0.368cm" chart:style-name="ch2">
          <text:p>Percentage of input consumed in traps</text:p>
        </chart:title>
        <chart:legend chart:legend-position="bottom" svg:x="5.793cm" svg:y="11.087cm" style:legend-expansion="wide" chart:style-name="ch3"/>
        <chart:plot-area chart:style-name="ch4" table:cell-range-address="1d36ef5.A1:1d36ef5.A1 1d36ef5.A11:1d36ef5.A11 1d36ef5.A21:1d36ef5.A21 1d36ef5.A31:1d36ef5.A31 1d36ef5.A41:1d36ef5.A41 1d36ef5.A51:1d36ef5.A51 1d36ef5.C1:1d36ef5.F1 1d36ef5.C11:1d36ef5.F11 1d36ef5.C21:1d36ef5.F21 1d36ef5.C31:1d36ef5.F31 1d36ef5.C41:1d36ef5.F41 1d36ef5.C51:1d36ef5.F51" chart:data-source-has-labels="both" svg:x="1.47cm" svg:y="1.36cm" svg:width="15.638cm" svg:height="9.285cm">
          <chart:coordinate-region svg:x="2.345cm" svg:y="1.555cm" svg:width="14.017cm" svg:height="6.535cm"/>
          <chart:axis chart:dimension="x" chart:name="primary-x" chart:style-name="ch5" chartooo:axis-type="auto">
            <chartooo:date-scale/>
            <chart:categories table:cell-range-address="1d36ef5.A1:1d36ef5.A1 1d36ef5.A11:1d36ef5.A11 1d36ef5.A21:1d36ef5.A21 1d36ef5.A31:1d36ef5.A31 1d36ef5.A41:1d36ef5.A41 1d36ef5.A51:1d36ef5.A51"/>
          </chart:axis>
          <chart:axis chart:dimension="y" chart:name="primary-y" chart:style-name="ch6">
            <chart:title svg:x="0.501cm" svg:y="8.694cm" chart:style-name="ch7">
              <text:p>100 * (bytes trapped / bytes read)</text:p>
            </chart:title>
          </chart:axis>
          <chart:axis chart:dimension="y" chart:name="secondary-y" chart:style-name="ch8">
            <chart:title svg:x="17.477cm" svg:y="6.872cm" chart:style-name="ch7">
              <text:p>(*) nul / kb</text:p>
            </chart:title>
          </chart:axis>
          <chart:series chart:attached-axis="primary-y" chart:style-name="ch9" chart:values-cell-range-address="1d36ef5.D1:1d36ef5.D1 1d36ef5.D11:1d36ef5.D11 1d36ef5.D21:1d36ef5.D21 1d36ef5.D31:1d36ef5.D31 1d36ef5.D41:1d36ef5.D41 1d36ef5.D51:1d36ef5.D51" loext:label-string="msum" chart:class="chart:bar">
            <chart:data-point chart:style-name="ch10"/>
            <chart:data-point chart:repeated="5"/>
          </chart:series>
          <chart:series chart:attached-axis="primary-y" chart:style-name="ch11" chart:values-cell-range-address="1d36ef5.E1:1d36ef5.E1 1d36ef5.E11:1d36ef5.E11 1d36ef5.E21:1d36ef5.E21 1d36ef5.E31:1d36ef5.E31 1d36ef5.E41:1d36ef5.E41 1d36ef5.E51:1d36ef5.E51" loext:label-string="mproduct" chart:class="chart:bar">
            <chart:data-point chart:repeated="6"/>
          </chart:series>
          <chart:series chart:attached-axis="primary-y" chart:style-name="ch12" chart:values-cell-range-address="1d36ef5.F1:1d36ef5.F1 1d36ef5.F11:1d36ef5.F11 1d36ef5.F21:1d36ef5.F21 1d36ef5.F31:1d36ef5.F31 1d36ef5.F41:1d36ef5.F41 1d36ef5.F51:1d36ef5.F51" loext:label-string="mscan" chart:class="chart:bar">
            <chart:data-point chart:repeated="6"/>
          </chart:series>
          <chart:series chart:attached-axis="secondary-y" chart:style-name="ch13" chart:values-cell-range-address="1d36ef5.C1:1d36ef5.C1 1d36ef5.C11:1d36ef5.C11 1d36ef5.C21:1d36ef5.C21 1d36ef5.C31:1d36ef5.C31 1d36ef5.C41:1d36ef5.C41 1d36ef5.C51:1d36ef5.C51" loext:label-string="&quot;nul / kb&quot;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um</text:p>
              </table:table-cell>
              <table:table-cell office:value-type="string">
                <text:p>mproduct</text:p>
              </table:table-cell>
              <table:table-cell office:value-type="string">
                <text:p>mscan</text:p>
              </table:table-cell>
              <table:table-cell office:value-type="string">
                <text:p>nul / kb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1d36ef5.A1:1d36ef5.A1 1d36ef5.A11:1d36ef5.A11 1d36ef5.A21:1d36ef5.A21 1d36ef5.A31:1d36ef5.A31 1d36ef5.A41:1d36ef5.A41 1d36ef5.A51:1d36ef5.A51</svg:desc>
                </draw:g>
              </table:table-cell>
              <table:table-cell office:value-type="float" office:value="68.177">
                <text:p>68.177</text:p>
                <draw:g>
                  <svg:desc>1d36ef5.D1:1d36ef5.D1 1d36ef5.D11:1d36ef5.D11 1d36ef5.D21:1d36ef5.D21 1d36ef5.D31:1d36ef5.D31 1d36ef5.D41:1d36ef5.D41 1d36ef5.D51:1d36ef5.D51</svg:desc>
                </draw:g>
              </table:table-cell>
              <table:table-cell office:value-type="float" office:value="10.251">
                <text:p>10.251</text:p>
                <draw:g>
                  <svg:desc>1d36ef5.E1:1d36ef5.E1 1d36ef5.E11:1d36ef5.E11 1d36ef5.E21:1d36ef5.E21 1d36ef5.E31:1d36ef5.E31 1d36ef5.E41:1d36ef5.E41 1d36ef5.E51:1d36ef5.E51</svg:desc>
                </draw:g>
              </table:table-cell>
              <table:table-cell office:value-type="float" office:value="10.591">
                <text:p>10.591</text:p>
                <draw:g>
                  <svg:desc>1d36ef5.F1:1d36ef5.F1 1d36ef5.F11:1d36ef5.F11 1d36ef5.F21:1d36ef5.F21 1d36ef5.F31:1d36ef5.F31 1d36ef5.F41:1d36ef5.F41 1d36ef5.F51:1d36ef5.F51</svg:desc>
                </draw:g>
              </table:table-cell>
              <table:table-cell office:value-type="float" office:value="2.072">
                <text:p>2.072</text:p>
                <draw:g>
                  <svg:desc>1d36ef5.C1:1d36ef5.C1 1d36ef5.C11:1d36ef5.C11 1d36ef5.C21:1d36ef5.C21 1d36ef5.C31:1d36ef5.C31 1d36ef5.C41:1d36ef5.C41 1d36ef5.C51:1d36ef5.C51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0.491">
                <text:p>20.491</text:p>
              </table:table-cell>
              <table:table-cell office:value-type="float" office:value="9.907">
                <text:p>9.907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52.758">
                <text:p>52.758</text:p>
              </table:table-cell>
              <table:table-cell office:value-type="float" office:value="7.498">
                <text:p>7.498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15.419">
                <text:p>15.419</text:p>
              </table:table-cell>
              <table:table-cell office:value-type="float" office:value="5.072">
                <text:p>5.072</text:p>
              </table:table-cell>
              <table:table-cell office:value-type="float" office:value="10.591">
                <text:p>10.591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0">
                <text:p>0</text:p>
              </table:table-cell>
              <table:table-cell office:value-type="float" office:value="2.541">
                <text:p>2.541</text:p>
              </table:table-cell>
              <table:table-cell office:value-type="float" office:value="92.984">
                <text:p>92.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0">
                <text:p>0</text:p>
              </table:table-cell>
              <table:table-cell office:value-type="float" office:value="1.305">
                <text:p>1.305</text:p>
              </table:table-cell>
              <table:table-cell office:value-type="float" office:value="93.808">
                <text:p>93.8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